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146in" fo:margin-left="-0.0056in" fo:margin-right="0.091in" table:align="margins" style:writing-mode="lr-tb"/>
    </style:style>
    <style:style style:name="Table1.A" style:family="table-column">
      <style:table-column-properties style:column-width="0.9285in" style:rel-column-width="8799*"/>
    </style:style>
    <style:style style:name="Table1.B" style:family="table-column">
      <style:table-column-properties style:column-width="1.3826in" style:rel-column-width="13104*"/>
    </style:style>
    <style:style style:name="Table1.C" style:family="table-column">
      <style:table-column-properties style:column-width="4.6035in" style:rel-column-width="43632*"/>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4.A5" style:family="table-cell">
      <style:table-cell-properties style:vertical-align="middle" fo:padding="0in" fo:border="0.5pt solid #000001"/>
    </style:style>
    <style:style style:name="Table4.B5" style:family="table-cell">
      <style:table-cell-properties style:vertical-align="middle" fo:padding="0in" fo:border="0.5pt solid #000001"/>
    </style:style>
    <style:style style:name="Table4.C5" style:family="table-cell">
      <style:table-cell-properties style:vertical-align="middle" fo:padding="0in" fo:border="0.5pt solid #000001"/>
    </style:style>
    <style:style style:name="Table4.A6" style:family="table-cell">
      <style:table-cell-properties style:vertical-align="middle" fo:padding="0in" fo:border="0.5pt solid #000001"/>
    </style:style>
    <style:style style:name="Table4.B6" style:family="table-cell">
      <style:table-cell-properties style:vertical-align="middle" fo:padding="0in" fo:border="0.5pt solid #000001"/>
    </style:style>
    <style:style style:name="Table4.C6" style:family="table-cell">
      <style:table-cell-properties style:vertical-align="middle" fo:padding="0in" fo:border="0.5pt solid #000001"/>
    </style:style>
    <style:style style:name="Table4.A7" style:family="table-cell">
      <style:table-cell-properties style:vertical-align="middle" fo:padding="0in" fo:border="0.5pt solid #000001"/>
    </style:style>
    <style:style style:name="Table4.B7" style:family="table-cell">
      <style:table-cell-properties style:vertical-align="middle" fo:padding="0in" fo:border="0.5pt solid #000001"/>
    </style:style>
    <style:style style:name="Table4.C7" style:family="table-cell">
      <style:table-cell-properties style:vertical-align="middle" fo:padding="0in" fo:border="0.5pt solid #000001"/>
    </style:style>
    <style:style style:name="Table4.A8" style:family="table-cell">
      <style:table-cell-properties style:vertical-align="middle" fo:padding="0in" fo:border="0.5pt solid #000001"/>
    </style:style>
    <style:style style:name="Table4.B8" style:family="table-cell">
      <style:table-cell-properties style:vertical-align="middle" fo:padding="0in" fo:border="0.5pt solid #000001"/>
    </style:style>
    <style:style style:name="Table4.C8" style:family="table-cell">
      <style:table-cell-properties style:vertical-align="middle" fo:padding="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middle" fo:padding="0in" fo:border="0.5pt solid #000001"/>
    </style:style>
    <style:style style:name="Table5.B3" style:family="table-cell">
      <style:table-cell-properties style:vertical-align="middle" fo:padding="0in" fo:border="0.5pt solid #000001"/>
    </style:style>
    <style:style style:name="Table5.C3" style:family="table-cell">
      <style:table-cell-properties style:vertical-align="middle" fo:padding="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middle" fo:padding="0in" fo:border="0.5pt solid #000001"/>
    </style:style>
    <style:style style:name="Table6.B3" style:family="table-cell">
      <style:table-cell-properties style:vertical-align="middle" fo:padding="0in" fo:border="0.5pt solid #000001"/>
    </style:style>
    <style:style style:name="Table6.C3"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7.A10" style:family="table-cell">
      <style:table-cell-properties style:vertical-align="" fo:padding="0in" fo:border="0.5pt solid #000001"/>
    </style:style>
    <style:style style:name="Table7.B10" style:family="table-cell">
      <style:table-cell-properties style:vertical-align="" fo:padding="0in" fo:border="0.5pt solid #000001"/>
    </style:style>
    <style:style style:name="Table7.C10" style:family="table-cell">
      <style:table-cell-properties style:vertical-align="middle" fo:padding="0in" fo:border="0.5pt solid #000001"/>
    </style:style>
    <style:style style:name="Table7.A11" style:family="table-cell">
      <style:table-cell-properties style:vertical-align="" fo:padding="0in" fo:border="0.5pt solid #000001"/>
    </style:style>
    <style:style style:name="Table7.B11" style:family="table-cell">
      <style:table-cell-properties style:vertical-align="" fo:padding="0in" fo:border="0.5pt solid #000001"/>
    </style:style>
    <style:style style:name="Table7.C11" style:family="table-cell">
      <style:table-cell-properties style:vertical-align="middle" fo:padding="0in" fo:border="0.5pt solid #000001"/>
    </style:style>
    <style:style style:name="Table7.A12" style:family="table-cell">
      <style:table-cell-properties style:vertical-align="" fo:padding="0in" fo:border="0.5pt solid #000001"/>
    </style:style>
    <style:style style:name="Table7.B12" style:family="table-cell">
      <style:table-cell-properties style:vertical-align="" fo:padding="0in" fo:border="0.5pt solid #000001"/>
    </style:style>
    <style:style style:name="Table7.C12" style:family="table-cell">
      <style:table-cell-properties style:vertical-align="middle" fo:padding="0in" fo:border="0.5pt solid #000001"/>
    </style:style>
    <style:style style:name="Table7.A13" style:family="table-cell">
      <style:table-cell-properties style:vertical-align="" fo:padding="0in" fo:border="0.5pt solid #000001"/>
    </style:style>
    <style:style style:name="Table7.B13" style:family="table-cell">
      <style:table-cell-properties style:vertical-align="" fo:padding="0in" fo:border="0.5pt solid #000001"/>
    </style:style>
    <style:style style:name="Table7.C13" style:family="table-cell">
      <style:table-cell-properties style:vertical-align="middle" fo:padding="0in" fo:border="0.5pt solid #000001"/>
    </style:style>
    <style:style style:name="Table7.A14" style:family="table-cell">
      <style:table-cell-properties style:vertical-align="" fo:padding="0in" fo:border="0.5pt solid #000001"/>
    </style:style>
    <style:style style:name="Table7.B14" style:family="table-cell">
      <style:table-cell-properties style:vertical-align="" fo:padding="0in" fo:border="0.5pt solid #000001"/>
    </style:style>
    <style:style style:name="Table7.C14" style:family="table-cell">
      <style:table-cell-properties style:vertical-align="middle" fo:padding="0in" fo:border="0.5pt solid #000001"/>
    </style:style>
    <style:style style:name="Table7.A15" style:family="table-cell">
      <style:table-cell-properties style:vertical-align="" fo:padding="0in" fo:border="0.5pt solid #000001"/>
    </style:style>
    <style:style style:name="Table7.B15" style:family="table-cell">
      <style:table-cell-properties style:vertical-align="" fo:padding="0in" fo:border="0.5pt solid #000001"/>
    </style:style>
    <style:style style:name="Table7.C15" style:family="table-cell">
      <style:table-cell-properties style:vertical-align="middle" fo:padding="0in" fo:border="0.5pt solid #000001"/>
    </style:style>
    <style:style style:name="Table7.A16" style:family="table-cell">
      <style:table-cell-properties style:vertical-align="" fo:padding="0in" fo:border="0.5pt solid #000001"/>
    </style:style>
    <style:style style:name="Table7.B16" style:family="table-cell">
      <style:table-cell-properties style:vertical-align="" fo:padding="0in" fo:border="0.5pt solid #000001"/>
    </style:style>
    <style:style style:name="Table7.C16" style:family="table-cell">
      <style:table-cell-properties style:vertical-align="middle" fo:padding="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 fo:padding="0in" fo:border="0.5pt solid #000001"/>
    </style:style>
    <style:style style:name="Table9.B5" style:family="table-cell">
      <style:table-cell-properties style:vertical-align=""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 fo:padding="0in" fo:border="0.5pt solid #000001"/>
    </style:style>
    <style:style style:name="Table9.B6" style:family="table-cell">
      <style:table-cell-properties style:vertical-align="" fo:padding="0in" fo:border="0.5pt solid #000001"/>
    </style:style>
    <style:style style:name="Table9.C6" style:family="table-cell">
      <style:table-cell-properties style:vertical-align="middle" fo:padding="0in" fo:border="0.5pt solid #000001"/>
    </style:style>
    <style:style style:name="Table9.A7" style:family="table-cell">
      <style:table-cell-properties style:vertical-align="" fo:padding="0in" fo:border="0.5pt solid #000001"/>
    </style:style>
    <style:style style:name="Table9.B7" style:family="table-cell">
      <style:table-cell-properties style:vertical-align="" fo:padding="0in" fo:border="0.5pt solid #000001"/>
    </style:style>
    <style:style style:name="Table9.C7" style:family="table-cell">
      <style:table-cell-properties style:vertical-align="middle" fo:padding="0in" fo:border="0.5pt solid #000001"/>
    </style:style>
    <style:style style:name="Table9.A8" style:family="table-cell">
      <style:table-cell-properties style:vertical-align="" fo:padding="0in" fo:border="0.5pt solid #000001"/>
    </style:style>
    <style:style style:name="Table9.B8" style:family="table-cell">
      <style:table-cell-properties style:vertical-align="" fo:padding="0in" fo:border="0.5pt solid #000001"/>
    </style:style>
    <style:style style:name="Table9.C8"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 fo:padding="0in" fo:border="0.5pt solid #000001"/>
    </style:style>
    <style:style style:name="Table10.B4" style:family="table-cell">
      <style:table-cell-properties style:vertical-align="" fo:padding="0in" fo:border="0.5pt solid #000001"/>
    </style:style>
    <style:style style:name="Table10.C4"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 fo:padding="0in" fo:border="0.5pt solid #000001"/>
    </style:style>
    <style:style style:name="Table14.B5" style:family="table-cell">
      <style:table-cell-properties style:vertical-align="" fo:padding="0in" fo:border="0.5pt solid #000001"/>
    </style:style>
    <style:style style:name="Table14.C5"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 fo:padding="0in" fo:border="0.5pt solid #000001"/>
    </style:style>
    <style:style style:name="Table19.C3"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4" style:family="table">
      <style:table-properties style:width="7.0896in" fo:margin-left="-0.0375in" fo:margin-top="0in" fo:margin-bottom="0in" table:align="left" style:writing-mode="lr-tb"/>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P1" style:family="paragraph" style:parent-style-name="Code_20_Snipet">
      <style:paragraph-properties fo:text-align="start" style:justify-single-word="false"/>
    </style:style>
    <style:style style:name="P2" style:family="paragraph" style:parent-style-name="Code_20_Snipet">
      <style:text-properties officeooo:paragraph-rsid="0036da22"/>
    </style:style>
    <style:style style:name="P3"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5"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Standard">
      <style:paragraph-properties fo:margin-top="0.111in" fo:margin-bottom="0in" loext:contextual-spacing="false"/>
    </style:style>
    <style:style style:name="P8"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9" style:family="paragraph" style:parent-style-name="Body">
      <style:paragraph-properties fo:text-align="start" style:justify-single-word="false"/>
    </style:style>
    <style:style style:name="P10" style:family="paragraph" style:parent-style-name="Body">
      <style:text-properties style:font-name="Arial" fo:font-size="10pt" style:font-size-asian="10pt" style:font-size-complex="10pt"/>
    </style:style>
    <style:style style:name="P11" style:family="paragraph" style:parent-style-name="Body">
      <style:paragraph-properties fo:text-align="start" style:justify-single-word="false"/>
      <style:text-properties style:font-name="Arial" fo:font-size="10pt" style:font-size-asian="10pt" style:font-size-complex="10pt"/>
    </style:style>
    <style:style style:name="P12" style:family="paragraph" style:parent-style-name="Body">
      <style:text-properties style:font-name="Arial" fo:font-size="10pt" officeooo:rsid="000918ca" officeooo:paragraph-rsid="000918ca" style:font-size-asian="10pt" style:font-size-complex="10pt"/>
    </style:style>
    <style:style style:name="P13" style:family="paragraph" style:parent-style-name="Body">
      <style:text-properties style:font-name="Arial" fo:font-size="10pt" style:font-name-asian="`íVÿ" style:font-size-asian="10pt" style:font-name-complex="`íVÿ" style:font-size-complex="10pt"/>
    </style:style>
    <style:style style:name="P14"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5"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6"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officeooo:rsid="000f2611" officeooo:paragraph-rsid="000f2611"/>
    </style:style>
    <style:style style:name="P21" style:family="paragraph" style:parent-style-name="Body">
      <style:text-properties officeooo:paragraph-rsid="00133d73"/>
    </style:style>
    <style:style style:name="P22" style:family="paragraph" style:parent-style-name="Body">
      <style:text-properties officeooo:rsid="0026ac70" officeooo:paragraph-rsid="0026ac70"/>
    </style:style>
    <style:style style:name="P23"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2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25"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26"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Standard">
      <style:text-properties style:font-name="Arial" fo:font-size="10pt" style:font-size-asian="10pt" style:font-size-complex="10pt"/>
    </style:style>
    <style:style style:name="P31" style:family="paragraph" style:parent-style-name="Standard">
      <style:paragraph-properties fo:text-align="start" style:justify-single-word="false"/>
      <style:text-properties style:font-name="Arial" fo:font-size="10pt" style:font-size-asian="10pt" style:font-size-complex="10pt"/>
    </style:style>
    <style:style style:name="P32" style:family="paragraph" style:parent-style-name="Standard">
      <style:text-properties fo:color="#ff0000" fo:language="en" fo:country="US" fo:font-style="italic" fo:font-weight="bold" style:font-style-asian="italic" style:font-weight-asian="bold" style:language-complex="ar" style:country-complex="SA"/>
    </style:style>
    <style:style style:name="P33" style:family="paragraph" style:parent-style-name="Standard">
      <style:paragraph-properties fo:text-align="start" style:justify-single-word="false" style:text-autospace="none">
        <style:tab-stops>
          <style:tab-stop style:position="0.3673in"/>
        </style:tab-stops>
      </style:paragraph-properties>
      <style:text-properties fo:color="#000000" style:font-name="Courier New3" fo:font-size="10pt" style:font-name-asian="Menlo-Regular" style:font-size-asian="10pt" style:font-name-complex="Menlo-Regular" style:font-size-complex="10pt"/>
    </style:style>
    <style:style style:name="P3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style>
    <style:style style:name="P37" style:family="paragraph" style:parent-style-name="CellBody">
      <style:text-properties fo:color="#000000" fo:language="en" fo:country="US" fo:font-style="italic"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40"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42" style:family="paragraph" style:parent-style-name="CellBody">
      <style:paragraph-properties style:snap-to-layout-grid="false"/>
      <style:text-properties fo:language="en" fo:country="US" style:language-complex="ar" style:country-complex="SA"/>
    </style:style>
    <style:style style:name="P43" style:family="paragraph" style:parent-style-name="CellBody">
      <style:paragraph-properties style:snap-to-layout-grid="false"/>
      <style:text-properties fo:language="en" fo:country="US" officeooo:rsid="0006903b" officeooo:paragraph-rsid="0006903b" style:language-complex="ar" style:country-complex="SA"/>
    </style:style>
    <style:style style:name="P44" style:family="paragraph" style:parent-style-name="CellBody">
      <style:paragraph-properties style:snap-to-layout-grid="false"/>
      <style:text-properties fo:language="en" fo:country="US" officeooo:rsid="00133d73" officeooo:paragraph-rsid="00133d73" style:language-complex="ar" style:country-complex="SA"/>
    </style:style>
    <style:style style:name="P45" style:family="paragraph" style:parent-style-name="CellBody">
      <style:paragraph-properties style:snap-to-layout-grid="false"/>
      <style:text-properties fo:language="en" fo:country="US" officeooo:rsid="0019d997" officeooo:paragraph-rsid="0019d997" style:language-complex="ar" style:country-complex="SA"/>
    </style:style>
    <style:style style:name="P4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style>
    <style:style style:name="P49" style:family="paragraph" style:parent-style-name="Abstract">
      <style:text-properties fo:font-size="16pt" fo:language="en" fo:country="US" fo:font-weight="bold" style:font-size-asian="16pt" style:font-weight-asian="bold" style:language-complex="ar" style:country-complex="SA"/>
    </style:style>
    <style:style style:name="P50" style:family="paragraph" style:parent-style-name="Abstract">
      <style:text-properties fo:language="en" fo:country="US" style:language-complex="ar" style:country-complex="SA"/>
    </style:style>
    <style:style style:name="P51" style:family="paragraph" style:parent-style-name="Abstract">
      <style:text-properties fo:font-size="10pt" fo:font-weight="normal" officeooo:rsid="0006903b" style:font-size-asian="10pt" style:font-weight-asian="normal" style:font-size-complex="10pt" style:font-weight-complex="normal"/>
    </style:style>
    <style:style style:name="P52" style:family="paragraph" style:parent-style-name="Document_20_Title">
      <style:text-properties fo:language="en" fo:country="US" style:language-complex="ar" style:country-complex="SA"/>
    </style:style>
    <style:style style:name="P5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4" style:family="paragraph" style:parent-style-name="Body">
      <style:paragraph-properties fo:margin-left="0.9in" fo:margin-right="0in" fo:text-indent="0in" style:auto-text-indent="false"/>
    </style:style>
    <style:style style:name="P5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8" style:family="paragraph" style:parent-style-name="CellBody">
      <style:paragraph-properties style:snap-to-layout-grid="false"/>
      <style:text-properties fo:language="en" fo:country="US" officeooo:rsid="00377d4d" officeooo:paragraph-rsid="00377d4d" style:language-complex="ar" style:country-complex="SA"/>
    </style:style>
    <style:style style:name="P59" style:family="paragraph" style:parent-style-name="CellBody">
      <style:paragraph-properties style:snap-to-layout-grid="false"/>
      <style:text-properties fo:color="#000000" fo:language="en" fo:country="US" fo:font-style="italic" officeooo:rsid="0019d997" officeooo:paragraph-rsid="00377d4d" style:font-style-asian="italic" style:language-complex="ar" style:country-complex="SA"/>
    </style:style>
    <style:style style:name="P60" style:family="paragraph" style:parent-style-name="CellBody">
      <style:paragraph-properties style:snap-to-layout-grid="false"/>
      <style:text-properties fo:color="#000000" fo:language="en" fo:country="US" fo:font-style="italic" officeooo:rsid="00377d4d" officeooo:paragraph-rsid="00377d4d" style:font-style-asian="italic" style:language-complex="ar" style:country-complex="SA"/>
    </style:style>
    <style:style style:name="P61" style:family="paragraph" style:parent-style-name="Definition_20_Term">
      <style:text-properties fo:language="en" fo:country="US" style:language-complex="ar" style:country-complex="SA"/>
    </style:style>
    <style:style style:name="P62" style:family="paragraph" style:parent-style-name="Definition_20_Term" style:list-style-name="WW8Num3">
      <style:text-properties fo:language="en" fo:country="US" style:language-complex="ar" style:country-complex="SA"/>
    </style:style>
    <style:style style:name="P63" style:family="paragraph" style:parent-style-name="Code_20_Snipet">
      <style:paragraph-properties fo:text-align="start" style:justify-single-word="false"/>
    </style:style>
    <style:style style:name="P64" style:family="paragraph" style:parent-style-name="Code_20_Snipet">
      <style:text-properties officeooo:rsid="0035d432" officeooo:paragraph-rsid="0035d432"/>
    </style:style>
    <style:style style:name="P65" style:family="paragraph" style:parent-style-name="Code_20_Snipet">
      <style:text-properties officeooo:paragraph-rsid="0036da22"/>
    </style:style>
    <style:style style:name="P66"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67"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68"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69"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0"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1"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2"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3"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4"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5"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6"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7"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8"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9"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80"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81"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82"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83" style:family="paragraph" style:parent-style-name="List_20_Heading">
      <style:paragraph-properties fo:margin-top="0.1945in" fo:margin-bottom="0.0154in" loext:contextual-spacing="false" fo:text-align="start" style:justify-single-word="false" fo:orphans="2" fo:widows="2" fo:keep-with-next="always"/>
    </style:style>
    <style:style style:name="P8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85"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86"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87" style:family="paragraph" style:parent-style-name="Standard">
      <style:paragraph-properties fo:line-height="0.1945in"/>
      <style:text-properties style:font-name="Arial1"/>
    </style:style>
    <style:style style:name="P88" style:family="paragraph" style:parent-style-name="Standard">
      <style:paragraph-properties fo:line-height="0.1846in"/>
      <style:text-properties style:font-name="Arial1"/>
    </style:style>
    <style:style style:name="P89" style:family="paragraph" style:parent-style-name="Standard">
      <style:paragraph-properties fo:text-align="start" style:justify-single-word="false" fo:orphans="2" fo:widows="2"/>
    </style:style>
    <style:style style:name="P90" style:family="paragraph" style:parent-style-name="Standard">
      <style:paragraph-properties fo:text-align="start" style:justify-single-word="false" fo:keep-together="always" fo:orphans="2" fo:widows="2"/>
    </style:style>
    <style:style style:name="P91"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92" style:family="paragraph" style:parent-style-name="Standard">
      <style:paragraph-properties fo:margin-top="0in" fo:margin-bottom="0.1945in" loext:contextual-spacing="false" fo:text-align="start" style:justify-single-word="false" fo:orphans="2" fo:widows="2"/>
    </style:style>
    <style:style style:name="P93" style:family="paragraph" style:parent-style-name="Standard">
      <style:paragraph-properties fo:margin-top="0in" fo:margin-bottom="0.1945in" loext:contextual-spacing="false" fo:text-align="start" style:justify-single-word="false" fo:keep-together="always" fo:orphans="2" fo:widows="2"/>
    </style:style>
    <style:style style:name="P94" style:family="paragraph" style:parent-style-name="Standard">
      <style:paragraph-properties fo:margin-top="0.0374in" fo:margin-bottom="0.0374in" loext:contextual-spacing="false" fo:text-align="start" style:justify-single-word="false" fo:orphans="2" fo:widows="2"/>
    </style:style>
    <style:style style:name="P95"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6" style:family="paragraph" style:parent-style-name="Standard">
      <style:paragraph-properties fo:margin-top="0.0374in" fo:margin-bottom="0.0374in" loext:contextual-spacing="false" fo:text-align="center" style:justify-single-word="false" fo:orphans="2" fo:widows="2"/>
    </style:style>
    <style:style style:name="P97"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8" style:family="paragraph" style:parent-style-name="Standard">
      <style:paragraph-properties fo:margin-top="0.1945in" fo:margin-bottom="0in" loext:contextual-spacing="false" fo:text-align="start" style:justify-single-word="false" fo:orphans="2" fo:widows="2"/>
    </style:style>
    <style:style style:name="P99"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0"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1" style:family="paragraph" style:parent-style-name="Standard">
      <style:paragraph-properties fo:margin-top="0.1945in" fo:margin-bottom="0.1945in" loext:contextual-spacing="false" fo:text-align="start" style:justify-single-word="false" fo:orphans="2" fo:widows="2"/>
    </style:style>
    <style:style style:name="P102" style:family="paragraph" style:parent-style-name="Standard">
      <style:paragraph-properties fo:margin-top="0in" fo:margin-bottom="0.1665in" loext:contextual-spacing="false" fo:text-align="start" style:justify-single-word="false" fo:orphans="2" fo:widows="2"/>
    </style:style>
    <style:style style:name="P103" style:family="paragraph" style:parent-style-name="Standard">
      <style:paragraph-properties fo:text-align="start" style:justify-single-word="false" fo:orphans="2" fo:widows="2" fo:keep-with-next="always"/>
    </style:style>
    <style:style style:name="P104" style:family="paragraph" style:parent-style-name="Standard">
      <style:paragraph-properties fo:text-align="start" style:justify-single-word="false" fo:keep-together="always" fo:orphans="2" fo:widows="2" fo:keep-with-next="always"/>
    </style:style>
    <style:style style:name="P105"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6"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7" style:family="paragraph" style:parent-style-name="Standard" style:list-style-name="WWNum1">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108" style:family="paragraph" style:parent-style-name="Standard" style:list-style-name="WWNum5">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109" style:family="paragraph" style:parent-style-name="Standard">
      <style:paragraph-properties fo:margin-left="0.5in" fo:margin-right="0in" fo:text-align="start" style:justify-single-word="false" fo:orphans="2" fo:widows="2" fo:text-indent="0in" style:auto-text-indent="false" fo:keep-with-next="always"/>
    </style:style>
    <style:style style:name="P110" style:family="paragraph" style:parent-style-name="Standard">
      <style:paragraph-properties fo:margin-left="0.5in" fo:margin-right="0in" fo:text-align="start" style:justify-single-word="false" fo:orphans="2" fo:widows="2" fo:text-indent="0in" style:auto-text-indent="false"/>
    </style:style>
    <style:style style:name="P111" style:family="paragraph" style:parent-style-name="Standard" style:list-style-name="WWNum5">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112" style:family="paragraph" style:parent-style-name="Standard">
      <style:paragraph-properties fo:margin-top="0.1736in" fo:margin-bottom="0.1945in" loext:contextual-spacing="false" fo:text-align="start" style:justify-single-word="false" fo:keep-together="always" fo:orphans="2" fo:widows="2"/>
    </style:style>
    <style:style style:name="P113"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14"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5" style:family="paragraph" style:parent-style-name="Standard">
      <style:paragraph-properties fo:margin-top="0.0319in" fo:margin-bottom="0.0319in" loext:contextual-spacing="false" fo:text-align="center" style:justify-single-word="false" fo:orphans="2" fo:widows="2"/>
    </style:style>
    <style:style style:name="P116"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7" style:family="paragraph" style:parent-style-name="Standard">
      <style:paragraph-properties fo:margin-top="0.0319in" fo:margin-bottom="0.0319in" loext:contextual-spacing="false" fo:text-align="end" style:justify-single-word="false" fo:orphans="2" fo:widows="2"/>
    </style:style>
    <style:style style:name="P118"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9" style:family="paragraph" style:parent-style-name="Standard">
      <style:paragraph-properties fo:margin-top="0.0319in" fo:margin-bottom="0in" loext:contextual-spacing="false" fo:text-align="start" style:justify-single-word="false" fo:orphans="2" fo:widows="2"/>
    </style:style>
    <style:style style:name="P120"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3" style:family="paragraph" style:parent-style-name="Standard">
      <style:paragraph-properties fo:margin-left="0in" fo:margin-right="0in" fo:margin-top="0.028in" fo:margin-bottom="0.1665in" loext:contextual-spacing="false" fo:text-align="start" style:justify-single-word="false" fo:orphans="2" fo:widows="2" fo:text-indent="0.4165in" style:auto-text-indent="false"/>
    </style:style>
    <style:style style:name="P124" style:family="paragraph" style:parent-style-name="Standard">
      <style:paragraph-properties fo:margin-left="1in" fo:margin-right="0in" fo:text-align="start" style:justify-single-word="false" fo:orphans="2" fo:widows="2" fo:text-indent="0in" style:auto-text-indent="false"/>
    </style:style>
    <style:style style:name="P125"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4">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34"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35"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36"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37" style:family="paragraph" style:parent-style-name="Heading_20_1">
      <style:text-properties fo:language="en" fo:country="US" style:language-complex="ar" style:country-complex="SA"/>
    </style:style>
    <style:style style:name="P138" style:family="paragraph" style:parent-style-name="Heading_20_1">
      <style:paragraph-properties fo:break-before="page"/>
      <style:text-properties fo:language="en" fo:country="US" style:language-complex="ar" style:country-complex="SA"/>
    </style:style>
    <style:style style:name="P139" style:family="paragraph" style:parent-style-name="Heading_20_2">
      <style:text-properties fo:language="en" fo:country="US" style:language-complex="ar" style:country-complex="SA"/>
    </style:style>
    <style:style style:name="P140" style:family="paragraph" style:parent-style-name="Heading_20_2">
      <style:text-properties fo:font-weight="normal" style:font-weight-asian="normal" style:font-weight-complex="normal"/>
    </style:style>
    <style:style style:name="P141" style:family="paragraph" style:parent-style-name="Heading_20_2">
      <style:text-properties fo:color="#000000" fo:font-weight="normal" officeooo:rsid="0006ebac" style:font-name-asian="`íVÿ" style:font-weight-asian="normal" style:font-name-complex="`íVÿ" style:font-weight-complex="normal"/>
    </style:style>
    <style:style style:name="P142" style:family="paragraph" style:parent-style-name="Heading_20_2">
      <style:text-properties officeooo:rsid="000918ca" officeooo:paragraph-rsid="000918ca"/>
    </style:style>
    <style:style style:name="P143" style:family="paragraph" style:parent-style-name="Heading_20_3">
      <style:text-properties officeooo:rsid="000918ca" officeooo:paragraph-rsid="000918ca"/>
    </style:style>
    <style:style style:name="P144"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145" style:family="paragraph" style:parent-style-name="Body">
      <style:text-properties style:font-name="Arial" fo:font-size="10pt" style:font-size-asian="10pt" style:font-size-complex="10pt"/>
    </style:style>
    <style:style style:name="P146" style:family="paragraph" style:parent-style-name="Body" style:list-style-name="L1"/>
    <style:style style:name="P147" style:family="paragraph" style:parent-style-name="Body" style:list-style-name="L1">
      <style:text-properties fo:font-weight="normal" style:font-weight-asian="normal" style:font-weight-complex="normal"/>
    </style:style>
    <style:style style:name="P148"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14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style:font-name="Courier New3" fo:font-weight="normal" officeooo:rsid="0034120e" style:font-weight-asian="normal" style:font-weight-complex="normal"/>
    </style:style>
    <style:style style:name="T2" style:family="text">
      <style:text-properties style:font-name="Courier New3" fo:font-weight="normal" officeooo:rsid="001af1f1" style:font-weight-asian="normal" style:font-weight-complex="normal"/>
    </style:style>
    <style:style style:name="T3"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4"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5" style:family="text">
      <style:text-properties style:font-name="Courier New3" fo:font-weight="normal" officeooo:rsid="001aa45c" style:font-weight-asian="normal" style:font-weight-complex="normal"/>
    </style:style>
    <style:style style:name="T6" style:family="text">
      <style:text-properties style:font-name="Arial"/>
    </style:style>
    <style:style style:name="T7" style:family="text">
      <style:text-properties style:font-name="Courier New3" officeooo:rsid="0036da22"/>
    </style:style>
    <style:style style:name="T8" style:family="text">
      <style:text-properties style:font-name="Courier New3" officeooo:rsid="001e9301"/>
    </style:style>
    <style:style style:name="T9" style:family="text">
      <style:text-properties style:font-name="Arial" officeooo:rsid="001e9301"/>
    </style:style>
    <style:style style:name="T10" style:family="text">
      <style:text-properties style:font-name="Courier New3"/>
    </style:style>
    <style:style style:name="T11" style:family="text">
      <style:text-properties style:font-name="Times New Roman" officeooo:rsid="000b9d2c"/>
    </style:style>
    <style:style style:name="T12" style:family="text">
      <style:text-properties style:font-name="Arial" officeooo:rsid="001d09b3"/>
    </style:style>
    <style:style style:name="T13" style:family="text">
      <style:text-properties fo:color="#000000" style:font-name-asian="Menlo-Regular" style:font-name-complex="Menlo-Regular"/>
    </style:style>
    <style:style style:name="T14" style:family="text">
      <style:text-properties style:font-name="Courier New3" officeooo:rsid="0006ebac"/>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style:font-name="Arial"/>
    </style:style>
    <style:style style:name="T18" style:family="text">
      <style:text-properties style:font-name="Arial" officeooo:rsid="001e9301"/>
    </style:style>
    <style:style style:name="T19" style:family="text">
      <style:text-properties style:font-name="Arial" officeooo:rsid="001d09b3"/>
    </style:style>
    <style:style style:name="T20" style:family="text">
      <style:text-properties style:font-name="Arial" fo:font-size="10pt" style:font-size-asian="10pt" style:font-size-complex="10pt"/>
    </style:style>
    <style:style style:name="T21" style:family="text">
      <style:text-properties style:font-name="Arial" fo:font-size="10pt" style:font-name-asian="`»]ÿ" style:font-size-asian="10pt" style:font-name-complex="`»]ÿ" style:font-size-complex="10pt"/>
    </style:style>
    <style:style style:name="T22" style:family="text">
      <style:text-properties style:font-name="Arial" fo:font-size="10pt" style:font-name-asian=" ÍSÿ" style:font-size-asian="10pt" style:font-name-complex=" ÍSÿ" style:font-size-complex="10pt"/>
    </style:style>
    <style:style style:name="T23" style:family="text">
      <style:text-properties style:font-name="Arial" officeooo:rsid="00204450"/>
    </style:style>
    <style:style style:name="T24" style:family="text">
      <style:text-properties style:font-name="Courier New3"/>
    </style:style>
    <style:style style:name="T25" style:family="text">
      <style:text-properties style:font-name="Courier New3" officeooo:rsid="001e9301"/>
    </style:style>
    <style:style style:name="T26" style:family="text">
      <style:text-properties style:font-name="Courier New3" officeooo:rsid="0006ebac"/>
    </style:style>
    <style:style style:name="T27" style:family="text">
      <style:text-properties style:font-name="Courier New3" officeooo:rsid="001b869d"/>
    </style:style>
    <style:style style:name="T28" style:family="text">
      <style:text-properties style:font-name="Courier New3" officeooo:rsid="002524d8"/>
    </style:style>
    <style:style style:name="T29" style:family="text">
      <style:text-properties style:font-name="Courier New3" fo:font-weight="normal" officeooo:rsid="001af1f1" style:font-weight-asian="normal" style:font-weight-complex="normal"/>
    </style:style>
    <style:style style:name="T30" style:family="text">
      <style:text-properties style:font-name="Courier New3" fo:font-weight="normal" officeooo:rsid="001aa45c" style:font-weight-asian="normal" style:font-weight-complex="normal"/>
    </style:style>
    <style:style style:name="T31" style:family="text">
      <style:text-properties style:font-name="Courier New3" fo:font-weight="normal" officeooo:rsid="0034120e" style:font-weight-asian="normal" style:font-weight-complex="normal"/>
    </style:style>
    <style:style style:name="T32" style:family="text">
      <style:text-properties style:font-name="Courier New3" officeooo:rsid="0034120e"/>
    </style:style>
    <style:style style:name="T33" style:family="text">
      <style:text-properties style:font-name="Courier New3" officeooo:rsid="0036da22"/>
    </style:style>
    <style:style style:name="T34" style:family="text">
      <style:text-properties style:font-name="Courier New3" officeooo:rsid="0036df36"/>
    </style:style>
    <style:style style:name="T35" style:family="text">
      <style:text-properties style:font-name="Times New Roman"/>
    </style:style>
    <style:style style:name="T36" style:family="text">
      <style:text-properties style:font-name="Times New Roman" officeooo:rsid="000b9d2c"/>
    </style:style>
    <style:style style:name="T37" style:family="text">
      <style:text-properties style:font-name="Times New Roman" officeooo:rsid="00204450"/>
    </style:style>
    <style:style style:name="T38" style:family="text">
      <style:text-properties fo:color="#000000" style:font-name-asian="Menlo-Regular" style:font-name-complex="Menlo-Regular"/>
    </style:style>
    <style:style style:name="T39" style:family="text">
      <style:text-properties fo:color="#000000" officeooo:rsid="00239517" style:font-name-asian="Menlo-Regular" style:font-name-complex="Menlo-Regular"/>
    </style:style>
    <style:style style:name="T40" style:family="text">
      <style:text-properties fo:color="#000000" style:font-name="Arial" fo:font-size="10pt" style:font-size-asian="10pt" style:font-size-complex="10pt"/>
    </style:style>
    <style:style style:name="T41" style:family="text">
      <style:text-properties fo:color="#000000" style:font-name="Arial" fo:font-size="10pt" fo:font-style="normal" style:font-size-asian="10pt" style:font-style-asian="normal" style:font-size-complex="10pt" style:font-style-complex="normal"/>
    </style:style>
    <style:style style:name="T42" style:family="text">
      <style:text-properties fo:color="#000000" style:font-name="Arial" fo:font-size="10pt" fo:font-style="normal" officeooo:rsid="00133d73" style:font-size-asian="10pt" style:font-style-asian="normal" style:font-size-complex="10pt" style:font-style-complex="normal"/>
    </style:style>
    <style:style style:name="T43" style:family="text">
      <style:text-properties fo:color="#000000" style:font-name="Arial" fo:font-size="10pt" fo:font-style="italic" style:font-size-asian="10pt" style:font-style-asian="italic" style:font-size-complex="10pt" style:font-style-complex="italic"/>
    </style:style>
    <style:style style:name="T44"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45" style:family="text">
      <style:text-properties fo:color="#000000" style:font-name="Arial" fo:font-size="11pt" style:font-name-asian="°ýùOÿ" style:font-size-asian="11pt" style:font-name-complex="°ýùOÿ" style:font-size-complex="11pt"/>
    </style:style>
    <style:style style:name="T46" style:family="text">
      <style:text-properties fo:color="#000000" style:font-name="Courier New3" fo:font-size="11pt" style:font-size-asian="11pt" style:font-size-complex="11pt"/>
    </style:style>
    <style:style style:name="T47"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48" style:family="text">
      <style:text-properties fo:color="#000000" style:font-name="Courier New3" fo:font-size="11pt" style:font-name-asian="°ýùOÿ" style:font-size-asian="11pt" style:font-name-complex="°ýùOÿ" style:font-size-complex="11pt"/>
    </style:style>
    <style:style style:name="T49" style:family="text">
      <style:text-properties fo:color="#000000" style:font-name="Courier New3" fo:font-size="10pt" fo:language="en" fo:country="US" fo:font-weight="normal" officeooo:rsid="001af1f1"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fo:font-size="11pt" style:font-size-asian="11pt" style:font-size-complex="11pt"/>
    </style:style>
    <style:style style:name="T51" style:family="text">
      <style:text-properties fo:color="#000000" style:font-name="Arial1" fo:font-size="10pt" style:font-size-asian="10pt"/>
    </style:style>
    <style:style style:name="T52" style:family="text">
      <style:text-properties fo:color="#000000" style:font-name="Arial1"/>
    </style:style>
    <style:style style:name="T53" style:family="text">
      <style:text-properties style:font-name="Arial1"/>
    </style:style>
    <style:style style:name="T54" style:family="text">
      <style:text-properties style:font-name="Arial1" fo:font-size="10pt" fo:font-style="italic" style:font-size-asian="10pt" style:font-style-asian="italic"/>
    </style:style>
    <style:style style:name="T55" style:family="text">
      <style:text-properties style:font-name="Arial1" fo:font-size="10pt" style:font-size-asian="10pt"/>
    </style:style>
    <style:style style:name="T56" style:family="text">
      <style:text-properties style:font-name="Arial1" fo:font-size="10pt" fo:font-weight="bold" style:font-size-asian="10pt" style:font-weight-asian="bold"/>
    </style:style>
    <style:style style:name="T57" style:family="text">
      <style:text-properties style:font-name="Arial1" fo:font-size="10pt" fo:font-style="normal" style:font-size-asian="10pt" style:font-style-asian="normal"/>
    </style:style>
    <style:style style:name="T58" style:family="text">
      <style:text-properties style:font-name="Arial1" fo:font-size="10pt" fo:font-style="normal" style:text-underline-style="none" style:font-size-asian="10pt" style:font-style-asian="normal"/>
    </style:style>
    <style:style style:name="T59" style:family="text">
      <style:text-properties style:font-name="Arial1" fo:font-size="10pt" style:text-underline-style="none" style:font-size-asian="10pt"/>
    </style:style>
    <style:style style:name="T60" style:family="text">
      <style:text-properties style:font-name="Arial1" fo:font-size="10pt" fo:font-weight="normal" style:font-size-asian="10pt" style:font-weight-asian="normal"/>
    </style:style>
    <style:style style:name="T61" style:family="text">
      <style:text-properties style:font-name="Arial1" fo:font-size="9pt" style:font-size-asian="9pt"/>
    </style:style>
    <style:style style:name="T62" style:family="text">
      <style:text-properties style:font-name="Arial1" fo:font-size="9pt" fo:font-weight="bold" style:font-size-asian="9pt" style:font-weight-asian="bold"/>
    </style:style>
    <style:style style:name="T63" style:family="text">
      <style:text-properties style:font-name="Arial1" fo:font-size="12pt" fo:font-weight="bold" style:font-size-asian="12pt" style:font-weight-asian="bold"/>
    </style:style>
    <style:style style:name="T64" style:family="text">
      <style:text-properties style:font-name="Arial1" fo:font-weight="bold" style:font-weight-asian="bold"/>
    </style:style>
    <style:style style:name="T65" style:family="text">
      <style:text-properties style:font-name="Arial1" fo:font-size="16pt" fo:font-weight="bold" style:font-size-asian="16pt" style:font-weight-asian="bold"/>
    </style:style>
    <style:style style:name="T66" style:family="text">
      <style:text-properties officeooo:rsid="0006ebac"/>
    </style:style>
    <style:style style:name="T67" style:family="text">
      <style:text-properties style:font-name-asian="°ýùOÿ" style:font-name-complex="°ýùOÿ"/>
    </style:style>
    <style:style style:name="T68" style:family="text">
      <style:text-properties fo:color="#6a3e3e" fo:font-size="11pt" style:font-size-asian="11pt" style:font-size-complex="11pt"/>
    </style:style>
    <style:style style:name="T69" style:family="text">
      <style:text-properties fo:font-size="14pt" fo:font-weight="normal" style:font-size-asian="14pt" style:font-weight-asian="normal"/>
    </style:style>
    <style:style style:name="T7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1" style:family="text">
      <style:text-properties fo:language="en" fo:country="US" style:language-complex="ar" style:country-complex="SA"/>
    </style:style>
    <style:style style:name="T72" style:family="text">
      <style:text-properties style:font-name="Courier New"/>
    </style:style>
    <style:style style:name="T73" style:family="text">
      <style:text-properties fo:font-style="italic" style:font-style-asian="italic" style:font-style-complex="italic"/>
    </style:style>
    <style:style style:name="T74" style:family="text">
      <style:text-properties fo:color="#7f0055" fo:font-size="11pt" fo:font-weight="bold" style:font-size-asian="11pt" style:font-weight-asian="bold" style:font-size-complex="11pt" style:font-weight-complex="bold"/>
    </style:style>
    <style:style style:name="T75" style:family="text">
      <style:text-properties fo:color="#007400" style:font-name="Courier New3" fo:font-size="10pt" fo:font-weight="normal" officeooo:rsid="001af1f1" style:font-name-asian="Menlo-Regular" style:font-size-asian="10pt" style:font-weight-asian="normal" style:font-name-complex="Menlo-Regular" style:font-size-complex="10pt" style:font-weight-complex="normal"/>
    </style:style>
    <style:style style:name="T76" style:family="text">
      <style:text-properties fo:color="#007400" style:font-name-asian="Menlo-Regular" style:font-name-complex="Menlo-Regular"/>
    </style:style>
    <style:style style:name="T77" style:family="text">
      <style:text-properties fo:color="#aa0d91" style:font-name-asian="Menlo-Regular" style:font-name-complex="Menlo-Regular"/>
    </style:style>
    <style:style style:name="T78" style:family="text">
      <style:text-properties fo:color="#0000ff"/>
    </style:style>
    <style:style style:name="T79" style:family="text">
      <style:text-properties fo:color="#0000ff" style:font-name="Arial1" fo:font-size="10pt" style:text-underline-style="solid" style:text-underline-width="auto" style:text-underline-color="font-color" fo:font-weight="bold" style:font-size-asian="10pt" style:font-weight-asian="bold"/>
    </style:style>
    <style:style style:name="T80" style:family="text">
      <style:text-properties fo:color="#0000ff" style:font-name="Courier New2" style:text-underline-style="solid" style:text-underline-width="auto" style:text-underline-color="font-color" fo:font-weight="bold" style:font-weight-asian="bold"/>
    </style:style>
    <style:style style:name="T81" style:family="text">
      <style:text-properties fo:color="#0000ff" style:font-name="Courier New2" style:text-underline-style="solid" style:text-underline-width="auto" style:text-underline-color="font-color" fo:font-weight="normal" style:font-weight-asian="normal"/>
    </style:style>
    <style:style style:name="T82" style:family="text">
      <style:text-properties fo:color="#0000ff" style:font-name="Courier New2" fo:font-size="7pt" style:text-underline-style="solid" style:text-underline-width="auto" style:text-underline-color="font-color" style:font-size-asian="7pt"/>
    </style:style>
    <style:style style:name="T83" style:family="text">
      <style:text-properties fo:color="#0000ff" style:text-underline-style="solid" style:text-underline-width="auto" style:text-underline-color="font-color"/>
    </style:style>
    <style:style style:name="T84" style:family="text">
      <style:text-properties officeooo:rsid="000f2611"/>
    </style:style>
    <style:style style:name="T85" style:family="text">
      <style:text-properties officeooo:rsid="00133d73"/>
    </style:style>
    <style:style style:name="T86" style:family="text">
      <style:text-properties officeooo:rsid="002b9660"/>
    </style:style>
    <style:style style:name="T87" style:family="text">
      <style:text-properties style:font-name="Courier New2"/>
    </style:style>
    <style:style style:name="T88" style:family="text">
      <style:text-properties style:font-name="Courier New2" fo:font-size="9pt" fo:font-style="normal" style:font-size-asian="9pt" style:font-style-asian="normal"/>
    </style:style>
    <style:style style:name="T89" style:family="text">
      <style:text-properties style:font-name="Courier New2" fo:font-size="9pt" style:font-size-asian="9pt"/>
    </style:style>
    <style:style style:name="T90" style:family="text">
      <style:text-properties style:font-name="Courier New2" fo:font-size="9pt" fo:font-weight="normal" style:font-size-asian="9pt" style:font-weight-asian="normal"/>
    </style:style>
    <style:style style:name="T91" style:family="text">
      <style:text-properties style:font-name="Courier New2" fo:font-size="7pt" style:font-size-asian="7pt"/>
    </style:style>
    <style:style style:name="T92" style:family="text">
      <style:text-properties style:font-name="Courier New2" fo:font-size="7pt" style:text-underline-style="none" style:font-size-asian="7pt"/>
    </style:style>
    <style:style style:name="T93" style:family="text">
      <style:text-properties style:font-name="Courier New2" style:text-underline-style="none" fo:font-weight="normal" style:font-weight-asian="normal"/>
    </style:style>
    <style:style style:name="T94" style:family="text">
      <style:text-properties fo:font-weight="bold" style:font-weight-asian="bold"/>
    </style:style>
    <style:style style:name="T95" style:family="text">
      <style:text-properties fo:font-style="normal" style:font-style-asian="normal"/>
    </style:style>
    <style:style style:name="T96" style:family="text">
      <style:text-properties fo:font-style="normal" style:text-underline-style="none" style:font-style-asian="normal"/>
    </style:style>
    <style:style style:name="T97" style:family="text">
      <style:text-properties style:text-underline-style="none"/>
    </style:style>
    <style:style style:name="T98" style:family="text">
      <style:text-properties style:text-underline-style="none" fo:font-weight="normal" style:font-weight-asian="normal"/>
    </style:style>
    <style:style style:name="T99" style:family="text">
      <style:text-properties style:text-underline-style="none" fo:font-weight="bold" style:font-weight-asian="bold"/>
    </style:style>
    <style:style style:name="T100" style:family="text">
      <style:text-properties fo:color="#808080" style:font-name="Verdana" fo:font-size="7pt" style:font-size-asian="7pt"/>
    </style:style>
    <style:style style:name="T101" style:family="text">
      <style:text-properties fo:color="#808080" style:font-name="Verdana" fo:font-size="7pt" style:text-underline-style="none" style:font-size-asian="7pt"/>
    </style:style>
    <style:style style:name="T102" style:family="text">
      <style:text-properties style:font-name="Verdana" fo:font-size="7pt" style:font-size-asian="7pt"/>
    </style:style>
    <style:style style:name="T103" style:family="text">
      <style:text-properties officeooo:rsid="0028dd56"/>
    </style:style>
    <style:style style:name="T104" style:family="text">
      <style:text-properties officeooo:rsid="002c3fcb"/>
    </style:style>
    <style:style style:name="T105" style:family="text">
      <style:text-properties officeooo:rsid="002c7844"/>
    </style:style>
    <style:style style:name="T106" style:family="text">
      <style:text-properties officeooo:rsid="002d443c"/>
    </style:style>
    <style:style style:name="T107" style:family="text">
      <style:text-properties officeooo:rsid="003357b1"/>
    </style:style>
    <style:style style:name="T108" style:family="text">
      <style:text-properties officeooo:rsid="0035d432"/>
    </style:style>
    <style:style style:name="T109" style:family="text">
      <style:text-properties officeooo:rsid="0036da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575871761328" text:id="ct140575871761328">
          <text:format-change>
            <office:change-info>
              <dc:creator>David Bosschaert</dc:creator>
              <dc:date>2016-11-29T12:51:00</dc:date>
            </office:change-info>
          </text:format-change>
        </text:changed-region>
        <text:changed-region xml:id="ct140575871890240" text:id="ct140575871890240">
          <text:insertion>
            <office:change-info>
              <dc:creator>David Bosschaert</dc:creator>
              <dc:date>2016-11-29T12:51:00</dc:date>
            </office:change-info>
          </text:insertion>
        </text:changed-region>
        <text:changed-region xml:id="ct140575871648256" text:id="ct140575871648256">
          <text:insertion>
            <office:change-info>
              <dc:creator>David Bosschaert</dc:creator>
              <dc:date>2016-11-29T12:51:00</dc:date>
            </office:change-info>
          </text:insertion>
        </text:changed-region>
        <text:changed-region xml:id="ct140575871831312" text:id="ct140575871831312">
          <text:insertion>
            <office:change-info>
              <dc:creator>David Bosschaert</dc:creator>
              <dc:date>2016-11-29T12:51:00</dc:date>
            </office:change-info>
          </text:insertion>
        </text:changed-region>
        <text:changed-region xml:id="ct140575871891088" text:id="ct140575871891088">
          <text:insertion>
            <office:change-info>
              <dc:creator>David Bosschaert</dc:creator>
              <dc:date>2016-11-29T12:52:00</dc:date>
            </office:change-info>
          </text:insertion>
        </text:changed-region>
        <text:changed-region xml:id="ct140575999537728" text:id="ct140575999537728">
          <text:insertion>
            <office:change-info>
              <dc:creator>David Bosschaert</dc:creator>
              <dc:date>2016-12-16T16:43:00</dc:date>
            </office:change-info>
          </text:insertion>
        </text:changed-region>
        <text:changed-region xml:id="ct140575988154656" text:id="ct140575988154656">
          <text:insertion>
            <office:change-info>
              <dc:creator>David Bosschaert</dc:creator>
              <dc:date>2016-12-16T16:43:00</dc:date>
            </office:change-info>
          </text:insertion>
        </text:changed-region>
        <text:changed-region xml:id="ct140575989881104" text:id="ct140575989881104">
          <text:insertion>
            <office:change-info>
              <dc:creator>David Bosschaert</dc:creator>
              <dc:date>2016-12-16T16:43:00</dc:date>
            </office:change-info>
          </text:insertion>
        </text:changed-region>
        <text:changed-region xml:id="ct140575980593808" text:id="ct140575980593808">
          <text:insertion>
            <office:change-info>
              <dc:creator>David Bosschaert</dc:creator>
              <dc:date>2016-12-16T16:39:00</dc:date>
            </office:change-info>
          </text:insertion>
        </text:changed-region>
        <text:changed-region xml:id="ct140575980188096" text:id="ct140575980188096">
          <text:insertion>
            <office:change-info>
              <dc:creator>David Bosschaert</dc:creator>
              <dc:date>2016-12-16T16:40:00</dc:date>
            </office:change-info>
          </text:insertion>
        </text:changed-region>
        <text:changed-region xml:id="ct140575945767456" text:id="ct140575945767456">
          <text:deletion>
            <office:change-info>
              <dc:creator>David Bosschaert</dc:creator>
              <dc:date>2016-12-16T16:32:00</dc:date>
            </office:change-info>
            <text:p text:style-name="P1"><text:span text:style-name="T1"><text:s text:c="4"/>/**<text:line-break/> <text:s text:c="4"/>* </text:span></text:p>
          </text:deletion>
        </text:changed-region>
        <text:changed-region xml:id="ct140575869451120" text:id="ct140575869451120">
          <text:deletion>
            <office:change-info>
              <dc:creator>David Bosschaert</dc:creator>
              <dc:date>2016-11-29T12:52:00</dc:date>
            </office:change-info>
            <text:p text:style-name="P1"><text:span text:style-name="T2">Locks or unlocks</text:span></text:p>
          </text:deletion>
        </text:changed-region>
        <text:changed-region xml:id="ct140575945767808" text:id="ct140575945767808">
          <text:deletion>
            <office:change-info>
              <dc:creator>David Bosschaert</dc:creator>
              <dc:date>2016-12-16T16:32:00</dc:date>
            </office:change-info>
            <text:p text:style-name="P1"><text:span text:style-name="T2"><text:s/></text:span><text:span text:style-name="T3">the</text:span><text:span text:style-name="T2"> configuration.<text:line-break/> <text:s text:c="4"/>* @param flag If </text:span><text:a xlink:type="simple" xlink:href="mailto:%7B@code" text:style-name="Internet_20_link" text:visited-style-name="Visited_20_Internet_20_Link"><text:span text:style-name="T2">{@code</text:span></text:a><text:span text:style-name="T2"> true} the configuration is </text:span></text:p>
          </text:deletion>
        </text:changed-region>
        <text:changed-region xml:id="ct140575869701040" text:id="ct140575869701040">
          <text:deletion>
            <office:change-info>
              <dc:creator>David Bosschaert</dc:creator>
              <dc:date>2016-11-29T12:53:00</dc:date>
            </office:change-info>
            <text:p text:style-name="P1"><text:span text:style-name="T2">locked</text:span></text:p>
          </text:deletion>
        </text:changed-region>
        <text:changed-region xml:id="ct140575945761632" text:id="ct140575945761632">
          <text:deletion>
            <office:change-info>
              <dc:creator>David Bosschaert</dc:creator>
              <dc:date>2016-12-16T16:32:00</dc:date>
            </office:change-info>
            <text:p text:style-name="P1"><text:span text:style-name="T2">, <text:line-break/> <text:s text:c="4"/>* <text:s text:c="12"/>if </text:span><text:a xlink:type="simple" xlink:href="mailto:%7B@code" text:style-name="Internet_20_link" text:visited-style-name="Visited_20_Internet_20_Link"><text:span text:style-name="T2">{@code</text:span></text:a><text:span text:style-name="T2"> false} the configuration is </text:span></text:p>
          </text:deletion>
        </text:changed-region>
        <text:changed-region xml:id="ct140575869705616" text:id="ct140575869705616">
          <text:deletion>
            <office:change-info>
              <dc:creator>David Bosschaert</dc:creator>
              <dc:date>2016-11-29T12:53:00</dc:date>
            </office:change-info>
            <text:p text:style-name="P1"><text:span text:style-name="T2">unlocked</text:span></text:p>
          </text:deletion>
        </text:changed-region>
        <text:changed-region xml:id="ct140575945755440" text:id="ct140575945755440">
          <text:deletion>
            <office:change-info>
              <dc:creator>David Bosschaert</dc:creator>
              <dc:date>2016-12-16T16:32:00</dc:date>
            </office:change-info>
            <text:p text:style-name="P1"><text:span text:style-name="T2">. <text:line-break/> <text:s text:c="4"/>* @throws IOException If the new </text:span></text:p>
          </text:deletion>
        </text:changed-region>
        <text:changed-region xml:id="ct140575869706704" text:id="ct140575869706704">
          <text:deletion>
            <office:change-info>
              <dc:creator>David Bosschaert</dc:creator>
              <dc:date>2016-11-29T12:53:00</dc:date>
            </office:change-info>
            <text:p text:style-name="P1"><text:span text:style-name="T2">lock</text:span></text:p>
          </text:deletion>
        </text:changed-region>
        <text:changed-region xml:id="ct140575945745200" text:id="ct140575945745200">
          <text:deletion>
            <office:change-info>
              <dc:creator>David Bosschaert</dc:creator>
              <dc:date>2016-12-16T16:32:00</dc:date>
            </office:change-info>
            <text:p text:style-name="P1"><text:span text:style-name="T1"><text:s/>state cannot be persisted. <text:line-break/> <text:s text:c="4"/>* </text:span><text:span text:style-name="T4">@throws IllegalStateException If this configuration has been deleted.<text:line-break/> <text:s text:c="4"/></text:span><text:span text:style-name="T2">*/<text:line-break/> <text:s text:c="3"/>public void set</text:span></text:p>
          </text:deletion>
        </text:changed-region>
        <text:changed-region xml:id="ct140575869711424" text:id="ct140575869711424">
          <text:deletion>
            <office:change-info>
              <dc:creator>David Bosschaert</dc:creator>
              <dc:date>2016-11-29T12:52:00</dc:date>
            </office:change-info>
            <text:p text:style-name="P1"><text:span text:style-name="T5">Locked</text:span></text:p>
          </text:deletion>
        </text:changed-region>
        <text:changed-region xml:id="ct140575870806384" text:id="ct140575870806384">
          <text:deletion>
            <office:change-info>
              <dc:creator>David Bosschaert</dc:creator>
              <dc:date>2016-12-16T16:32:00</dc:date>
            </office:change-info>
            <text:p text:style-name="P1"><text:span text:style-name="T5">(boolean flag) throws IOException;<text:line-break/><text:line-break/> <text:s text:c="3"/>/** <text:line-break/> <text:s text:c="4"/>* Check if the configuration is currently </text:span></text:p>
          </text:deletion>
        </text:changed-region>
        <text:changed-region xml:id="ct140575869713936" text:id="ct140575869713936">
          <text:deletion>
            <office:change-info>
              <dc:creator>David Bosschaert</dc:creator>
              <dc:date>2016-11-29T12:53:00</dc:date>
            </office:change-info>
            <text:p text:style-name="P1"><text:span text:style-name="T2">locked</text:span></text:p>
          </text:deletion>
        </text:changed-region>
        <text:changed-region xml:id="ct140575949090832" text:id="ct140575949090832">
          <text:deletion>
            <office:change-info>
              <dc:creator>David Bosschaert</dc:creator>
              <dc:date>2016-12-16T16:32:00</dc:date>
            </office:change-info>
            <text:p text:style-name="P1"><text:span text:style-name="T2">.<text:line-break/> <text:s text:c="4"/>* @return </text:span><text:a xlink:type="simple" xlink:href="mailto:%7B@code" text:style-name="Internet_20_link" text:visited-style-name="Visited_20_Internet_20_Link"><text:span text:style-name="T2">{@code</text:span></text:a><text:span text:style-name="T2"> true} if the configuration is </text:span></text:p>
          </text:deletion>
        </text:changed-region>
        <text:changed-region xml:id="ct140575869715056" text:id="ct140575869715056">
          <text:deletion>
            <office:change-info>
              <dc:creator>David Bosschaert</dc:creator>
              <dc:date>2016-11-29T12:53:00</dc:date>
            </office:change-info>
            <text:p text:style-name="P1"><text:span text:style-name="T2">locked</text:span></text:p>
          </text:deletion>
        </text:changed-region>
        <text:changed-region xml:id="ct140575945634432" text:id="ct140575945634432">
          <text:deletion>
            <office:change-info>
              <dc:creator>David Bosschaert</dc:creator>
              <dc:date>2016-12-16T16:32:00</dc:date>
            </office:change-info>
            <text:p text:style-name="P1"><text:span text:style-name="T2">, </text:span><text:a xlink:type="simple" xlink:href="mailto:%7B@code" text:style-name="Internet_20_link" text:visited-style-name="Visited_20_Internet_20_Link"><text:span text:style-name="T2">{<text:line-break/> <text:s text:c="4"/>* <text:s text:c="8"/>{@code</text:span></text:a><text:span text:style-name="T2"> false} otherwise.<text:line-break/> <text:s text:c="4"/>* </text:span><text:span text:style-name="T4">@throws IllegalStateException If this configuration has been deleted.</text:span><text:span text:style-name="T2"> <text:line-break/> <text:s text:c="4"/>*/<text:line-break/> <text:s text:c="3"/>public boolean is</text:span></text:p>
          </text:deletion>
        </text:changed-region>
        <text:changed-region xml:id="ct140575869717776" text:id="ct140575869717776">
          <text:deletion>
            <office:change-info>
              <dc:creator>David Bosschaert</dc:creator>
              <dc:date>2016-11-29T12:52:00</dc:date>
            </office:change-info>
            <text:p text:style-name="P1"><text:span text:style-name="T5">Locked</text:span></text:p>
          </text:deletion>
        </text:changed-region>
        <text:changed-region xml:id="ct140575939457456" text:id="ct140575939457456">
          <text:deletion>
            <office:change-info>
              <dc:creator>David Bosschaert</dc:creator>
              <dc:date>2016-12-16T16:32:00</dc:date>
            </office:change-info>
            <text:p text:style-name="P1"><text:span text:style-name="T5">();</text:span></text:p>
          </text:deletion>
        </text:changed-region>
        <text:changed-region xml:id="ct140575945964992" text:id="ct140575945964992">
          <text:insertion>
            <office:change-info>
              <dc:creator>David Bosschaert</dc:creator>
              <dc:date>2016-12-16T16:32:00</dc:date>
            </office:change-info>
          </text:insertion>
        </text:changed-region>
        <text:changed-region xml:id="ct140575967187008" text:id="ct140575967187008">
          <text:insertion>
            <office:change-info>
              <dc:creator>David Bosschaert</dc:creator>
              <dc:date>2016-12-16T16:37:00</dc:date>
            </office:change-info>
          </text:insertion>
        </text:changed-region>
        <text:changed-region xml:id="ct140575977674880" text:id="ct140575977674880">
          <text:insertion>
            <office:change-info>
              <dc:creator>David Bosschaert</dc:creator>
              <dc:date>2016-12-16T16:39:00</dc:date>
            </office:change-info>
          </text:insertion>
        </text:changed-region>
        <text:changed-region xml:id="ct140575869696656" text:id="ct140575869696656">
          <text:deletion>
            <office:change-info>
              <dc:creator>David Bosschaert</dc:creator>
              <dc:date>2016-11-29T12:54:00</dc:date>
            </office:change-info>
            <text:p text:style-name="P2"><text:span text:style-name="T6">locked</text:span></text:p>
          </text:deletion>
        </text:changed-region>
        <text:changed-region xml:id="ct140575869688496" text:id="ct140575869688496">
          <text:insertion>
            <office:change-info>
              <dc:creator>David Bosschaert</dc:creator>
              <dc:date>2016-11-29T12:54:00</dc:date>
            </office:change-info>
          </text:insertion>
        </text:changed-region>
        <text:changed-region xml:id="ct140575983125968" text:id="ct140575983125968">
          <text:insertion>
            <office:change-info>
              <dc:creator>David Bosschaert</dc:creator>
              <dc:date>2016-12-16T16:41:00</dc:date>
            </office:change-info>
          </text:insertion>
        </text:changed-region>
        <text:changed-region xml:id="ct140575984081824" text:id="ct140575984081824">
          <text:deletion>
            <office:change-info>
              <dc:creator>David Bosschaert</dc:creator>
              <dc:date>2016-12-16T16:41:00</dc:date>
            </office:change-info>
            <text:p text:style-name="P2"><text:span text:style-name="T7">set</text:span></text:p>
          </text:deletion>
        </text:changed-region>
        <text:changed-region xml:id="ct140575869711728" text:id="ct140575869711728">
          <text:deletion>
            <office:change-info>
              <dc:creator>David Bosschaert</dc:creator>
              <dc:date>2016-11-29T12:54:00</dc:date>
            </office:change-info>
            <text:p text:style-name="P2"><text:span text:style-name="T8">Locked</text:span></text:p>
          </text:deletion>
        </text:changed-region>
        <text:changed-region xml:id="ct140575983284560" text:id="ct140575983284560">
          <text:deletion>
            <office:change-info>
              <dc:creator>David Bosschaert</dc:creator>
              <dc:date>2016-12-16T16:41:00</dc:date>
            </office:change-info>
            <text:p text:style-name="P2"><text:span text:style-name="T8">(true)</text:span></text:p>
          </text:deletion>
        </text:changed-region>
        <text:changed-region xml:id="ct140575869716416" text:id="ct140575869716416">
          <text:insertion>
            <office:change-info>
              <dc:creator>David Bosschaert</dc:creator>
              <dc:date>2016-11-29T12:54:00</dc:date>
            </office:change-info>
          </text:insertion>
        </text:changed-region>
        <text:changed-region xml:id="ct140575869705840" text:id="ct140575869705840">
          <text:deletion>
            <office:change-info>
              <dc:creator>David Bosschaert</dc:creator>
              <dc:date>2016-11-29T12:54:00</dc:date>
            </office:change-info>
            <text:p text:style-name="P2"><text:span text:style-name="T9">locked</text:span></text:p>
          </text:deletion>
        </text:changed-region>
        <text:changed-region xml:id="ct140575869715696" text:id="ct140575869715696">
          <text:deletion>
            <office:change-info>
              <dc:creator>David Bosschaert</dc:creator>
              <dc:date>2016-11-29T12:54:00</dc:date>
            </office:change-info>
            <text:p text:style-name="P2"><text:span text:style-name="T6">it is explicitly unlocked calling </text:span></text:p>
          </text:deletion>
        </text:changed-region>
        <text:changed-region xml:id="ct140575987859744" text:id="ct140575987859744">
          <text:deletion>
            <office:change-info>
              <dc:creator>David Bosschaert</dc:creator>
              <dc:date>2016-12-16T16:42:00</dc:date>
            </office:change-info>
            <text:p text:style-name="P2"><text:span text:style-name="T10">set</text:span></text:p>
          </text:deletion>
        </text:changed-region>
        <text:changed-region xml:id="ct140575869710640" text:id="ct140575869710640">
          <text:deletion>
            <office:change-info>
              <dc:creator>David Bosschaert</dc:creator>
              <dc:date>2016-11-29T12:54:00</dc:date>
            </office:change-info>
            <text:p text:style-name="P2"><text:span text:style-name="T8">Locked</text:span></text:p>
          </text:deletion>
        </text:changed-region>
        <text:changed-region xml:id="ct140575987872288" text:id="ct140575987872288">
          <text:deletion>
            <office:change-info>
              <dc:creator>David Bosschaert</dc:creator>
              <dc:date>2016-12-16T16:42:00</dc:date>
            </office:change-info>
            <text:p text:style-name="P2"><text:span text:style-name="T8">(false)</text:span></text:p>
          </text:deletion>
        </text:changed-region>
        <text:changed-region xml:id="ct140575986429040" text:id="ct140575986429040">
          <text:insertion>
            <office:change-info>
              <dc:creator>David Bosschaert</dc:creator>
              <dc:date>2016-12-16T16:42:00</dc:date>
            </office:change-info>
          </text:insertion>
        </text:changed-region>
        <text:changed-region xml:id="ct140575869684816" text:id="ct140575869684816">
          <text:insertion>
            <office:change-info>
              <dc:creator>David Bosschaert</dc:creator>
              <dc:date>2016-11-29T12:54:00</dc:date>
            </office:change-info>
          </text:insertion>
        </text:changed-region>
        <text:changed-region xml:id="ct140575869685872" text:id="ct140575869685872">
          <text:deletion>
            <office:change-info>
              <dc:creator>David Bosschaert</dc:creator>
              <dc:date>2016-11-29T12:55:00</dc:date>
            </office:change-info>
            <text:p text:style-name="P2"><text:span text:style-name="T6">locked</text:span></text:p>
          </text:deletion>
        </text:changed-region>
        <text:changed-region xml:id="ct140575869701376" text:id="ct140575869701376">
          <text:insertion>
            <office:change-info>
              <dc:creator>David Bosschaert</dc:creator>
              <dc:date>2016-11-29T12:55:00</dc:date>
            </office:change-info>
          </text:insertion>
        </text:changed-region>
        <text:changed-region xml:id="ct140575869707936" text:id="ct140575869707936">
          <text:insertion>
            <office:change-info>
              <dc:creator>David Bosschaert</dc:creator>
              <dc:date>2016-11-29T12:55:00</dc:date>
            </office:change-info>
          </text:insertion>
        </text:changed-region>
        <text:changed-region xml:id="ct140575869708160" text:id="ct140575869708160">
          <text:deletion>
            <office:change-info>
              <dc:creator>David Bosschaert</dc:creator>
              <dc:date>2016-11-29T12:55:00</dc:date>
            </office:change-info>
            <text:p text:style-name="P2"><text:span text:style-name="T11">setProperties</text:span></text:p>
          </text:deletion>
        </text:changed-region>
        <text:changed-region xml:id="ct140575869725984" text:id="ct140575869725984">
          <text:deletion>
            <office:change-info>
              <dc:creator>David Bosschaert</dc:creator>
              <dc:date>2016-11-29T12:53:00</dc:date>
            </office:change-info>
            <text:p text:style-name="P2"><text:span text:style-name="T10">Locked</text:span></text:p>
          </text:deletion>
        </text:changed-region>
        <text:changed-region xml:id="ct140575869727072" text:id="ct140575869727072">
          <text:insertion>
            <office:change-info>
              <dc:creator>David Bosschaert</dc:creator>
              <dc:date>2016-11-29T12:53:00</dc:date>
            </office:change-info>
          </text:insertion>
        </text:changed-region>
        <text:changed-region xml:id="ct140575869729616" text:id="ct140575869729616">
          <text:insertion>
            <office:change-info>
              <dc:creator>David Bosschaert</dc:creator>
              <dc:date>2016-11-29T12:53:00</dc:date>
            </office:change-info>
          </text:insertion>
        </text:changed-region>
        <text:changed-region xml:id="ct140575869730656" text:id="ct140575869730656">
          <text:insertion>
            <office:change-info>
              <dc:creator>David Bosschaert</dc:creator>
              <dc:date>2016-11-29T12:54:00</dc:date>
            </office:change-info>
          </text:insertion>
        </text:changed-region>
        <text:changed-region xml:id="ct140575869730960" text:id="ct140575869730960">
          <text:deletion>
            <office:change-info>
              <dc:creator>David Bosschaert</dc:creator>
              <dc:date>2016-11-29T12:54:00</dc:date>
            </office:change-info>
            <text:p text:style-name="P2"><text:span text:style-name="T12">subclass of IO</text:span></text:p>
          </text:deletion>
        </text:changed-region>
        <text:changed-region xml:id="ct140575869723088" text:id="ct140575869723088">
          <text:deletion>
            <office:change-info>
              <dc:creator>David Bosschaert</dc:creator>
              <dc:date>2016-11-29T12:56:00</dc:date>
            </office:change-info>
            <text:p text:style-name="Body">LOCK</text:p>
          </text:deletion>
        </text:changed-region>
        <text:changed-region xml:id="ct140575869710896" text:id="ct140575869710896">
          <text:insertion>
            <office:change-info>
              <dc:creator>David Bosschaert</dc:creator>
              <dc:date>2016-11-29T14:00:00</dc:date>
            </office:change-info>
          </text:insertion>
        </text:changed-region>
        <text:changed-region xml:id="ct140575869713216" text:id="ct140575869713216">
          <text:insertion>
            <office:change-info>
              <dc:creator>David Bosschaert</dc:creator>
              <dc:date>2016-11-29T21:55:00</dc:date>
            </office:change-info>
          </text:insertion>
        </text:changed-region>
        <text:changed-region xml:id="ct140575869683152" text:id="ct140575869683152">
          <text:insertion>
            <office:change-info>
              <dc:creator>David Bosschaert</dc:creator>
              <dc:date>2016-11-29T21:56:00</dc:date>
            </office:change-info>
          </text:insertion>
        </text:changed-region>
        <text:changed-region xml:id="ct140575869468496" text:id="ct140575869468496">
          <text:insertion>
            <office:change-info>
              <dc:creator>David Bosschaert</dc:creator>
              <dc:date>2016-11-29T21:57:00</dc:date>
            </office:change-info>
          </text:insertion>
        </text:changed-region>
        <text:changed-region xml:id="ct140575869715280" text:id="ct140575869715280">
          <text:insertion>
            <office:change-info>
              <dc:creator>David Bosschaert</dc:creator>
              <dc:date>2016-11-29T21:58:00</dc:date>
            </office:change-info>
          </text:insertion>
        </text:changed-region>
        <text:changed-region xml:id="ct140575869717456" text:id="ct140575869717456">
          <text:insertion>
            <office:change-info>
              <dc:creator>David Bosschaert</dc:creator>
              <dc:date>2016-11-29T21:59:00</dc:date>
            </office:change-info>
          </text:insertion>
        </text:changed-region>
        <text:changed-region xml:id="ct140575869714192" text:id="ct140575869714192">
          <text:insertion>
            <office:change-info>
              <dc:creator>David Bosschaert</dc:creator>
              <dc:date>2016-11-29T22:00:00</dc:date>
            </office:change-info>
          </text:insertion>
        </text:changed-region>
        <text:changed-region xml:id="ct140575945574816" text:id="ct140575945574816">
          <text:insertion>
            <office:change-info>
              <dc:creator>David Bosschaert</dc:creator>
              <dc:date>2016-12-16T16:13:00</dc:date>
            </office:change-info>
          </text:insertion>
        </text:changed-region>
        <text:changed-region xml:id="ct140575945574384" text:id="ct140575945574384">
          <text:deletion>
            <office:change-info>
              <dc:creator>David Bosschaert</dc:creator>
              <dc:date>2016-12-16T16:13:00</dc:date>
            </office:change-info>
            <text:p text:style-name="P3"><text:line-break/></text:p>
          </text:deletion>
        </text:changed-region>
        <text:changed-region xml:id="ct140575869685088" text:id="ct140575869685088">
          <text:deletion>
            <office:change-info>
              <dc:creator>David Bosschaert</dc:creator>
              <dc:date>2016-11-29T22:00:00</dc:date>
            </office:change-info>
            <text:p text:style-name="P3">are</text:p>
          </text:deletion>
        </text:changed-region>
        <text:changed-region xml:id="ct140575869707376" text:id="ct140575869707376">
          <text:insertion>
            <office:change-info>
              <dc:creator>David Bosschaert</dc:creator>
              <dc:date>2016-11-29T22:00:00</dc:date>
            </office:change-info>
          </text:insertion>
        </text:changed-region>
        <text:changed-region xml:id="ct140575869718976" text:id="ct140575869718976">
          <text:insertion>
            <office:change-info>
              <dc:creator>David Bosschaert</dc:creator>
              <dc:date>2016-11-29T21:54:00</dc:date>
            </office:change-info>
          </text:insertion>
        </text:changed-region>
        <text:changed-region xml:id="ct140575869468832" text:id="ct140575869468832">
          <text:deletion>
            <office:change-info>
              <dc:creator>David Bosschaert</dc:creator>
              <dc:date>2016-11-29T21:55:00</dc:date>
            </office:change-info>
            <text:p text:style-name="P3">it<text:line-break/><text:tab/> * stores the properties in persistent storage after adding or overwriting</text:p>
            <text:p text:style-name="P4"><text:tab/> * the following properties:</text:p>
            <text:p text:style-name="P4"><text:tab/> * &lt;ul&gt;</text:p>
            <text:p text:style-name="P4"><text:tab/> * &lt;li&gt;"service.pid" : is set to be the PID of this configuration.&lt;/li&gt;</text:p>
            <text:p text:style-name="P4"><text:tab/> * &lt;li&gt;"service.factoryPid" : if this is a factory configuration it is set</text:p>
            <text:p text:style-name="P4"><text:tab/> * to the factory PID else it is not set.&lt;/li&gt;</text:p>
            <text:p text:style-name="P4"><text:tab/> * &lt;/ul&gt;</text:p>
            <text:p text:style-name="P4"><text:tab/> * These system properties are all of type {@code String}.</text:p>
            <text:p text:style-name="P4"><text:tab/> * </text:p>
            <text:p text:style-name="P4"><text:tab/> * &lt;p&gt;</text:p>
            <text:p text:style-name="P4"><text:tab/> * If the corresponding Managed Service/Managed Service Factory is</text:p>
            <text:p text:style-name="P4"><text:tab/> * registered, its updated method must be called asynchronously. Else, this</text:p>
            <text:p text:style-name="P4"><text:tab/> * callback is delayed until aforementioned registration occurs.</text:p>
            <text:p text:style-name="P4"><text:tab/> * </text:p>
            <text:p text:style-name="P4"><text:tab/> * &lt;p&gt;</text:p>
            <text:p text:style-name="P4"><text:tab/> * Also notifies all Configuration Listeners with a</text:p>
            <text:p text:style-name="P4"><text:tab/> * {@link ConfigurationEvent#CM_UPDATED} event.</text:p>
            <text:p text:style-name="P3"/>
          </text:deletion>
        </text:changed-region>
        <text:changed-region xml:id="ct140575869703808" text:id="ct140575869703808">
          <text:deletion>
            <office:change-info>
              <dc:creator>David Bosschaert</dc:creator>
              <dc:date>2016-11-29T21:55:00</dc:date>
            </office:change-info>
            <text:p text:style-name="P4">Locked</text:p>
          </text:deletion>
        </text:changed-region>
        <text:changed-region xml:id="ct140575869704032" text:id="ct140575869704032">
          <text:insertion>
            <office:change-info>
              <dc:creator>David Bosschaert</dc:creator>
              <dc:date>2016-11-29T21:55:00</dc:date>
            </office:change-info>
          </text:insertion>
        </text:changed-region>
        <text:changed-region xml:id="ct140575870327632" text:id="ct140575870327632">
          <text:deletion>
            <office:change-info>
              <dc:creator>David Bosschaert</dc:creator>
              <dc:date>2016-11-29T12:59:00</dc:date>
            </office:change-info>
            <text:p text:style-name="P5"><text:span text:style-name="T13">setProperties</text:span></text:p>
          </text:deletion>
        </text:changed-region>
        <text:changed-region xml:id="ct140575870562704" text:id="ct140575870562704">
          <text:insertion>
            <office:change-info>
              <dc:creator>David Bosschaert</dc:creator>
              <dc:date>2016-11-29T12:59:00</dc:date>
            </office:change-info>
          </text:insertion>
        </text:changed-region>
        <text:changed-region xml:id="ct140575870568848" text:id="ct140575870568848">
          <text:deletion>
            <office:change-info>
              <dc:creator>David Bosschaert</dc:creator>
              <dc:date>2016-11-29T13:58:00</dc:date>
            </office:change-info>
            <text:p text:style-name="P6"><text:span text:style-name="T14">Modified</text:span></text:p>
          </text:deletion>
        </text:changed-region>
        <text:changed-region xml:id="ct140575870569648" text:id="ct140575870569648">
          <text:insertion>
            <office:change-info>
              <dc:creator>David Bosschaert</dc:creator>
              <dc:date>2016-11-29T13:58:00</dc:date>
            </office:change-info>
          </text:insertion>
        </text:changed-region>
        <text:changed-region xml:id="ct140575870525792" text:id="ct140575870525792">
          <text:insertion>
            <office:change-info>
              <dc:creator>David Bosschaert</dc:creator>
              <dc:date>2016-11-29T13: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graphics3" text:anchor-type="paragraph" svg:width="7in" svg:height="3.1075in" draw:z-index="0"><draw:image xlink:href="Pictures/1000020100000427000001D858483800E19BA5DB.png" xlink:type="simple" xlink:show="embed" xlink:actuate="onLoad"/></draw:frame></text:p>
      <text:p text:style-name="P52"><text:user-defined style:data-style-name="N0" text:name="RFC Title">RFC-227 Configuration Admin Updates</text:user-defined></text:p>
      <text:p text:style-name="P52"><text:span text:style-name="T69">Draft<text:line-break/><text:line-break/></text:span><text:span text:style-name="T69"><text:page-count style:num-format="1">48</text:page-count></text:span><text:span text:style-name="T69"> Pages</text:span></text:p>
      <text:p text:style-name="P53"/>
      <text:p text:style-name="P49">Abstract</text:p>
      <text:p text:style-name="P50">10 point Arial Centered.</text:p>
      <text:p text:style-name="P51">Updates to Configuration Admin for R7.</text:p>
      <text:h text:style-name="P138" text:outline-level="1" text:restart-numbering="true" text:start-value="-1">Document Information</text:h>
      <text:h text:style-name="P139" text:outline-level="2">License</text:h>
      <text:p text:style-name="P19">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139"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9" text:outline-level="2">Feedback</text:h>
      <text:p text:style-name="Body"><text:span text:style-name="T71">This document can be downloaded from the OSGi Alliance design repository at </text:span><text:a xlink:type="simple" xlink:href="https://github.com/osgi/design" text:style-name="Internet_20_link" text:visited-style-name="Visited_20_Internet_20_Link"><text:span text:style-name="T71">https://github.com/osgi/design</text:span></text:a><text:span text:style-name="T71"> The public can provide feedback about this document by opening a bug at https://www.osgi.org/bugzilla/.</text:span></text:p>
      <text:h text:style-name="P13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9">0 Document Information<text:tab/>2</text:p>
          <text:p text:style-name="P55">0.1 License<text:tab/>2</text:p>
          <text:p text:style-name="P55">0.2 Trademarks<text:tab/>3</text:p>
          <text:p text:style-name="P55">0.3 Feedback<text:tab/>3</text:p>
          <text:p text:style-name="P55">0.4 Table of Contents<text:tab/>3</text:p>
          <text:p text:style-name="P55">0.5 Terminology and Document Conventions<text:tab/>4</text:p>
          <text:p text:style-name="P55">0.6 Revision History<text:tab/>4</text:p>
          <text:p text:style-name="P149">1 Introduction<text:tab/>5</text:p>
          <text:p text:style-name="P149">2 Application Domain<text:tab/>5</text:p>
          <text:p text:style-name="P149">3 Problem Description<text:tab/>6</text:p>
          <text:p text:style-name="P55">3.1 RFC 218 Configurator<text:tab/>6</text:p>
          <text:p text:style-name="P55">3.2 Support ConfigurationPlugin-like behavior for non-MS/MSF users (Bug 2908)<text:tab/>6</text:p>
          <text:p text:style-name="P149">4 Requirements<text:tab/>6</text:p>
          <text:p text:style-name="P55">4.1 Configuration Admin<text:tab/>6</text:p>
          <text:p text:style-name="P149">5 Technical Solution<text:tab/>7</text:p>
          <text:p text:style-name="P55">5.1 PID Handling of Factory Configurations<text:tab/>7</text:p>
          <text:p text:style-name="P55">5.2 Locking Configuration Records<text:tab/>8</text:p>
          <text:p text:style-name="P56">5.2.1 Security impacts<text:tab/>9</text:p>
          <text:p text:style-name="P55">5.3 Improving Configuration Updates<text:tab/>9</text:p>
          <text:p text:style-name="P55">5.4 Capabilities<text:tab/>10</text:p>
          <text:p text:style-name="P55"><text:soft-page-break/>5.5 Improved ConfigurationPlugin Support<text:tab/>10</text:p>
          <text:p text:style-name="P55">5.6 Clarifications<text:tab/>11</text:p>
          <text:p text:style-name="P56">5.6.1 ConfigurationPlugin Ranking<text:tab/>11</text:p>
          <text:p text:style-name="P56">5.6.2 Modifications by ConfigurationPlugin<text:tab/>11</text:p>
          <text:p text:style-name="P56">5.6.3 ManagedService(Factory) without PID property<text:tab/>11</text:p>
          <text:p text:style-name="P55">5.7 Coordinations<text:tab/>11</text:p>
          <text:p text:style-name="P149">6 Data Transfer Objects<text:tab/>12</text:p>
          <text:p text:style-name="P149">7 Javadoc<text:tab/>12</text:p>
          <text:p text:style-name="P149">8 Considered Alternatives<text:tab/>47</text:p>
          <text:p text:style-name="P149">9 Security Considerations<text:tab/>47</text:p>
          <text:p text:style-name="P149">10 Document Support<text:tab/>47</text:p>
          <text:p text:style-name="P55">10.1 References<text:tab/>47</text:p>
          <text:p text:style-name="P55">10.2 Author’s Address<text:tab/>47</text:p>
          <text:p text:style-name="P55">10.3 Acronyms and Abbreviations<text:tab/>47</text:p>
          <text:p text:style-name="P55">10.4 End of Document<text:tab/>48</text:p>
        </text:index-body>
      </text:table-of-content>
      <text:p text:style-name="P18"/>
      <text:h text:style-name="P139"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72">Source code is shown in this typeface</text:span>.</text:p>
      <text:h text:style-name="P139"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6">Revision</text:p>
            </table:table-cell>
            <table:table-cell table:style-name="Table1.A1" office:value-type="string">
              <text:p text:style-name="P46">Date</text:p>
            </table:table-cell>
            <table:table-cell table:style-name="Table1.C1" office:value-type="string">
              <text:p text:style-name="P46">Comments</text:p>
            </table:table-cell>
          </table:table-row>
        </table:table-header-rows>
        <table:table-row table:style-name="Table1.2">
          <table:table-cell table:style-name="Table1.A1" office:value-type="string">
            <text:p text:style-name="P42">Initial</text:p>
          </table:table-cell>
          <table:table-cell table:style-name="Table1.A1" office:value-type="string">
            <text:p text:style-name="P38"/>
          </table:table-cell>
          <table:table-cell table:style-name="Table1.C1" office:value-type="string">
            <text:p text:style-name="P38">Initial Version</text:p>
            <text:p text:style-name="P3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3">0.1</text:p>
          </table:table-cell>
          <table:table-cell table:style-name="Table1.A3" office:value-type="string">
            <text:p text:style-name="P39">28-JUN-2016</text:p>
          </table:table-cell>
          <table:table-cell table:style-name="Table1.C3" office:value-type="string">
            <text:p text:style-name="P39">Updates from Darmstadt F2F (ConfigurationPlugin)</text:p>
            <text:p text:style-name="P39">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4">0.2</text:p>
          </table:table-cell>
          <table:table-cell table:style-name="Table1.A3" office:value-type="string">
            <text:p text:style-name="P40">07-SEP-2016</text:p>
          </table:table-cell>
          <table:table-cell table:style-name="Table1.C3" office:value-type="string">
            <text:p text:style-name="P40">Merge in changes from RFC-228 based on results from issue #2911</text:p>
            <text:p text:style-name="P40">Carsten Ziegeler, Adobe &lt;<text:change-start text:change-id="ct140575871761328"/><text:a xlink:type="simple" xlink:href="mailto:cziegele@adobe.com" text:style-name="Internet_20_link" text:visited-style-name="Visited_20_Internet_20_Link">cziegele@adobe.com</text:a><text:change-end text:change-id="ct140575871761328"/>&gt;</text:p>
          </table:table-cell>
        </table:table-row>
        <table:table-row table:style-name="Table1.2">
          <table:table-cell table:style-name="Table1.A3" office:value-type="string">
            <text:p text:style-name="P45"><text:change-start text:change-id="ct140575871890240"/>0.3<text:change-end text:change-id="ct140575871890240"/></text:p>
          </table:table-cell>
          <table:table-cell table:style-name="Table1.A3" office:value-type="string">
            <text:p text:style-name="P41"><text:change-start text:change-id="ct140575871648256"/>29-NOV-2016<text:change-end text:change-id="ct140575871648256"/></text:p>
          </table:table-cell>
          <table:table-cell table:style-name="Table1.C3" office:value-type="string">
            <text:p text:style-name="P41"><text:change-start text:change-id="ct140575871831312"/>Apply suggestions from Hursley F2F</text:p>
            <text:p text:style-name="P41">David Bosschaert, Adobe &lt;bosschae@ado<text:change-end text:change-id="ct140575871831312"/><text:change-start text:change-id="ct140575871891088"/>be.com&gt;<text:change-end text:change-id="ct140575871891088"/></text:p>
          </table:table-cell>
        </table:table-row>
        <text:soft-page-break/>
        <table:table-row table:style-name="Table1.2">
          <table:table-cell table:style-name="Table1.A3" office:value-type="string">
            <text:p text:style-name="P58"><text:change-start text:change-id="ct140575999537728"/>0.4<text:change-end text:change-id="ct140575999537728"/></text:p>
          </table:table-cell>
          <table:table-cell table:style-name="Table1.A3" office:value-type="string">
            <text:p text:style-name="P60"><text:change-start text:change-id="ct140575988154656"/>16-DEC-2016<text:change-end text:change-id="ct140575988154656"/></text:p>
          </table:table-cell>
          <table:table-cell table:style-name="Table1.C3" office:value-type="string">
            <text:p text:style-name="P60"><text:change-start text:change-id="ct140575989881104"/>Additional changes following CPEG call</text:p>
            <text:p text:style-name="P59">David Bosschaert, Adobe &lt;bosschae@adobe.com&gt;<text:change-end text:change-id="ct140575989881104"/></text:p>
          </table:table-cell>
        </table:table-row>
      </table:table>
      <text:p text:style-name="P18"/>
      <text:h text:style-name="P137" text:outline-level="1">Introduction</text:h>
      <text:p text:style-name="P18">This RFC collects a numbers of requested enhancements to Configuration Admin Service that were suggested after Release 6 design work was completed. Some of the requirements are extracted from RFC 218 Configurator.</text:p>
      <text:h text:style-name="P137" text:outline-level="1">Application Domain</text:h>
      <text:p text:style-name="P18">The Configuration Admin Specification was last change as part of Release 5. From that specification:</text:p>
      <text:p text:style-name="P54"><text:span text:style-name="T20">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22">the OSGi framework.</text:span></text:p>
      <text:h text:style-name="P137" text:outline-level="1"><text:soft-page-break/>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137" text:outline-level="1">Requirements</text:h>
      <text:h text:style-name="P140" text:outline-level="2" text:is-list-header="true"/>
      <text:h text:style-name="Heading_20_2" text:outline-level="2">Configuration Admin</text:h>
      <text:list xml:id="list4957432301080001498" text:style-name="L1">
        <text:list-item>
          <text:p text:style-name="P146">C0010 – It must be possible to specify the service.pid value when creating a factory configuration. This implies the need for a get_or_create factory configuration method in ConfigurationAdmin. (RFC 218)</text:p>
        </text:list-item>
        <text:list-item>
          <text:p text:style-name="P146">C0020 – <text:span text:style-name="T16">It must be possible to prevent the updating of a configuration by the runtime even the developer forced it. (RFC 218)</text:span></text:p>
        </text:list-item>
        <text:list-item>
          <text:p text:style-name="P147">C0030 – It must be possible to avoid any action if a configuration is updated with the exact same properties and values as it already has <text:s/>(RFC 218)</text:p>
        </text:list-item>
        <text:list-item>
          <text:p text:style-name="P147">C0040 - <text:s/>Support ConfigurationPlugin-like behavior for non-MS/MSF users</text:p>
        </text:list-item>
        <text:list-item>
          <text:p text:style-name="P148"><text:soft-page-break/>C00<text:span text:style-name="T85">5</text:span>0 – ManagedService and ManagedServiceFactory instances should be able to be notified of configuration changes <text:span text:style-name="T86">part of a unit of work</text:span> <text:span text:style-name="T86">at the end of the unit of work</text:span></text:p>
        </text:list-item>
      </text:list>
      <text:h text:style-name="P137"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73">Configuration Admin</text:span>. This makes it hard for any (provisioning) tool to manage such a configuration as it needs to store this generated PID in order to later on update or delete the factory configuration.</text:p>
      <text:p text:style-name="P6"><text:span text:style-name="T73">Configuration Admin</text:span> specifies that a “<text:span text:style-name="T67">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73">Configuration Admin</text:span> service, a client of the service can specify <text:s/>the PID of the factory configuration by providing the factory PID and a name:</text:p>
      <text:p text:style-name="Body"><text:span text:style-name="Source_20_Text"><text:span text:style-name="T74">public</text:span></text:span><text:span text:style-name="Source_20_Text"><text:span text:style-name="T50"> Configuration getFactoryConfiguration(String factoryPid, String </text:span></text:span><text:span text:style-name="Source_20_Text"><text:span text:style-name="T68">name</text:span></text:span><text:span text:style-name="Source_20_Text"><text:span text:style-name="T50">, String </text:span></text:span><text:span text:style-name="Source_20_Text"><text:span text:style-name="T68">location</text:span></text:span><text:span text:style-name="Source_20_Text"><text:span text:style-name="T50">) </text:span></text:span><text:span text:style-name="Source_20_Text"><text:span text:style-name="T74">throws</text:span></text:span><text:span text:style-name="Source_20_Text"><text:span text:style-name="T50"> IOException;</text:span></text:span></text:p>
      <text:p text:style-name="Body"><text:span text:style-name="Source_20_Text"><text:span text:style-name="T74">public</text:span></text:span><text:span text:style-name="Source_20_Text"><text:span text:style-name="T50"> Configuration getFactoryConfiguration(String factoryPid, String </text:span></text:span><text:span text:style-name="Source_20_Text"><text:span text:style-name="T68">name</text:span></text:span><text:span text:style-name="Source_20_Text"><text:span text:style-name="T50">) </text:span></text:span><text:span text:style-name="Source_20_Text"><text:span text:style-name="T74">throws</text:span></text:span><text:span text:style-name="Source_20_Text"><text:span text:style-name="T50"> IOException;</text:span></text:span></text:p>
      <text:p text:style-name="Body"><text:span text:style-name="Source_20_Text"><text:span text:style-name="T40">These methods require a factoryPID and a name argument. The method still generates a PID however the generated PID has the form: </text:span></text:span><text:span text:style-name="Source_20_Text"><text:span text:style-name="T46">factoryPid#name</text:span></text:span><text:span text:style-name="Source_20_Text"><text:span text:style-name="T40">. This ensures that the </text:span></text:span><text:span text:style-name="Source_20_Text"><text:span text:style-name="T43">Configuration Admin</text:span></text:span><text:span text:style-name="Source_20_Text"><text:span text:style-name="T40">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46">getConfiguration</text:span></text:span><text:span text:style-name="Source_20_Text"><text:span text:style-name="T40">.</text:span></text:span></text:p>
      <text:p text:style-name="Body"><text:span text:style-name="Source_20_Text"><text:span text:style-name="T40">The name can be used to find a factory configuration using </text:span></text:span><text:span text:style-name="Source_20_Text"><text:span text:style-name="T48">listConfigurations</text:span></text:span><text:span text:style-name="Source_20_Text"><text:span text:style-name="T45">:</text:span></text:span></text:p>
      <text:p text:style-name="P9"><text:span text:style-name="Source_20_Text"><text:span text:style-name="T48"><text:s text:c="4"/>ConfigurationAdmin ca = …;<text:line-break/> <text:s text:c="3"/>ca.listConfigurations("(service.pid=</text:span></text:span><text:span text:style-name="Source_20_Text"><text:span text:style-name="T47">my.factory.pid#myname</text:span></text:span><text:span text:style-name="Source_20_Text"><text:span text:style-name="T48">)");</text:span></text:span></text:p>
      <text:h text:style-name="Heading_20_2" text:outline-level="2"><text:soft-page-break/>Locking Configuration Records</text:h>
      <text:p text:style-name="Body">The <text:span text:style-name="Source_20_Text"><text:span text:style-name="T50">Configuration</text:span></text:span> interface is enhanced with <text:change-start text:change-id="ct140575980593808"/><text:span text:style-name="T108">API to set attributes on the configuration, similar to setting attributes on files in a file system. </text:span><text:change-end text:change-id="ct140575980593808"/><text:change-start text:change-id="ct140575980188096"/><text:span text:style-name="T108">Currently only the READ_ONLY attributes is supported, but in the future this could be enhanced. Added are </text:span><text:change-end text:change-id="ct140575980188096"/>the following methods:</text:p>
      <text:p text:style-name="P1"><text:change text:change-id="ct140575945767456"/><text:change text:change-id="ct140575869451120"/><text:change text:change-id="ct140575945767808"/><text:change text:change-id="ct140575869701040"/><text:change text:change-id="ct140575945761632"/><text:change text:change-id="ct140575869705616"/><text:change text:change-id="ct140575945755440"/><text:change text:change-id="ct140575869706704"/><text:change text:change-id="ct140575945745200"/><text:change text:change-id="ct140575869711424"/><text:change text:change-id="ct140575870806384"/><text:change text:change-id="ct140575869713936"/><text:change text:change-id="ct140575949090832"/><text:change text:change-id="ct140575869715056"/><text:change text:change-id="ct140575945634432"/><text:change text:change-id="ct140575869717776"/><text:change text:change-id="ct140575939457456"/><text:change-start text:change-id="ct140575945964992"/><text:span text:style-name="T32">/**<text:line-break/> </text:span>* Add attributes to the configuration. Currently the only supported<text:line-break/> * attribute is {@link ConfigurationAttribute#READ_ONLY}.<text:line-break/> * <text:line-break/> * @param attrs The attributes to add.<text:line-break/> * @throws IOException If the new state cannot be persisted.<text:line-break/> * @throws IllegalStateException If this configuration has been deleted.<text:line-break/> * @since 1.6<text:line-break/> */<text:line-break/>public void addAttributes(ConfigurationAttribute... attrs) throws IOException;</text:p>
      <text:p text:style-name="P1"/>
      <text:p text:style-name="P1">/**<text:line-break/> * Get the attributes of this configuration.<text:line-break/> * <text:line-break/> * @return The set of attributes.<text:line-break/> * @throws IllegalStateException If this configuration has been deleted.<text:line-break/> * @since 1.6<text:line-break/> */<text:line-break/>public EnumSet&lt;ConfigurationAttribute&gt; getAttributes();</text:p>
      <text:p text:style-name="P1"/>
      <text:p text:style-name="P1">/**<text:line-break/> * Remove attributes from this configuration.<text:line-break/> * <text:line-break/> * @param attrs The attributes to remove.<text:line-break/> * @throws IOException If the new state cannot be persisted.<text:line-break/> * @throws IllegalStateException If this configuration has been deleted.<text:line-break/> * @since 1.6<text:line-break/> */<text:line-break/>public void removeAttribu<text:span text:style-name="T109">t</text:span>es(ConfigurationAdmin... attrs) throws IOException;<text:change-end text:change-id="ct140575945964992"/></text:p>
      <text:p text:style-name="P64"><text:change-start text:change-id="ct140575967187008"/><text:soft-page-break/><text:span text:style-name="T6">ConfigurationAttribute is defined as follows:</text:span></text:p>
      <text:p text:style-name="P1">/**<text:line-break/> * Configuration Attributes.<text:line-break/> */<text:line-break/>enum ConfigurationAttribute {<text:line-break/> <text:s/>/**<text:line-break/> <text:s text:c="2"/>* Mark the configuration as readonly.<text:line-break/> <text:s text:c="2"/>*/<text:line-break/> <text:s/>READ_ONLY<text:line-break/>}<text:change-end text:change-id="ct140575967187008"/><text:change-start text:change-id="ct140575977674880"/></text:p>
      <text:p text:style-name="P2"><text:change-end text:change-id="ct140575977674880"/><text:span text:style-name="T6">If the configuration is </text:span><text:change text:change-id="ct140575869696656"/><text:change-start text:change-id="ct140575869688496"/><text:span text:style-name="T9">marked as read-only</text:span><text:change-end text:change-id="ct140575869688496"/><text:span text:style-name="T6"> using </text:span><text:change-start text:change-id="ct140575983125968"/><text:span text:style-name="T7">addAttributes(READ_ONLY)</text:span><text:change-end text:change-id="ct140575983125968"/><text:change text:change-id="ct140575984081824"/><text:change text:change-id="ct140575869711728"/><text:change text:change-id="ct140575983284560"/><text:span text:style-name="T6"> this state is persisted and the configuration remains </text:span><text:change-start text:change-id="ct140575869716416"/><text:span text:style-name="T9">read-only</text:span><text:change-end text:change-id="ct140575869716416"/><text:change text:change-id="ct140575869705840"/><text:span text:style-name="T6"> until </text:span><text:change text:change-id="ct140575869715696"/><text:change text:change-id="ct140575987859744"/><text:change text:change-id="ct140575869710640"/><text:change text:change-id="ct140575987872288"/><text:change-start text:change-id="ct140575986429040"/><text:span text:style-name="T7">removeAttribute</text:span><text:span text:style-name="T34">s</text:span><text:span text:style-name="T7">READ_ONLY)</text:span><text:change-end text:change-id="ct140575986429040"/><text:change-start text:change-id="ct140575869684816"/><text:span text:style-name="T10"> </text:span><text:span text:style-name="T44">is called</text:span><text:change-end text:change-id="ct140575869684816"/><text:span text:style-name="T6">. If the configuration is </text:span><text:change text:change-id="ct140575869685872"/><text:change-start text:change-id="ct140575869701376"/><text:span text:style-name="T23">read-only</text:span><text:change-end text:change-id="ct140575869701376"/><text:span text:style-name="T6"> and </text:span><text:span text:style-name="T35">Configuration.</text:span><text:change-start text:change-id="ct140575869707936"/><text:span text:style-name="T37">updateIfDifferent</text:span><text:change-end text:change-id="ct140575869707936"/><text:change text:change-id="ct140575869708160"/><text:span text:style-name="T35">(</text:span><text:span text:style-name="T11">Dictionary</text:span><text:span text:style-name="T35">), Configuration.update(Dictionary)</text:span><text:span text:style-name="T6"> or </text:span><text:span text:style-name="T10">Configuration.delete()</text:span><text:span text:style-name="T6"> is called, a </text:span><text:change text:change-id="ct140575869725984"/><text:change-start text:change-id="ct140575869727072"/><text:span text:style-name="T27">ReadOnly</text:span><text:change-end text:change-id="ct140575869727072"/><text:span text:style-name="T10">ConfigurationException</text:span><text:span text:style-name="T6"> (</text:span><text:change-start text:change-id="ct140575869729616"/><text:span text:style-name="T12">a </text:span><text:change-end text:change-id="ct140575869729616"/><text:change-start text:change-id="ct140575869730656"/><text:span text:style-name="T12">Runtime</text:span><text:change-end text:change-id="ct140575869730656"/><text:change text:change-id="ct140575869730960"/><text:span text:style-name="T6">Exception) is thrown.</text:span></text:p>
      <text:h text:style-name="Heading_20_3" text:outline-level="3">Security impacts</text:h>
      <text:p text:style-name="Body">A new action, <text:change text:change-id="ct140575869723088"/><text:change-start text:change-id="ct140575869710896"/><text:span text:style-name="T103">ATTRIBUTE</text:span><text:change-end text:change-id="ct140575869710896"/>, is added to the configuration permission. In order to lock or unlock a configuration, the caller needs the permission to do so. The verification of the permission is handled in the same way as for the CONFIGURE action as outline in section <text:span text:style-name="T21">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5"><text:span text:style-name="T13"><text:tab/></text:span><text:span text:style-name="T76">/**</text:span></text:p>
      <text:p text:style-name="P25"><text:tab/> * Update the properties of this {@code Configuration} object if the <text:line-break/><text:tab/> * provided properties are different than the currently stored set<text:line-break/><text:tab/> *<text:change-start text:change-id="ct140575869713216"/></text:p>
      <text:p text:style-name="P26"><text:tab/> * Propert<text:change-end text:change-id="ct140575869713216"/><text:change-start text:change-id="ct140575869683152"/>ies are compared as follows.</text:p>
      <text:p text:style-name="P26"><text:tab/> * &lt;ul&gt;</text:p>
      <text:p text:style-name="P26"><text:tab/> * &lt;li&gt;scalars are compared using equals()<text:change-end text:change-id="ct140575869683152"/><text:change-start text:change-id="ct140575869468496"/></text:p>
      <text:p text:style-name="P26"><text:tab/> * &lt;li&gt;arrays are compared <text:change-end text:change-id="ct140575869468496"/><text:change-start text:change-id="ct140575869715280"/>using Arrays.equals()</text:p>
      <text:p text:style-name="P26"><text:tab/> * &lt;li&gt;Collections<text:change-end text:change-id="ct140575869715280"/><text:change-start text:change-id="ct140575869717456"/> are compared <text:span text:style-name="T107">using equals()</text:span></text:p>
      <text:p text:style-name="P26"><text:change-end text:change-id="ct140575869717456"/><text:tab/> <text:change-start text:change-id="ct140575869714192"/>* &lt;/ul&gt;<text:change-end text:change-id="ct140575869714192"/><text:change-start text:change-id="ct140575945574816"/></text:p>
      <text:p text:style-name="P3"><text:change-end text:change-id="ct140575945574816"/><text:change text:change-id="ct140575945574384"/><text:tab/> * If the properties <text:change text:change-id="ct140575869685088"/><text:change-start text:change-id="ct140575869707376"/><text:span text:style-name="T106">compare</text:span><text:change-end text:change-id="ct140575869707376"/> the same, no operation is performed, otherwise <text:change-start text:change-id="ct140575869718976"/></text:p>
      <text:p text:style-name="P3"><text:tab/> * <text:span text:style-name="T104">the behaviour is identical to the update(Dictionary) method.</text:span></text:p>
      <text:p text:style-name="P3"><text:change-end text:change-id="ct140575869718976"/><text:change text:change-id="ct140575869468832"/><text:tab/> * </text:p>
      <text:p text:style-name="P4"><text:soft-page-break/><text:tab/> * @param properties the new set of properties for this configuration<text:line-break/><text:tab/> * @throws <text:change text:change-id="ct140575869703808"/><text:change-start text:change-id="ct140575869704032"/><text:span text:style-name="T105">ReadOnly</text:span><text:change-end text:change-id="ct140575869704032"/>ConfigurationException If the configuration is locked</text:p>
      <text:p text:style-name="P4"><text:tab/> * @throws IOException if update cannot be made persistent</text:p>
      <text:p text:style-name="P4"><text:tab/> * @throws IllegalArgumentException if the {@code Dictionary} object</text:p>
      <text:p text:style-name="P4"><text:tab/> * <text:s text:c="8"/>contains invalid configuration types or contains case variants of</text:p>
      <text:p text:style-name="P4"><text:tab/> * <text:s text:c="8"/>the same key name.</text:p>
      <text:p text:style-name="P4"><text:tab/> * @throws IllegalStateException If this configuration has been deleted.</text:p>
      <text:p text:style-name="P4"><text:tab/> */</text:p>
      <text:p text:style-name="P5"><text:span text:style-name="T13"><text:tab/></text:span><text:span text:style-name="T77">public</text:span><text:span text:style-name="T13"> </text:span><text:span text:style-name="T77">void</text:span><text:span text:style-name="T13"> </text:span><text:change text:change-id="ct140575870327632"/><text:change-start text:change-id="ct140575870562704"/><text:span text:style-name="T39">updateIfDifferent</text:span><text:change-end text:change-id="ct140575870562704"/><text:span text:style-name="T13">(Dictionary&lt;String, ?&gt; properties) </text:span><text:span text:style-name="T77">throws</text:span><text:span text:style-name="T13"> IOException;</text:span></text:p>
      <text:p text:style-name="P33"/>
      <text:h text:style-name="Heading_20_2" text:outline-level="2">Capabilities</text:h>
      <text:p text:style-name="P6">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1">Provide-Capability: osgi.implementation;<text:line-break/> <text:s text:c="30"/>osgi.implementation="osgi.cm";<text:line-break/> <text:s text:c="30"/>uses:="<text:span text:style-name="T13">org.osgi.service.cm</text:span>";<text:line-break/> <text:s text:c="30"/>version:Version="1.6"</text:p>
      <text:p text:style-name="P13">This capability must follow the rules defined for the osgi.implementation Namespace.</text:p>
      <text:p text:style-name="P30">The bundle providing the Configuration Admin<text:span text:style-name="T78"> </text:span>service must provide a capability in the osgi.service namespace representing this service. This capability must also declare a uses constraint for the org.osgi.service.cm package:</text:p>
      <text:p text:style-name="P30"/>
      <text:p text:style-name="P31">Provide-Capability: osgi.service;</text:p>
      <text:p text:style-name="P31"><text:s text:c="31"/>objectClass:List&lt;String&gt;="org.osgi.service.cm.ConfigurationAdmin";</text:p>
      <text:p text:style-name="P31"><text:s text:c="31"/>uses:="<text:span text:style-name="T13">org.osgi.service.cm</text:span>"</text:p>
      <text:p text:style-name="P31"/>
      <text:p text:style-name="P34">This capability must follow the rules defined for the osgi.service Namespace.</text:p>
      <text:p text:style-name="P34"/>
      <text:h text:style-name="P141" text:outline-level="2">Improved ConfigurationPlugin Support</text:h>
      <text:p text:style-name="P14">This has been discussed as part of RFC 165 and removed from that RFC (see section 6.2 in RFC 165).</text:p>
      <text:p text:style-name="P6"><text:soft-page-break/><text:span text:style-name="T16">The Configuration Admin service allows third-party applications to participate in the configuration </text:span>process. Bundles that register a service object under a Configuration<text:span text:style-name="T66">Plugin</text:span> interface can transform the configuration dictionary just before it reaches the configuration target service. <text:span text:style-name="T66">In order to support Configuration Admin clients not registering a ManagedService(Factory), a new method </text:span><text:span text:style-name="T14">get</text:span><text:change text:change-id="ct140575870568848"/><text:change-start text:change-id="ct140575870569648"/><text:span text:style-name="T28">Processed</text:span><text:change-end text:change-id="ct140575870569648"/><text:span text:style-name="T14">Properties(ServiceReference&lt;ManagedService&gt;)</text:span><text:span text:style-name="T66"> is added to the Configuration interface. If this is invoked, Configuration Admin calls all </text:span><text:span text:style-name="T14">ConfigurationPlugin</text:span><text:span text:style-name="T66"> services as already described in the specification and the modified configuration properties are returned as a </text:span><text:span text:style-name="T14">Dictionary</text:span><text:span text:style-name="T66">.</text:span></text:p>
      <text:p text:style-name="P12">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142" text:outline-level="2">Clarifications<text:change-start text:change-id="ct140575870525792"/></text:h>
      <text:p text:style-name="P22">TODO need to add proposed changes...<text:change-end text:change-id="ct140575870525792"/></text:p>
      <text:h text:style-name="P143" text:outline-level="3">ConfigurationPlugin Ranking</text:h>
      <text:p text:style-name="P15">While it is e<text:span text:style-name="T84">x</text:span>plained that plugins are ordered by <text:span text:style-name="T84">service.cmRanking,</text:span> it is not explicitly mentioned which order is used when two plugins have the same ranking. <text:span text:style-name="T84">It would be nice to clarify this, e.g. ordering by service.id in that case (lowest last).</text:span></text:p>
      <text:h text:style-name="Heading_20_3" text:outline-level="3">Modifications by ConfigurationPlugin</text:h>
      <text:p text:style-name="P20">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20">It also states that any exception thrown by a plugin is ignored (and logged), but it’s not stated what happens with modifications already done by this plugin. While this is of course an edge case, the spec should be more precise.</text:p>
      <text:h text:style-name="P144" text:outline-level="3">ManagedService(Factory) without PID property</text:h>
      <text:p text:style-name="P16">It’s not explicitly mentioned what happens with ManagedService(Factory) services registered without a PID. Such services are obviously ignored.</text:p>
      <text:h text:style-name="Heading_20_2" text:outline-level="2">Coordinations</text:h>
      <text:p text:style-name="P21"><text:span text:style-name="Source_20_Text"><text:span text:style-name="T42">If configurations are created, updated or deleted and an implicit coordination exists, Configuration Admin should delay updating the ManagedService(Factory) until the coordination completes.</text:span></text:span></text:p>
      <text:h text:style-name="P137" text:outline-level="1"><text:soft-page-break/>Data Transfer Objects</text:h>
      <text:p text:style-name="P35">RFC 185 defines Data Transfer Objects as a generic means for management solutions to interact with runtime entities in an OSGi Framework. DTOs provides a common, easily serializable representation of the technology.</text:p>
      <text:p text:style-name="P35">For all new functionality added to the OSGi Framework the question should be asked: would this feature benefit from a DTO? The expectation is that in most cases it would.</text:p>
      <text:p text:style-name="P35">The DTOs for the design in this RFC should be described here and if there are no DTOs being defined an explanation should be given explaining why this is not applicable in this case.</text:p>
      <text:p text:style-name="P35">This section is optional and could also be provided in a separate RFC.</text:p>
      <text:h text:style-name="P137" text:outline-level="1">Javadoc</text:h>
      <text:p text:style-name="P36"><text:span text:style-name="T7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71">https://www.osgi.org/members/RFC/Javadoc</text:span></text:a><text:span text:style-name="T70"> </text:span></text:p>
      <text:section text:style-name="Sect1" text:name="Section1" text:protected="true">
        <text:section-source xlink:href="../javadoc.rtf" text:filter-name="Rich Text Format"/>
        <text:p text:style-name="P66"><text:span text:style-name="T53">OSGi Javadoc</text:span></text:p>
        <text:p text:style-name="P92"><text:span text:style-name="T61">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5"><text:span text:style-name="Summary_20_Heading_20_Font"><text:span text:style-name="T63">Package Summary</text:span></text:span></text:p>
            </table:table-cell>
            <table:covered-table-cell/>
            <table:table-cell table:style-name="Table3.A1" office:value-type="string">
              <text:p text:style-name="P97"><text:span text:style-name="Page_20_Reference_20_Font"><text:span text:style-name="T64">Page</text:span></text:span></text:p>
            </table:table-cell>
          </table:table-row>
          <table:table-row table:style-name="Table3.1">
            <table:table-cell table:style-name="Table3.A2" office:value-type="string">
              <text:p text:style-name="P95"><text:a xlink:type="simple" xlink:href="file:///l%22r3" text:style-name="Internet_20_link" text:visited-style-name="Visited_20_Internet_20_Link"><text:span text:style-name="T79">org.osgi.service.cm</text:span></text:a></text:p>
            </table:table-cell>
            <table:table-cell table:style-name="Table3.B2" office:value-type="string">
              <text:p text:style-name="P95"><text:span text:style-name="T55">Configuration Admin Package Version 1.6.</text:span></text:p>
            </table:table-cell>
            <table:table-cell table:style-name="Table3.C2" office:value-type="string">
              <text:p text:style-name="P97"><text:bookmark-ref text:reference-format="page" text:ref-name="r3">14</text:bookmark-ref></text:p>
            </table:table-cell>
          </table:table-row>
        </table:table>
        <text:p text:style-name="P67"><text:bookmark text:name="r3"/><text:span text:style-name="T52">Package org.osgi.service.cm</text:span></text:p>
        <text:p text:style-name="P98"><text:span text:style-name="Code_20_Small">@org.osgi.annotation.versioning.Version(value="1.6")</text:span></text:p>
        <text:p text:style-name="P98"><text:span text:style-name="T55">Configuration Admin Package Version 1.6.</text:span></text:p>
        <text:p text:style-name="P98"><text:span text:style-name="T56">See:</text:span></text:p>
        <text:p text:style-name="P105"><text:a xlink:type="simple" xlink:href="file:///l%22r2" text:style-name="Internet_20_link" text:visited-style-name="Visited_20_Internet_20_Link"><text:span text:style-name="T5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5"><text:span text:style-name="Summary_20_Heading_20_Font1"><text:span text:style-name="T63">Interface Summary</text:span></text:span></text:p>
            </table:table-cell>
            <table:covered-table-cell/>
            <table:table-cell table:style-name="Table4.A1" office:value-type="string">
              <text:p text:style-name="P97"><text:span text:style-name="Page_20_Reference_20_Font"><text:span text:style-name="T64">Page</text:span></text:span></text:p>
            </table:table-cell>
          </table:table-row>
          <table:table-row table:style-name="Table4.1">
            <table:table-cell table:style-name="Table4.A2" office:value-type="string">
              <text:p text:style-name="P95"><text:a xlink:type="simple" xlink:href="file:///l%22r19" text:style-name="Internet_20_link" text:visited-style-name="Visited_20_Internet_20_Link"><text:span text:style-name="T79">Configuration</text:span></text:a></text:p>
            </table:table-cell>
            <table:table-cell table:style-name="Table4.B2" office:value-type="string">
              <text:p text:style-name="P95"><text:span text:style-name="T55">The configuration information for a </text:span><text:span text:style-name="Code1"><text:span text:style-name="T87">ManagedService</text:span></text:span><text:span text:style-name="T55"> or </text:span><text:span text:style-name="Code1"><text:span text:style-name="T87">ManagedServiceFactory</text:span></text:span><text:span text:style-name="T55"> object.</text:span></text:p>
            </table:table-cell>
            <table:table-cell table:style-name="Table4.C2" office:value-type="string">
              <text:p text:style-name="P97"><text:bookmark-ref text:reference-format="page" text:ref-name="r19">15</text:bookmark-ref></text:p>
            </table:table-cell>
          </table:table-row>
          <table:table-row table:style-name="Table4.1">
            <table:table-cell table:style-name="Table4.A3" office:value-type="string">
              <text:p text:style-name="P94"><text:a xlink:type="simple" xlink:href="file:///l%22r29" text:style-name="Internet_20_link" text:visited-style-name="Visited_20_Internet_20_Link"><text:span text:style-name="T79">ConfigurationAdmin</text:span></text:a></text:p>
            </table:table-cell>
            <table:table-cell table:style-name="Table4.B3" office:value-type="string">
              <text:p text:style-name="P94"><text:span text:style-name="T55">Service for administering configuration data.</text:span></text:p>
            </table:table-cell>
            <table:table-cell table:style-name="Table4.C3" office:value-type="string">
              <text:p text:style-name="P96"><text:bookmark-ref text:reference-format="page" text:ref-name="r29">22</text:bookmark-ref></text:p>
            </table:table-cell>
          </table:table-row>
          <table:table-row table:style-name="Table4.1">
            <table:table-cell table:style-name="Table4.A4" office:value-type="string">
              <text:p text:style-name="P94"><text:a xlink:type="simple" xlink:href="file:///l%22r47" text:style-name="Internet_20_link" text:visited-style-name="Visited_20_Internet_20_Link"><text:span text:style-name="T79">ConfigurationListener</text:span></text:a></text:p>
            </table:table-cell>
            <table:table-cell table:style-name="Table4.B4" office:value-type="string">
              <text:p text:style-name="P94"><text:span text:style-name="T55">Listener for Configuration Events.</text:span></text:p>
            </table:table-cell>
            <table:table-cell table:style-name="Table4.C4" office:value-type="string">
              <text:p text:style-name="P96"><text:bookmark-ref text:reference-format="page" text:ref-name="r47">34</text:bookmark-ref></text:p>
            </table:table-cell>
          </table:table-row>
          <table:table-row table:style-name="Table4.1">
            <table:table-cell table:style-name="Table4.A5" office:value-type="string">
              <text:p text:style-name="P94"><text:a xlink:type="simple" xlink:href="file:///l%22r61" text:style-name="Internet_20_link" text:visited-style-name="Visited_20_Internet_20_Link"><text:span text:style-name="T79">ConfigurationPlugin</text:span></text:a></text:p>
            </table:table-cell>
            <table:table-cell table:style-name="Table4.B5" office:value-type="string">
              <text:p text:style-name="P94"><text:span text:style-name="T55">A service interface for processing configuration dictionary before the update.</text:span></text:p>
            </table:table-cell>
            <table:table-cell table:style-name="Table4.C5" office:value-type="string">
              <text:p text:style-name="P96"><text:bookmark-ref text:reference-format="page" text:ref-name="r61">38</text:bookmark-ref></text:p>
            </table:table-cell>
          </table:table-row>
          <table:table-row table:style-name="Table4.1">
            <table:table-cell table:style-name="Table4.A6" office:value-type="string">
              <text:p text:style-name="P94"><text:a xlink:type="simple" xlink:href="file:///l%22r65" text:style-name="Internet_20_link" text:visited-style-name="Visited_20_Internet_20_Link"><text:span text:style-name="T79">ManagedService</text:span></text:a></text:p>
            </table:table-cell>
            <table:table-cell table:style-name="Table4.B6" office:value-type="string">
              <text:p text:style-name="P94"><text:span text:style-name="T55">A service that can receive configuration data from a Configuration Admin service.</text:span></text:p>
            </table:table-cell>
            <table:table-cell table:style-name="Table4.C6" office:value-type="string">
              <text:p text:style-name="P96"><text:bookmark-ref text:reference-format="page" text:ref-name="r65">41</text:bookmark-ref></text:p>
            </table:table-cell>
          </table:table-row>
          <table:table-row table:style-name="Table4.1">
            <table:table-cell table:style-name="Table4.A7" office:value-type="string">
              <text:p text:style-name="P94"><text:a xlink:type="simple" xlink:href="file:///l%22r69" text:style-name="Internet_20_link" text:visited-style-name="Visited_20_Internet_20_Link"><text:span text:style-name="T79">ManagedServiceFactory</text:span></text:a></text:p>
            </table:table-cell>
            <table:table-cell table:style-name="Table4.B7" office:value-type="string">
              <text:p text:style-name="P94"><text:span text:style-name="T55">Manage multiple service instances.</text:span></text:p>
            </table:table-cell>
            <table:table-cell table:style-name="Table4.C7" office:value-type="string">
              <text:p text:style-name="P96"><text:bookmark-ref text:reference-format="page" text:ref-name="r69">43</text:bookmark-ref></text:p>
            </table:table-cell>
          </table:table-row>
          <table:table-row table:style-name="Table4.1">
            <table:table-cell table:style-name="Table4.A8" office:value-type="string">
              <text:p text:style-name="P94"><text:a xlink:type="simple" xlink:href="file:///l%22r70" text:style-name="Internet_20_link" text:visited-style-name="Visited_20_Internet_20_Link"><text:span text:style-name="T79">SynchronousConfigurationListener</text:span></text:a></text:p>
            </table:table-cell>
            <table:table-cell table:style-name="Table4.B8" office:value-type="string">
              <text:p text:style-name="P94"><text:span text:style-name="T55">Synchronous Listener for Configuration Events.</text:span></text:p>
            </table:table-cell>
            <table:table-cell table:style-name="Table4.C8" office:value-type="string">
              <text:p text:style-name="P96"><text:bookmark-ref text:reference-format="page" text:ref-name="r70">46</text:bookmark-ref></text:p>
            </table:table-cell>
          </table:table-row>
        </table:table>
        <text:p text:style-name="P8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5"><text:span text:style-name="Summary_20_Heading_20_Font1"><text:span text:style-name="T63">Class Summary</text:span></text:span></text:p>
            </table:table-cell>
            <table:covered-table-cell/>
            <table:table-cell table:style-name="Table5.A1" office:value-type="string">
              <text:p text:style-name="P97"><text:span text:style-name="Page_20_Reference_20_Font"><text:span text:style-name="T64">Page</text:span></text:span></text:p>
            </table:table-cell>
          </table:table-row>
          <table:table-row table:style-name="Table5.1">
            <table:table-cell table:style-name="Table5.A2" office:value-type="string">
              <text:p text:style-name="P95"><text:a xlink:type="simple" xlink:href="file:///l%22r38" text:style-name="Internet_20_link" text:visited-style-name="Visited_20_Internet_20_Link"><text:span text:style-name="T79">ConfigurationEvent</text:span></text:a></text:p>
            </table:table-cell>
            <table:table-cell table:style-name="Table5.B2" office:value-type="string">
              <text:p text:style-name="P95"><text:span text:style-name="T55">A Configuration Event.</text:span></text:p>
            </table:table-cell>
            <table:table-cell table:style-name="Table5.C2" office:value-type="string">
              <text:p text:style-name="P97"><text:bookmark-ref text:reference-format="page" text:ref-name="r38">28</text:bookmark-ref></text:p>
            </table:table-cell>
          </table:table-row>
          <table:table-row table:style-name="Table5.1">
            <table:table-cell table:style-name="Table5.A3" office:value-type="string">
              <text:p text:style-name="P94"><text:a xlink:type="simple" xlink:href="file:///l%22r57" text:style-name="Internet_20_link" text:visited-style-name="Visited_20_Internet_20_Link"><text:span text:style-name="T79">ConfigurationPermission</text:span></text:a></text:p>
            </table:table-cell>
            <table:table-cell table:style-name="Table5.B3" office:value-type="string">
              <text:p text:style-name="P94"><text:span text:style-name="T55">Indicates a bundle's authority to configure bundles or be updated by Configuration Admin.</text:span></text:p>
            </table:table-cell>
            <table:table-cell table:style-name="Table5.C3" office:value-type="string">
              <text:p text:style-name="P96"><text:bookmark-ref text:reference-format="page" text:ref-name="r57">35</text:bookmark-ref></text:p>
            </table:table-cell>
          </table:table-row>
        </table:table>
        <text:p text:style-name="P8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1"><text:span text:style-name="T63">Exception Summary</text:span></text:span></text:p>
            </table:table-cell>
            <table:covered-table-cell/>
            <table:table-cell table:style-name="Table6.A1" office:value-type="string">
              <text:p text:style-name="P97"><text:span text:style-name="Page_20_Reference_20_Font"><text:span text:style-name="T64">Page</text:span></text:span></text:p>
            </table:table-cell>
          </table:table-row>
          <table:table-row table:style-name="Table6.1">
            <table:table-cell table:style-name="Table6.A2" office:value-type="string">
              <text:p text:style-name="P95"><text:a xlink:type="simple" xlink:href="file:///l%22r45" text:style-name="Internet_20_link" text:visited-style-name="Visited_20_Internet_20_Link"><text:span text:style-name="T79">ConfigurationException</text:span></text:a></text:p>
            </table:table-cell>
            <table:table-cell table:style-name="Table6.B2" office:value-type="string">
              <text:p text:style-name="P95"><text:span text:style-name="T55">An </text:span><text:span text:style-name="Code1"><text:span text:style-name="T87">Exception</text:span></text:span><text:span text:style-name="T55"> class to inform the Configuration Admin service of problems with configuration data.</text:span></text:p>
            </table:table-cell>
            <table:table-cell table:style-name="Table6.C2" office:value-type="string">
              <text:p text:style-name="P97"><text:bookmark-ref text:reference-format="page" text:ref-name="r45">31</text:bookmark-ref></text:p>
            </table:table-cell>
          </table:table-row>
          <table:table-row table:style-name="Table6.1">
            <table:table-cell table:style-name="Table6.A3" office:value-type="string">
              <text:p text:style-name="P94"><text:a xlink:type="simple" xlink:href="file:///l%22r63" text:style-name="Internet_20_link" text:visited-style-name="Visited_20_Internet_20_Link"><text:span text:style-name="T79">LockedConfigurationException</text:span></text:a></text:p>
            </table:table-cell>
            <table:table-cell table:style-name="Table6.B3" office:value-type="string">
              <text:p text:style-name="P94"><text:span text:style-name="T55">An </text:span><text:span text:style-name="Code1"><text:span text:style-name="T87">Exception</text:span></text:span><text:span text:style-name="T55"> class to inform the client of a </text:span><text:span text:style-name="Code1"><text:span text:style-name="T87">Configuration</text:span></text:span><text:span text:style-name="T55"> about the locked state of a configuration object.</text:span></text:p>
            </table:table-cell>
            <table:table-cell table:style-name="Table6.C3" office:value-type="string">
              <text:p text:style-name="P96"><text:bookmark-ref text:reference-format="page" text:ref-name="r63">40</text:bookmark-ref></text:p>
            </table:table-cell>
          </table:table-row>
        </table:table>
        <text:p text:style-name="P101"><text:bookmark text:name="r2"/><text:span text:style-name="T65">Package org.osgi.service.cm Description</text:span></text:p>
        <text:p text:style-name="P102"><text:span text:style-name="T55">Configuration Admin Package Version 1.6.</text:span></text:p>
        <text:p text:style-name="P102"><text:span text:style-name="T5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2"><text:span text:style-name="T55">Example import for consumers using the API in this package:</text:span></text:p>
        <text:p text:style-name="P102"><text:span text:style-name="Code1">Import-Package: org.osgi.service.cm; version="[1.6,2.0)"</text:span></text:p>
        <text:p text:style-name="P102"><text:span text:style-name="T55">Example import for providers implementing the API in this package:</text:span></text:p>
        <text:p text:style-name="P89"><text:span text:style-name="Code1">Import-Package: org.osgi.service.cm; version="[1.6,1.7)"</text:span></text:p>
        <text:p text:style-name="P68"><text:bookmark text:name="r19"/><text:span text:style-name="T52">Interface Configuration</text:span></text:p>
        <text:p text:style-name="P103"><text:a xlink:type="simple" xlink:href="file:///l%22r3" text:style-name="Internet_20_link" text:visited-style-name="Visited_20_Internet_20_Link"><text:span text:style-name="T62">org.osgi.service.cm</text:span></text:a></text:p>
        <text:p text:style-name="P99"/>
        <text:p text:style-name="P112"><text:span text:style-name="Code_20_Small1">@org.osgi.annotation.versioning.ProviderType</text:span><text:line-break/><text:span text:style-name="Code2">public interface </text:span><text:span text:style-name="Code2"><text:span text:style-name="T94">Configuration</text:span></text:span></text:p>
        <text:p text:style-name="P102"><text:span text:style-name="T55">The configuration information for a </text:span><text:span text:style-name="Code2">ManagedService</text:span><text:span text:style-name="T55"> or </text:span><text:span text:style-name="Code2">ManagedServiceFactory</text:span><text:span text:style-name="T55"> object. The Configuration Admin service uses this interface to represent the configuration information for a </text:span><text:span text:style-name="Code2">ManagedService</text:span><text:span text:style-name="T55"> or for a service instance of a </text:span><text:span text:style-name="Code2">ManagedServiceFactory</text:span><text:span text:style-name="T55">.</text:span></text:p>
        <text:p text:style-name="P102"><text:span text:style-name="T55">A </text:span><text:span text:style-name="Code2">Configuration</text:span><text:span text:style-name="T55">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55"> or </text:span><text:span text:style-name="Code2">ManagedServiceFactory</text:span><text:span text:style-name="T55">. Only administrative bundles, and bundles wishing to update their own configurations need to use this class.</text:span></text:p>
        <text:p text:style-name="P102"><text:span text:style-name="T55">The properties handled in this configuration have case insensitive </text:span><text:span text:style-name="Code2">String</text:span><text:span text:style-name="T55"> objects as keys. However, case must be preserved from the last set key/value.</text:span></text:p>
        <text:p text:style-name="P102"><text:span text:style-name="T55">A configuration can be </text:span><text:span text:style-name="T54">bound</text:span><text:span text:style-name="T57"> to a specific bundle or to a region of bundles using the </text:span><text:span text:style-name="T54">location</text:span><text:span text:style-name="T57">. In its simplest form the location is the location of the target bundle that registered a Managed Service or a Managed Service Factory. However, if the location starts with </text:span><text:span text:style-name="Code2"><text:span text:style-name="T95">?</text:span></text:span><text:span text:style-name="T57">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88">ConfigurationPermission.TARGET</text:span></text:a><text:span text:style-name="T58"> and a name that matches the configuration location. The name in the permission may contain wildcards ( </text:span><text:span text:style-name="Code2"><text:span text:style-name="T96">'*'</text:span></text:span><text:span text:style-name="T58">) to match the location using the same substring matching rules as </text:span><text:span text:style-name="Code2"><text:span text:style-name="T96">org.osgi.framework.Filter</text:span></text:span><text:span text:style-name="T58">. Bundles can always create, manipulate, and be updated from configurations that have a location that matches their bundle location.</text:span></text:p>
        <text:p text:style-name="P102"><text:span text:style-name="T55">If a configuration's location is </text:span><text:span text:style-name="Code2">null</text:span><text:span text:style-name="T55">, it is not yet bound to a location. It will become bound to the location of the first bundle that registers a </text:span><text:span text:style-name="Code2">ManagedService</text:span><text:span text:style-name="T55"> or </text:span><text:span text:style-name="Code2">ManagedServiceFactory</text:span><text:span text:style-name="T55"> object with the corresponding PID.</text:span></text:p>
        <text:p text:style-name="P92"><text:span text:style-name="T55">The same </text:span><text:span text:style-name="Code2">Configuration</text:span><text:span text:style-name="T55"> object is used for configuring both a Managed Service Factory and a Managed Service. When it is important to differentiate between these two the term "factory configuration" is used.</text:span></text:p>
        <text:p text:style-name="P103"><text:span text:style-name="T56">ThreadSafe</text:span></text:p>
        <text:p text:style-name="P11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4"><text:span text:style-name="Summary_20_Heading_20_Font2"><text:span text:style-name="T63">Method Summary</text:span></text:span></text:p>
            </table:table-cell>
            <table:covered-table-cell/>
            <table:table-cell table:style-name="Table7.A1" office:value-type="string">
              <text:p text:style-name="P116"><text:span text:style-name="Page_20_Reference_20_Font"><text:span text:style-name="T64">Page</text:span></text:span></text:p>
            </table:table-cell>
          </table:table-row>
          <table:table-row table:style-name="Table7.1">
            <table:table-cell table:style-name="Table7.A2" office:value-type="string">
              <text:p text:style-name="P118"><text:span text:style-name="Code_20_Small1"><text:span text:style-name="T91">void</text:span></text:span></text:p>
            </table:table-cell>
            <table:table-cell table:style-name="Table7.B2" office:value-type="string">
              <text:p text:style-name="P120"><text:a xlink:type="simple" xlink:href="file:///l%22r8" text:style-name="Internet_20_link" text:visited-style-name="Visited_20_Internet_20_Link"><text:span text:style-name="T80">delete</text:span></text:a><text:span text:style-name="Code2"><text:span text:style-name="T93">()</text:span></text:span></text:p>
              <text:p text:style-name="P122"><text:span text:style-name="T55">Delete this </text:span><text:span text:style-name="Code2"><text:span text:style-name="T87">Configuration</text:span></text:span><text:span text:style-name="T55"> object.</text:span></text:p>
            </table:table-cell>
            <table:table-cell table:style-name="Table7.C2" office:value-type="string">
              <text:p text:style-name="P116"><text:bookmark-ref text:reference-format="page" text:ref-name="r8">17</text:bookmark-ref></text:p>
            </table:table-cell>
          </table:table-row>
          <table:table-row table:style-name="Table7.1">
            <table:table-cell table:style-name="Table7.A3" office:value-type="string">
              <text:p text:style-name="P117"><text:span text:style-name="Code_20_Small1"><text:span text:style-name="T91">boolean</text:span></text:span></text:p>
            </table:table-cell>
            <table:table-cell table:style-name="Table7.B3" office:value-type="string">
              <text:p text:style-name="P119"><text:a xlink:type="simple" xlink:href="file:///l%22r17" text:style-name="Internet_20_link" text:visited-style-name="Visited_20_Internet_20_Link"><text:span text:style-name="T80">equals</text:span></text:a><text:span text:style-name="Code2"><text:span text:style-name="T93">(Object other)</text:span></text:span></text:p>
              <text:p text:style-name="P121"><text:span text:style-name="T55">Equality is defined to have equal PIDs Two Configuration objects are equal when their PIDs are equal.</text:span></text:p>
            </table:table-cell>
            <table:table-cell table:style-name="Table7.C3" office:value-type="string">
              <text:p text:style-name="P115"><text:bookmark-ref text:reference-format="page" text:ref-name="r17">20</text:bookmark-ref></text:p>
            </table:table-cell>
          </table:table-row>
          <table:table-row table:style-name="Table7.1">
            <table:table-cell table:style-name="Table7.A4" office:value-type="string">
              <text:p text:style-name="P117"><text:span text:style-name="Code_20_Small1"><text:span text:style-name="T91">String</text:span></text:span></text:p>
            </table:table-cell>
            <table:table-cell table:style-name="Table7.B4" office:value-type="string">
              <text:p text:style-name="P119"><text:a xlink:type="simple" xlink:href="file:///l%22r13" text:style-name="Internet_20_link" text:visited-style-name="Visited_20_Internet_20_Link"><text:span text:style-name="T80">getBundleLocation</text:span></text:a><text:span text:style-name="Code2"><text:span text:style-name="T93">()</text:span></text:span></text:p>
              <text:p text:style-name="P121"><text:span text:style-name="T55">Get the bundle location.</text:span></text:p>
            </table:table-cell>
            <table:table-cell table:style-name="Table7.C4" office:value-type="string">
              <text:p text:style-name="P115"><text:bookmark-ref text:reference-format="page" text:ref-name="r13">19</text:bookmark-ref></text:p>
            </table:table-cell>
          </table:table-row>
          <table:table-row table:style-name="Table7.1">
            <table:table-cell table:style-name="Table7.A5" office:value-type="string">
              <text:p text:style-name="P117"><text:span text:style-name="Code_20_Small1"><text:span text:style-name="T91">long</text:span></text:span></text:p>
            </table:table-cell>
            <table:table-cell table:style-name="Table7.B5" office:value-type="string">
              <text:p text:style-name="P119"><text:a xlink:type="simple" xlink:href="file:///l%22r14" text:style-name="Internet_20_link" text:visited-style-name="Visited_20_Internet_20_Link"><text:span text:style-name="T80">getChangeCount</text:span></text:a><text:span text:style-name="Code2"><text:span text:style-name="T93">()</text:span></text:span></text:p>
              <text:p text:style-name="P121"><text:span text:style-name="T55">Get the change count.</text:span></text:p>
            </table:table-cell>
            <table:table-cell table:style-name="Table7.C5" office:value-type="string">
              <text:p text:style-name="P115"><text:bookmark-ref text:reference-format="page" text:ref-name="r14">19</text:bookmark-ref></text:p>
            </table:table-cell>
          </table:table-row>
          <table:table-row table:style-name="Table7.1">
            <table:table-cell table:style-name="Table7.A6" office:value-type="string">
              <text:p text:style-name="P117"><text:span text:style-name="Code_20_Small1"><text:span text:style-name="T91">String</text:span></text:span></text:p>
            </table:table-cell>
            <table:table-cell table:style-name="Table7.B6" office:value-type="string">
              <text:p text:style-name="P119"><text:a xlink:type="simple" xlink:href="file:///l%22r9" text:style-name="Internet_20_link" text:visited-style-name="Visited_20_Internet_20_Link"><text:span text:style-name="T80">getFactoryPid</text:span></text:a><text:span text:style-name="Code2"><text:span text:style-name="T93">()</text:span></text:span></text:p>
              <text:p text:style-name="P121"><text:span text:style-name="T55">For a factory configuration return the PID of the corresponding Managed Service Factory, else return </text:span><text:span text:style-name="Code2"><text:span text:style-name="T87">null</text:span></text:span><text:span text:style-name="T55">.</text:span></text:p>
            </table:table-cell>
            <table:table-cell table:style-name="Table7.C6" office:value-type="string">
              <text:p text:style-name="P115"><text:bookmark-ref text:reference-format="page" text:ref-name="r9">18</text:bookmark-ref></text:p>
            </table:table-cell>
          </table:table-row>
          <table:table-row table:style-name="Table7.1">
            <table:table-cell table:style-name="Table7.A7" office:value-type="string">
              <text:p text:style-name="P117"><text:span text:style-name="Code_20_Small1"><text:span text:style-name="T91">Dictionary&lt;String,Object&gt;</text:span></text:span></text:p>
            </table:table-cell>
            <table:table-cell table:style-name="Table7.B7" office:value-type="string">
              <text:p text:style-name="P119"><text:a xlink:type="simple" xlink:href="file:///l%22r6" text:style-name="Internet_20_link" text:visited-style-name="Visited_20_Internet_20_Link"><text:span text:style-name="T80">getModifiedProperties</text:span></text:a><text:span text:style-name="Code2"><text:span text:style-name="T93">(org.osgi.framework.ServiceReference&lt;</text:span></text:span><text:a xlink:type="simple" xlink:href="file:///l%22r65" text:style-name="Internet_20_link" text:visited-style-name="Visited_20_Internet_20_Link"><text:span text:style-name="T81">ManagedService</text:span></text:a><text:span text:style-name="Code2"><text:span text:style-name="T93">&gt; reference)</text:span></text:span></text:p>
              <text:p text:style-name="P121"><text:span text:style-name="T55">Return the modified properties of this </text:span><text:span text:style-name="Code2"><text:span text:style-name="T87">Configuration</text:span></text:span><text:span text:style-name="T55"> object.</text:span></text:p>
            </table:table-cell>
            <table:table-cell table:style-name="Table7.C7" office:value-type="string">
              <text:p text:style-name="P115"><text:bookmark-ref text:reference-format="page" text:ref-name="r6">17</text:bookmark-ref></text:p>
            </table:table-cell>
          </table:table-row>
          <text:soft-page-break/>
          <table:table-row table:style-name="Table7.1">
            <table:table-cell table:style-name="Table7.A8" office:value-type="string">
              <text:p text:style-name="P117"><text:span text:style-name="Code_20_Small1"><text:span text:style-name="T91">String</text:span></text:span></text:p>
            </table:table-cell>
            <table:table-cell table:style-name="Table7.B8" office:value-type="string">
              <text:p text:style-name="P119"><text:a xlink:type="simple" xlink:href="file:///l%22r4" text:style-name="Internet_20_link" text:visited-style-name="Visited_20_Internet_20_Link"><text:span text:style-name="T80">getPid</text:span></text:a><text:span text:style-name="Code2"><text:span text:style-name="T93">()</text:span></text:span></text:p>
              <text:p text:style-name="P121"><text:span text:style-name="T55">Get the PID for this </text:span><text:span text:style-name="Code2"><text:span text:style-name="T87">Configuration</text:span></text:span><text:span text:style-name="T55"> object.</text:span></text:p>
            </table:table-cell>
            <table:table-cell table:style-name="Table7.C8" office:value-type="string">
              <text:p text:style-name="P115"><text:bookmark-ref text:reference-format="page" text:ref-name="r4">16</text:bookmark-ref></text:p>
            </table:table-cell>
          </table:table-row>
          <table:table-row table:style-name="Table7.1">
            <table:table-cell table:style-name="Table7.A9" office:value-type="string">
              <text:p text:style-name="P117"><text:span text:style-name="Code_20_Small1"><text:span text:style-name="T91">Dictionary&lt;String,Object&gt;</text:span></text:span></text:p>
            </table:table-cell>
            <table:table-cell table:style-name="Table7.B9" office:value-type="string">
              <text:p text:style-name="P119"><text:a xlink:type="simple" xlink:href="file:///l%22r5" text:style-name="Internet_20_link" text:visited-style-name="Visited_20_Internet_20_Link"><text:span text:style-name="T80">getProperties</text:span></text:a><text:span text:style-name="Code2"><text:span text:style-name="T93">()</text:span></text:span></text:p>
              <text:p text:style-name="P121"><text:span text:style-name="T55">Return the properties of this </text:span><text:span text:style-name="Code2"><text:span text:style-name="T87">Configuration</text:span></text:span><text:span text:style-name="T55"> object.</text:span></text:p>
            </table:table-cell>
            <table:table-cell table:style-name="Table7.C9" office:value-type="string">
              <text:p text:style-name="P115"><text:bookmark-ref text:reference-format="page" text:ref-name="r5">16</text:bookmark-ref></text:p>
            </table:table-cell>
          </table:table-row>
          <table:table-row table:style-name="Table7.1">
            <table:table-cell table:style-name="Table7.A10" office:value-type="string">
              <text:p text:style-name="P117"><text:span text:style-name="Code_20_Small1"><text:span text:style-name="T91">int</text:span></text:span></text:p>
            </table:table-cell>
            <table:table-cell table:style-name="Table7.B10" office:value-type="string">
              <text:p text:style-name="P119"><text:a xlink:type="simple" xlink:href="file:///l%22r18" text:style-name="Internet_20_link" text:visited-style-name="Visited_20_Internet_20_Link"><text:span text:style-name="T80">hashCode</text:span></text:a><text:span text:style-name="Code2"><text:span text:style-name="T93">()</text:span></text:span></text:p>
              <text:p text:style-name="P121"><text:span text:style-name="T55">Hash code is based on PID.</text:span></text:p>
            </table:table-cell>
            <table:table-cell table:style-name="Table7.C10" office:value-type="string">
              <text:p text:style-name="P115"><text:bookmark-ref text:reference-format="page" text:ref-name="r18">20</text:bookmark-ref></text:p>
            </table:table-cell>
          </table:table-row>
          <table:table-row table:style-name="Table7.1">
            <table:table-cell table:style-name="Table7.A11" office:value-type="string">
              <text:p text:style-name="P117"><text:span text:style-name="Code_20_Small1"><text:span text:style-name="T91">boolean</text:span></text:span></text:p>
            </table:table-cell>
            <table:table-cell table:style-name="Table7.B11" office:value-type="string">
              <text:p text:style-name="P119"><text:a xlink:type="simple" xlink:href="file:///l%22r16" text:style-name="Internet_20_link" text:visited-style-name="Visited_20_Internet_20_Link"><text:span text:style-name="T80">isLocked</text:span></text:a><text:span text:style-name="Code2"><text:span text:style-name="T93">()</text:span></text:span></text:p>
              <text:p text:style-name="P121"><text:span text:style-name="T55">Check if the configuration is currently locked.</text:span></text:p>
            </table:table-cell>
            <table:table-cell table:style-name="Table7.C11" office:value-type="string">
              <text:p text:style-name="P115"><text:bookmark-ref text:reference-format="page" text:ref-name="r16">20</text:bookmark-ref></text:p>
            </table:table-cell>
          </table:table-row>
          <table:table-row table:style-name="Table7.1">
            <table:table-cell table:style-name="Table7.A12" office:value-type="string">
              <text:p text:style-name="P117"><text:span text:style-name="Code_20_Small1"><text:span text:style-name="T91">void</text:span></text:span></text:p>
            </table:table-cell>
            <table:table-cell table:style-name="Table7.B12" office:value-type="string">
              <text:p text:style-name="P119"><text:a xlink:type="simple" xlink:href="file:///l%22r12" text:style-name="Internet_20_link" text:visited-style-name="Visited_20_Internet_20_Link"><text:span text:style-name="T80">setBundleLocation</text:span></text:a><text:span text:style-name="Code2"><text:span text:style-name="T93">(String location)</text:span></text:span></text:p>
              <text:p text:style-name="P121"><text:span text:style-name="T55">Bind this </text:span><text:span text:style-name="Code2"><text:span text:style-name="T87">Configuration</text:span></text:span><text:span text:style-name="T55"> object to the specified location.</text:span></text:p>
            </table:table-cell>
            <table:table-cell table:style-name="Table7.C12" office:value-type="string">
              <text:p text:style-name="P115"><text:bookmark-ref text:reference-format="page" text:ref-name="r12">19</text:bookmark-ref></text:p>
            </table:table-cell>
          </table:table-row>
          <table:table-row table:style-name="Table7.1">
            <table:table-cell table:style-name="Table7.A13" office:value-type="string">
              <text:p text:style-name="P117"><text:span text:style-name="Code_20_Small1"><text:span text:style-name="T91">void</text:span></text:span></text:p>
            </table:table-cell>
            <table:table-cell table:style-name="Table7.B13" office:value-type="string">
              <text:p text:style-name="P119"><text:a xlink:type="simple" xlink:href="file:///l%22r15" text:style-name="Internet_20_link" text:visited-style-name="Visited_20_Internet_20_Link"><text:span text:style-name="T80">setLocked</text:span></text:a><text:span text:style-name="Code2"><text:span text:style-name="T93">(boolean flag)</text:span></text:span></text:p>
              <text:p text:style-name="P121"><text:span text:style-name="T55">Locks or unlocks the configuration.</text:span></text:p>
            </table:table-cell>
            <table:table-cell table:style-name="Table7.C13" office:value-type="string">
              <text:p text:style-name="P115"><text:bookmark-ref text:reference-format="page" text:ref-name="r15">20</text:bookmark-ref></text:p>
            </table:table-cell>
          </table:table-row>
          <table:table-row table:style-name="Table7.1">
            <table:table-cell table:style-name="Table7.A14" office:value-type="string">
              <text:p text:style-name="P117"><text:span text:style-name="Code_20_Small1"><text:span text:style-name="T91">boolean</text:span></text:span></text:p>
            </table:table-cell>
            <table:table-cell table:style-name="Table7.B14" office:value-type="string">
              <text:p text:style-name="P119"><text:a xlink:type="simple" xlink:href="file:///l%22r11" text:style-name="Internet_20_link" text:visited-style-name="Visited_20_Internet_20_Link"><text:span text:style-name="T80">setProperties</text:span></text:a><text:span text:style-name="Code2"><text:span text:style-name="T93">(Dictionary&lt;String,?&gt; properties)</text:span></text:span></text:p>
              <text:p text:style-name="P123"><text:span text:style-name="T55">Update the properties of this </text:span><text:span text:style-name="Code2"><text:span text:style-name="T87">Configuration</text:span></text:span><text:span text:style-name="T55"> object if the provided properties are different than the currently stored set If the properties are the same, no operation is performed, otherwise it stores the properties in persistent storage after adding or overwriting the following properties:</text:span></text:p>
              <text:list xml:id="list1860936164400263343" text:style-name="WWNum1">
                <text:list-item>
                  <text:p text:style-name="P107"><text:span text:style-name="T55">"service.pid" : is set to be the PID of this configuration.</text:span></text:p>
                </text:list-item>
              </text:list>
            </table:table-cell>
            <table:table-cell table:style-name="Table7.C14" office:value-type="string">
              <text:p text:style-name="P115"><text:bookmark-ref text:reference-format="page" text:ref-name="r11">18</text:bookmark-ref></text:p>
            </table:table-cell>
          </table:table-row>
          <table:table-row table:style-name="Table7.1">
            <table:table-cell table:style-name="Table7.A15" office:value-type="string">
              <text:p text:style-name="P117"><text:span text:style-name="Code_20_Small1"><text:span text:style-name="T91">void</text:span></text:span></text:p>
            </table:table-cell>
            <table:table-cell table:style-name="Table7.B15" office:value-type="string">
              <text:p text:style-name="P119"><text:a xlink:type="simple" xlink:href="file:///l%22r10" text:style-name="Internet_20_link" text:visited-style-name="Visited_20_Internet_20_Link"><text:span text:style-name="T80">update</text:span></text:a><text:span text:style-name="Code2"><text:span text:style-name="T93">()</text:span></text:span></text:p>
              <text:p text:style-name="P121"><text:span text:style-name="T55">Update the </text:span><text:span text:style-name="Code2"><text:span text:style-name="T87">Configuration</text:span></text:span><text:span text:style-name="T55"> object with the current properties.</text:span></text:p>
            </table:table-cell>
            <table:table-cell table:style-name="Table7.C15" office:value-type="string">
              <text:p text:style-name="P115"><text:bookmark-ref text:reference-format="page" text:ref-name="r10">18</text:bookmark-ref></text:p>
            </table:table-cell>
          </table:table-row>
          <table:table-row table:style-name="Table7.1">
            <table:table-cell table:style-name="Table7.A16" office:value-type="string">
              <text:p text:style-name="P117"><text:span text:style-name="Code_20_Small1"><text:span text:style-name="T91">void</text:span></text:span></text:p>
            </table:table-cell>
            <table:table-cell table:style-name="Table7.B16" office:value-type="string">
              <text:p text:style-name="P119"><text:a xlink:type="simple" xlink:href="file:///l%22r7" text:style-name="Internet_20_link" text:visited-style-name="Visited_20_Internet_20_Link"><text:span text:style-name="T80">update</text:span></text:a><text:span text:style-name="Code2"><text:span text:style-name="T93">(Dictionary&lt;String,?&gt; properties)</text:span></text:span></text:p>
              <text:p text:style-name="P121"><text:span text:style-name="T55">Update the properties of this </text:span><text:span text:style-name="Code2"><text:span text:style-name="T87">Configuration</text:span></text:span><text:span text:style-name="T55"> object.</text:span></text:p>
            </table:table-cell>
            <table:table-cell table:style-name="Table7.C16" office:value-type="string">
              <text:p text:style-name="P115"><text:bookmark-ref text:reference-format="page" text:ref-name="r7">17</text:bookmark-ref></text:p>
            </table:table-cell>
          </table:table-row>
        </table:table>
        <text:p text:style-name="P79"><text:span text:style-name="T52">Method Detail</text:span></text:p>
        <text:p text:style-name="P80"><text:bookmark text:name="r4"/><text:span text:style-name="T52">getPid</text:span></text:p>
        <text:p text:style-name="P93"><text:span text:style-name="Code2">String </text:span><text:span text:style-name="Code2"><text:span text:style-name="T94">getPid</text:span></text:span><text:span text:style-name="Code2"><text:span text:style-name="T15">()</text:span></text:span></text:p>
        <text:p text:style-name="P105"><text:span text:style-name="T55">Get the PID for this </text:span><text:span text:style-name="Code2">Configuration</text:span><text:span text:style-name="T55"> object.</text:span></text:p>
        <text:p text:style-name="P109"><text:span text:style-name="T56">Returns:</text:span></text:p>
        <text:p text:style-name="P124"><text:span text:style-name="T55">the PID for this </text:span><text:span text:style-name="Code2">Configuration</text:span><text:span text:style-name="T55"> object.</text:span></text:p>
        <text:p text:style-name="P109"><text:span text:style-name="T56">Throws:</text:span></text:p>
        <text:p text:style-name="P124"><text:span text:style-name="Code2">IllegalStateException</text:span><text:span text:style-name="T55"> - if this configuration has been deleted</text:span></text:p>
        <text:p text:style-name="P133"/>
        <text:p text:style-name="P81"><text:bookmark text:name="r5"/><text:span text:style-name="T52">getProperties</text:span></text:p>
        <text:p text:style-name="P93"><text:span text:style-name="Code2">Dictionary&lt;String,Object&gt; </text:span><text:span text:style-name="Code2"><text:span text:style-name="T94">getProperties</text:span></text:span><text:span text:style-name="Code2"><text:span text:style-name="T15">()</text:span></text:span></text:p>
        <text:p text:style-name="P106"><text:span text:style-name="T55">Return the properties of this </text:span><text:span text:style-name="Code2">Configuration</text:span><text:span text:style-name="T55"> object. The </text:span><text:span text:style-name="Code2">Dictionary</text:span><text:span text:style-name="T55"> object returned is a private copy for the caller and may be changed without influencing the stored configuration. The keys in the returned dictionary are case insensitive and are always of type </text:span><text:span text:style-name="Code2">String</text:span><text:span text:style-name="T55">.</text:span></text:p>
        <text:p text:style-name="P105"><text:span text:style-name="T55">If called just after the configuration is created and before update has been called, this method returns </text:span><text:span text:style-name="Code2">null</text:span><text:span text:style-name="T55">.</text:span></text:p>
        <text:p text:style-name="P109"><text:span text:style-name="T56">Returns:</text:span></text:p>
        <text:p text:style-name="P124"><text:span text:style-name="T55">A private copy of the properties for the caller or </text:span><text:span text:style-name="Code2">null</text:span><text:span text:style-name="T55">. These properties must not contain the "service.bundleLocation" property. The value of this property may be obtained from the </text:span><text:a xlink:type="simple" xlink:href="file:///l%22r13" text:style-name="Internet_20_link" text:visited-style-name="Visited_20_Internet_20_Link"><text:span text:style-name="T89">getBundleLocation()</text:span></text:a><text:span text:style-name="T59"> method.</text:span></text:p>
        <text:p text:style-name="P109"><text:span text:style-name="T56">Throws:</text:span></text:p>
        <text:p text:style-name="P124"><text:span text:style-name="Code2">IllegalStateException</text:span><text:span text:style-name="T55"> - If this configuration has been deleted.</text:span></text:p>
        <text:p text:style-name="P133"><text:soft-page-break/></text:p>
        <text:p text:style-name="P81"><text:bookmark text:name="r6"/><text:span text:style-name="T52">getModifiedProperties</text:span></text:p>
        <text:p text:style-name="P93"><text:span text:style-name="Code2">Dictionary&lt;String,Object&gt; </text:span><text:span text:style-name="Code2"><text:span text:style-name="T94">getModifiedProperties</text:span></text:span><text:span text:style-name="Code2"><text:span text:style-name="T15">(org.osgi.framework.ServiceReference&lt;</text:span></text:span><text:a xlink:type="simple" xlink:href="file:///l%22r65" text:style-name="Internet_20_link" text:visited-style-name="Visited_20_Internet_20_Link"><text:span text:style-name="T90">ManagedService</text:span></text:a><text:span text:style-name="Code2"><text:span text:style-name="T98">&gt; reference)</text:span></text:span></text:p>
        <text:p text:style-name="P106"><text:span text:style-name="T55">Return the modified properties of this </text:span><text:span text:style-name="Code2">Configuration</text:span><text:span text:style-name="T55"> object. The </text:span><text:span text:style-name="Code2">Dictionary</text:span><text:span text:style-name="T55"> object returned is a private copy for the caller and may be changed without influencing the stored configuration. The keys in the returned dictionary are case insensitive and are always of type </text:span><text:span text:style-name="Code2">String</text:span><text:span text:style-name="T55">.</text:span></text:p>
        <text:p text:style-name="P106"><text:span text:style-name="T55">Before the properties are returned they are run through all registered </text:span><text:a xlink:type="simple" xlink:href="file:///l%22r61" text:style-name="Internet_20_link" text:visited-style-name="Visited_20_Internet_20_Link"><text:span text:style-name="T89">ConfigurationPlugin</text:span></text:a><text:span text:style-name="T59">s handling the configuration for this PID.</text:span></text:p>
        <text:p text:style-name="P105"><text:span text:style-name="T55">If called just after the configuration is created and before update has been called, this method returns </text:span><text:span text:style-name="Code2">null</text:span><text:span text:style-name="T55">.</text:span></text:p>
        <text:p text:style-name="P109"><text:span text:style-name="T56">Returns:</text:span></text:p>
        <text:p text:style-name="P124"><text:span text:style-name="T55">A private copy of the properties for the caller or </text:span><text:span text:style-name="Code2">null</text:span><text:span text:style-name="T55">. These properties must not contain the "service.bundleLocation" property. The value of this property may be obtained from the </text:span><text:a xlink:type="simple" xlink:href="file:///l%22r13" text:style-name="Internet_20_link" text:visited-style-name="Visited_20_Internet_20_Link"><text:span text:style-name="T89">getBundleLocation()</text:span></text:a><text:span text:style-name="T59"> method.</text:span></text:p>
        <text:p text:style-name="P109"><text:span text:style-name="T56">Throws:</text:span></text:p>
        <text:p text:style-name="P124"><text:span text:style-name="Code2">IllegalStateException</text:span><text:span text:style-name="T55"> - If this configuration has been deleted.</text:span></text:p>
        <text:p text:style-name="P133"/>
        <text:p text:style-name="P81"><text:bookmark text:name="r7"/><text:span text:style-name="T52">update</text:span></text:p>
        <text:p text:style-name="P93"><text:span text:style-name="Code2">void </text:span><text:span text:style-name="Code2"><text:span text:style-name="T94">update</text:span></text:span><text:span text:style-name="Code2"><text:span text:style-name="T15">(Dictionary&lt;String,?&gt; properties)</text:span></text:span><text:line-break/><text:span text:style-name="Code2"><text:span text:style-name="T15">     throws IOException</text:span></text:span></text:p>
        <text:p text:style-name="P106"><text:span text:style-name="T55">Update the properties of this </text:span><text:span text:style-name="Code2">Configuration</text:span><text:span text:style-name="T55"> object. Stores the properties in persistent storage after adding or overwriting the following properties:</text:span></text:p>
        <text:list xml:id="list3494345482105724279" text:style-name="WWNum2">
          <text:list-item>
            <text:p text:style-name="P125"><text:span text:style-name="T55">"service.pid" : is set to be the PID of this configuration.</text:span></text:p>
          </text:list-item>
          <text:list-item>
            <text:p text:style-name="P129"><text:span text:style-name="T55">"service.factoryPid" : if this is a factory configuration it is set to the factory PID else it is not set.</text:span></text:p>
          </text:list-item>
        </text:list>
        <text:p text:style-name="P106"><text:span text:style-name="T55">These system properties are all of type </text:span><text:span text:style-name="Code2">String</text:span><text:span text:style-name="T55">.</text:span></text:p>
        <text:p text:style-name="P106"><text:span text:style-name="T55">If the corresponding Managed Service/Managed Service Factory is registered, its updated method must be called asynchronously. Else, this callback is delayed until aforementioned registration occurs.</text:span></text:p>
        <text:p text:style-name="P105"><text:span text:style-name="T55">Also notifies all Configuration Listeners with a </text:span><text:a xlink:type="simple" xlink:href="file:///l%22r30" text:style-name="Internet_20_link" text:visited-style-name="Visited_20_Internet_20_Link"><text:span text:style-name="T89">ConfigurationEvent.CM_UPDATED</text:span></text:a><text:span text:style-name="T59"> event.</text:span></text:p>
        <text:p text:style-name="P109"><text:span text:style-name="T56">Parameters:</text:span></text:p>
        <text:p text:style-name="P124"><text:span text:style-name="Code2">properties</text:span><text:span text:style-name="T55"> - the new set of properties for this configuration</text:span></text:p>
        <text:p text:style-name="P109"><text:span text:style-name="T56">Throws:</text:span></text:p>
        <text:p text:style-name="P124"><text:span text:style-name="Code2">IOException</text:span><text:span text:style-name="T55"> - if update cannot be made persistent</text:span></text:p>
        <text:p text:style-name="P124"><text:a xlink:type="simple" xlink:href="file:///l%22r63" text:style-name="Internet_20_link" text:visited-style-name="Visited_20_Internet_20_Link"><text:span text:style-name="T89">LockedConfigurationException</text:span></text:a><text:span text:style-name="T59"> - if the configuration is locked</text:span></text:p>
        <text:p text:style-name="P124"><text:span text:style-name="Code2">IllegalArgumentException</text:span><text:span text:style-name="T55"> - if the </text:span><text:span text:style-name="Code2">Dictionary</text:span><text:span text:style-name="T55"> object contains invalid configuration types or contains case variants of the same key name.</text:span></text:p>
        <text:p text:style-name="P124"><text:span text:style-name="Code2">IllegalStateException</text:span><text:span text:style-name="T55"> - If this configuration has been deleted.</text:span></text:p>
        <text:p text:style-name="P133"/>
        <text:p text:style-name="P81"><text:bookmark text:name="r8"/><text:span text:style-name="T52">delete</text:span></text:p>
        <text:p text:style-name="P93"><text:span text:style-name="Code2">void </text:span><text:span text:style-name="Code2"><text:span text:style-name="T94">delete</text:span></text:span><text:span text:style-name="Code2"><text:span text:style-name="T15">()</text:span></text:span><text:line-break/><text:span text:style-name="Code2"><text:span text:style-name="T15">     throws IOException</text:span></text:span></text:p>
        <text:p text:style-name="P106"><text:span text:style-name="T55">Delete this </text:span><text:span text:style-name="Code2">Configuration</text:span><text:span text:style-name="T55">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89">ManagedService</text:span></text:a><text:span text:style-name="T59"> object is notified by a call to its </text:span><text:span text:style-name="Code2"><text:span text:style-name="T97">updated</text:span></text:span><text:span text:style-name="T59"> method with a </text:span><text:span text:style-name="Code2"><text:span text:style-name="T97">null</text:span></text:span><text:span text:style-name="T59"> properties argument. A </text:span><text:a xlink:type="simple" xlink:href="file:///l%22r69" text:style-name="Internet_20_link" text:visited-style-name="Visited_20_Internet_20_Link"><text:span text:style-name="T89">ManagedServiceFactory</text:span></text:a><text:span text:style-name="T59"> object is notified by a call to its </text:span><text:span text:style-name="Code2"><text:span text:style-name="T97">deleted</text:span></text:span><text:span text:style-name="T59"> method.</text:span></text:p>
        <text:p text:style-name="P105"><text:soft-page-break/><text:span text:style-name="T55">Also notifies all Configuration Listeners with a </text:span><text:a xlink:type="simple" xlink:href="file:///l%22r31" text:style-name="Internet_20_link" text:visited-style-name="Visited_20_Internet_20_Link"><text:span text:style-name="T89">ConfigurationEvent.CM_DELETED</text:span></text:a><text:span text:style-name="T59"> event.</text:span></text:p>
        <text:p text:style-name="P109"><text:span text:style-name="T56">Throws:</text:span></text:p>
        <text:p text:style-name="P124"><text:span text:style-name="Code2">IOException</text:span><text:span text:style-name="T55"> - If delete fails.</text:span></text:p>
        <text:p text:style-name="P124"><text:a xlink:type="simple" xlink:href="file:///l%22r63" text:style-name="Internet_20_link" text:visited-style-name="Visited_20_Internet_20_Link"><text:span text:style-name="T89">LockedConfigurationException</text:span></text:a><text:span text:style-name="T59"> - if the configuration is locked</text:span></text:p>
        <text:p text:style-name="P124"><text:span text:style-name="Code2">IllegalStateException</text:span><text:span text:style-name="T55"> - If this configuration has been deleted.</text:span></text:p>
        <text:p text:style-name="P133"/>
        <text:p text:style-name="P81"><text:bookmark text:name="r9"/><text:span text:style-name="T52">getFactoryPid</text:span></text:p>
        <text:p text:style-name="P93"><text:span text:style-name="Code2">String </text:span><text:span text:style-name="Code2"><text:span text:style-name="T94">getFactoryPid</text:span></text:span><text:span text:style-name="Code2"><text:span text:style-name="T15">()</text:span></text:span></text:p>
        <text:p text:style-name="P105"><text:span text:style-name="T55">For a factory configuration return the PID of the corresponding Managed Service Factory, else return </text:span><text:span text:style-name="Code2">null</text:span><text:span text:style-name="T55">.</text:span></text:p>
        <text:p text:style-name="P109"><text:span text:style-name="T56">Returns:</text:span></text:p>
        <text:p text:style-name="P124"><text:span text:style-name="T55">factory PID or </text:span><text:span text:style-name="Code2">null</text:span></text:p>
        <text:p text:style-name="P109"><text:span text:style-name="T56">Throws:</text:span></text:p>
        <text:p text:style-name="P124"><text:span text:style-name="Code2">IllegalStateException</text:span><text:span text:style-name="T55"> - If this configuration has been deleted.</text:span></text:p>
        <text:p text:style-name="P133"/>
        <text:p text:style-name="P81"><text:bookmark text:name="r10"/><text:span text:style-name="T52">update</text:span></text:p>
        <text:p text:style-name="P93"><text:span text:style-name="Code2">void </text:span><text:span text:style-name="Code2"><text:span text:style-name="T94">update</text:span></text:span><text:span text:style-name="Code2"><text:span text:style-name="T15">()</text:span></text:span><text:line-break/><text:span text:style-name="Code2"><text:span text:style-name="T15">     throws IOException</text:span></text:span></text:p>
        <text:p text:style-name="P106"><text:span text:style-name="T55">Update the </text:span><text:span text:style-name="Code2">Configuration</text:span><text:span text:style-name="T55"> object with the current properties. Initiate the </text:span><text:span text:style-name="Code2">updated</text:span><text:span text:style-name="T55"> callback to the Managed Service or Managed Service Factory with the current properties asynchronously.</text:span></text:p>
        <text:p text:style-name="P105"><text:span text:style-name="T55">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55"> object.</text:span></text:p>
        <text:p text:style-name="P109"><text:span text:style-name="T56">Throws:</text:span></text:p>
        <text:p text:style-name="P124"><text:span text:style-name="Code2">IOException</text:span><text:span text:style-name="T55"> - if update cannot access the properties in persistent storage</text:span></text:p>
        <text:p text:style-name="P124"><text:span text:style-name="Code2">IllegalStateException</text:span><text:span text:style-name="T55"> - If this configuration has been deleted.</text:span></text:p>
        <text:p text:style-name="P109"><text:span text:style-name="T56">See Also:</text:span></text:p>
        <text:p text:style-name="P124"><text:a xlink:type="simple" xlink:href="file:///l%22r61" text:style-name="Internet_20_link" text:visited-style-name="Visited_20_Internet_20_Link"><text:span text:style-name="T89">ConfigurationPlugin</text:span></text:a></text:p>
        <text:p text:style-name="P133"/>
        <text:p text:style-name="P81"><text:bookmark text:name="r11"/><text:span text:style-name="T52">setProperties</text:span></text:p>
        <text:p text:style-name="P93"><text:span text:style-name="Code2">boolean </text:span><text:span text:style-name="Code2"><text:span text:style-name="T94">setProperties</text:span></text:span><text:span text:style-name="Code2"><text:span text:style-name="T15">(Dictionary&lt;String,?&gt; properties)</text:span></text:span><text:line-break/><text:span text:style-name="Code2"><text:span text:style-name="T15">               throws IOException</text:span></text:span></text:p>
        <text:p text:style-name="P106"><text:span text:style-name="T55">Update the properties of this </text:span><text:span text:style-name="Code2">Configuration</text:span><text:span text:style-name="T55"> object if the provided properties are different than the currently stored set If the properties are the same, no operation is performed, otherwise it stores the properties in persistent storage after adding or overwriting the following properties:</text:span></text:p>
        <text:list xml:id="list2502455239294392020" text:style-name="WWNum3">
          <text:list-item>
            <text:p text:style-name="P126"><text:span text:style-name="T55">"service.pid" : is set to be the PID of this configuration.</text:span></text:p>
          </text:list-item>
          <text:list-item>
            <text:p text:style-name="P130"><text:span text:style-name="T55">"service.factoryPid" : if this is a factory configuration it is set to the factory PID else it is not set.</text:span></text:p>
          </text:list-item>
        </text:list>
        <text:p text:style-name="P106"><text:span text:style-name="T55">These system properties are all of type </text:span><text:span text:style-name="Code2">String</text:span><text:span text:style-name="T55">.</text:span></text:p>
        <text:p text:style-name="P106"><text:span text:style-name="T55">If the corresponding Managed Service/Managed Service Factory is registered, its updated method must be called asynchronously. Else, this callback is delayed until aforementioned registration occurs.</text:span></text:p>
        <text:p text:style-name="P105"><text:span text:style-name="T55">Also notifies all Configuration Listeners with a </text:span><text:a xlink:type="simple" xlink:href="file:///l%22r30" text:style-name="Internet_20_link" text:visited-style-name="Visited_20_Internet_20_Link"><text:span text:style-name="T89">ConfigurationEvent.CM_UPDATED</text:span></text:a><text:span text:style-name="T59"> event.</text:span></text:p>
        <text:p text:style-name="P109"><text:soft-page-break/><text:span text:style-name="T56">Parameters:</text:span></text:p>
        <text:p text:style-name="P124"><text:span text:style-name="Code2">properties</text:span><text:span text:style-name="T55"> - the new set of properties for this configuration</text:span></text:p>
        <text:p text:style-name="P109"><text:span text:style-name="T56">Returns:</text:span></text:p>
        <text:p text:style-name="P124"><text:span text:style-name="T55">Returns </text:span><text:span text:style-name="Code2">true</text:span><text:span text:style-name="T55"> if the configuration was updated.</text:span></text:p>
        <text:p text:style-name="P109"><text:span text:style-name="T56">Throws:</text:span></text:p>
        <text:p text:style-name="P124"><text:span text:style-name="Code2">IOException</text:span><text:span text:style-name="T55"> - if update cannot be made persistent</text:span></text:p>
        <text:p text:style-name="P124"><text:a xlink:type="simple" xlink:href="file:///l%22r63" text:style-name="Internet_20_link" text:visited-style-name="Visited_20_Internet_20_Link"><text:span text:style-name="T89">LockedConfigurationException</text:span></text:a><text:span text:style-name="T59"> - If the configuration is locked</text:span></text:p>
        <text:p text:style-name="P124"><text:span text:style-name="Code2">IllegalArgumentException</text:span><text:span text:style-name="T55"> - if the </text:span><text:span text:style-name="Code2">Dictionary</text:span><text:span text:style-name="T55"> object contains invalid configuration types or contains case variants of the same key name.</text:span></text:p>
        <text:p text:style-name="P124"><text:span text:style-name="Code2">IllegalStateException</text:span><text:span text:style-name="T55"> - If this configuration has been deleted.</text:span></text:p>
        <text:p text:style-name="P109"><text:span text:style-name="T56">Since:</text:span></text:p>
        <text:p text:style-name="P124"><text:span text:style-name="T55">1.6</text:span></text:p>
        <text:p text:style-name="P133"/>
        <text:p text:style-name="P81"><text:bookmark text:name="r12"/><text:span text:style-name="T52">setBundleLocation</text:span></text:p>
        <text:p text:style-name="P93"><text:span text:style-name="Code2">void </text:span><text:span text:style-name="Code2"><text:span text:style-name="T94">setBundleLocation</text:span></text:span><text:span text:style-name="Code2"><text:span text:style-name="T15">(String location)</text:span></text:span></text:p>
        <text:p text:style-name="P106"><text:span text:style-name="T55">Bind this </text:span><text:span text:style-name="Code2">Configuration</text:span><text:span text:style-name="T55"> object to the specified location. If the location parameter is </text:span><text:span text:style-name="Code2">null</text:span><text:span text:style-name="T55"> then the </text:span><text:span text:style-name="Code2">Configuration</text:span><text:span text:style-name="T55"> object will not be bound to a location/region. It will be set to the bundle's location before the first time a Managed Service/Managed Service Factory receives this </text:span><text:span text:style-name="Code2">Configuration</text:span><text:span text:style-name="T55"> object via the updated method and before any plugins are called. The bundle location or region will be set persistently.</text:span></text:p>
        <text:p text:style-name="P106"><text:span text:style-name="T55">If the location starts with </text:span><text:span text:style-name="Code2">?</text:span><text:span text:style-name="T55"> then all targets registered with the given PID must be updated.</text:span></text:p>
        <text:p text:style-name="P106"><text:span text:style-name="T55">If the location is changed then existing targets must be informed. If they can no longer see this configuration, the configuration must be deleted or updated with </text:span><text:span text:style-name="Code2">null</text:span><text:span text:style-name="T55">. If this configuration becomes visible then they must be updated with this configuration.</text:span></text:p>
        <text:p text:style-name="P105"><text:span text:style-name="T55">Also notifies all Configuration Listeners with a </text:span><text:a xlink:type="simple" xlink:href="file:///l%22r32" text:style-name="Internet_20_link" text:visited-style-name="Visited_20_Internet_20_Link"><text:span text:style-name="T89">ConfigurationEvent.CM_LOCATION_CHANGED</text:span></text:a><text:span text:style-name="T59"> event.</text:span></text:p>
        <text:p text:style-name="P109"><text:span text:style-name="T56">Parameters:</text:span></text:p>
        <text:p text:style-name="P124"><text:span text:style-name="Code2">location</text:span><text:span text:style-name="T55"> - a location, region, or </text:span><text:span text:style-name="Code2">null</text:span></text:p>
        <text:p text:style-name="P109"><text:span text:style-name="T56">Throws:</text:span></text:p>
        <text:p text:style-name="P124"><text:span text:style-name="Code2">IllegalStateException</text:span><text:span text:style-name="T55"> - If this configuration has been deleted.</text:span></text:p>
        <text:p text:style-name="P124"><text:span text:style-name="Code2">SecurityException</text:span><text:span text:style-name="T55"> - when the required permissions are not available,</text:span><text:line-break/><text:span text:style-name="T55">when the required permissions are not available</text:span></text:p>
        <text:p text:style-name="P133"/>
        <text:p text:style-name="P81"><text:bookmark text:name="r13"/><text:span text:style-name="T52">getBundleLocation</text:span></text:p>
        <text:p text:style-name="P93"><text:span text:style-name="Code2">String </text:span><text:span text:style-name="Code2"><text:span text:style-name="T94">getBundleLocation</text:span></text:span><text:span text:style-name="Code2"><text:span text:style-name="T15">()</text:span></text:span></text:p>
        <text:p text:style-name="P105"><text:span text:style-name="T55">Get the bundle location. Returns the bundle location or region to which this configuration is bound, or </text:span><text:span text:style-name="Code2">null</text:span><text:span text:style-name="T55"> if it is not yet bound to a bundle location or region. If the location starts with </text:span><text:span text:style-name="Code2">?</text:span><text:span text:style-name="T55"> then the configuration is delivered to all targets and not restricted to a single bundle.</text:span></text:p>
        <text:p text:style-name="P109"><text:span text:style-name="T56">Returns:</text:span></text:p>
        <text:p text:style-name="P124"><text:span text:style-name="T55">location to which this configuration is bound, or </text:span><text:span text:style-name="Code2">null</text:span><text:span text:style-name="T55">.</text:span></text:p>
        <text:p text:style-name="P109"><text:span text:style-name="T56">Throws:</text:span></text:p>
        <text:p text:style-name="P124"><text:span text:style-name="Code2">IllegalStateException</text:span><text:span text:style-name="T55"> - If this configuration has been deleted.</text:span></text:p>
        <text:p text:style-name="P124"><text:span text:style-name="Code2">SecurityException</text:span><text:span text:style-name="T55"> - when the required permissions are not available</text:span></text:p>
        <text:p text:style-name="P133"/>
        <text:p text:style-name="P81"><text:bookmark text:name="r14"/><text:span text:style-name="T52">getChangeCount</text:span></text:p>
        <text:p text:style-name="P93"><text:span text:style-name="Code2">long </text:span><text:span text:style-name="Code2"><text:span text:style-name="T94">getChangeCount</text:span></text:span><text:span text:style-name="Code2"><text:span text:style-name="T15">()</text:span></text:span></text:p>
        <text:p text:style-name="P105"><text:span text:style-name="T55">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09"><text:soft-page-break/><text:span text:style-name="T56">Returns:</text:span></text:p>
        <text:p text:style-name="P124"><text:span text:style-name="T55">A monotonically increasing value reflecting changes in this Configuration.</text:span></text:p>
        <text:p text:style-name="P109"><text:span text:style-name="T56">Throws:</text:span></text:p>
        <text:p text:style-name="P124"><text:span text:style-name="Code2">IllegalStateException</text:span><text:span text:style-name="T55"> - If this configuration has been deleted.</text:span></text:p>
        <text:p text:style-name="P109"><text:span text:style-name="T56">Since:</text:span></text:p>
        <text:p text:style-name="P124"><text:span text:style-name="T55">1.5</text:span></text:p>
        <text:p text:style-name="P133"/>
        <text:p text:style-name="P81"><text:bookmark text:name="r15"/><text:span text:style-name="T52">setLocked</text:span></text:p>
        <text:p text:style-name="P93"><text:span text:style-name="Code2">void </text:span><text:span text:style-name="Code2"><text:span text:style-name="T94">setLocked</text:span></text:span><text:span text:style-name="Code2"><text:span text:style-name="T15">(boolean flag)</text:span></text:span><text:line-break/><text:span text:style-name="Code2"><text:span text:style-name="T15">        throws IOException</text:span></text:span></text:p>
        <text:p text:style-name="P105"><text:span text:style-name="T55">Locks or unlocks the configuration.</text:span></text:p>
        <text:p text:style-name="P109"><text:span text:style-name="T56">Parameters:</text:span></text:p>
        <text:p text:style-name="P124"><text:span text:style-name="Code2">flag</text:span><text:span text:style-name="T55"> - If </text:span><text:span text:style-name="Code2">true</text:span><text:span text:style-name="T55"> the configuration is locked, if </text:span><text:span text:style-name="Code2">false</text:span><text:span text:style-name="T55"> the configuration is unlocked.</text:span></text:p>
        <text:p text:style-name="P109"><text:span text:style-name="T56">Throws:</text:span></text:p>
        <text:p text:style-name="P124"><text:span text:style-name="Code2">IOException</text:span><text:span text:style-name="T55"> - If the new lock state cannot be persisted.</text:span></text:p>
        <text:p text:style-name="P124"><text:span text:style-name="Code2">IllegalStateException</text:span><text:span text:style-name="T55"> - If this configuration has been deleted.</text:span></text:p>
        <text:p text:style-name="P109"><text:span text:style-name="T56">Since:</text:span></text:p>
        <text:p text:style-name="P124"><text:span text:style-name="T55">1.6</text:span></text:p>
        <text:p text:style-name="P133"/>
        <text:p text:style-name="P81"><text:bookmark text:name="r16"/><text:span text:style-name="T52">isLocked</text:span></text:p>
        <text:p text:style-name="P93"><text:span text:style-name="Code2">boolean </text:span><text:span text:style-name="Code2"><text:span text:style-name="T94">isLocked</text:span></text:span><text:span text:style-name="Code2"><text:span text:style-name="T15">()</text:span></text:span></text:p>
        <text:p text:style-name="P105"><text:span text:style-name="T55">Check if the configuration is currently locked.</text:span></text:p>
        <text:p text:style-name="P109"><text:span text:style-name="T56">Returns:</text:span></text:p>
        <text:p text:style-name="P124"><text:span text:style-name="Code2">true</text:span><text:span text:style-name="T55"> if the configuration is locked, { </text:span><text:span text:style-name="Code2">false</text:span><text:span text:style-name="T55"> otherwise.</text:span></text:p>
        <text:p text:style-name="P109"><text:span text:style-name="T56">Throws:</text:span></text:p>
        <text:p text:style-name="P124"><text:span text:style-name="Code2">IllegalStateException</text:span><text:span text:style-name="T55"> - If this configuration has been deleted.</text:span></text:p>
        <text:p text:style-name="P109"><text:span text:style-name="T56">Since:</text:span></text:p>
        <text:p text:style-name="P124"><text:span text:style-name="T55">1.6</text:span></text:p>
        <text:p text:style-name="P133"/>
        <text:p text:style-name="P81"><text:bookmark text:name="r17"/><text:span text:style-name="T52">equals</text:span></text:p>
        <text:p text:style-name="P93"><text:span text:style-name="Code2">boolean </text:span><text:span text:style-name="Code2"><text:span text:style-name="T94">equals</text:span></text:span><text:span text:style-name="Code2"><text:span text:style-name="T15">(Object other)</text:span></text:span></text:p>
        <text:p text:style-name="P105"><text:span text:style-name="T55">Equality is defined to have equal PIDs Two Configuration objects are equal when their PIDs are equal.</text:span></text:p>
        <text:p text:style-name="P109"><text:span text:style-name="T56">Overrides:</text:span></text:p>
        <text:p text:style-name="P124"><text:span text:style-name="Code2">equals</text:span><text:span text:style-name="T55"> in class </text:span><text:span text:style-name="Code2">Object</text:span></text:p>
        <text:p text:style-name="P109"><text:span text:style-name="T56">Parameters:</text:span></text:p>
        <text:p text:style-name="P124"><text:span text:style-name="Code2">other</text:span><text:span text:style-name="T55"> - </text:span><text:span text:style-name="Code2">Configuration</text:span><text:span text:style-name="T55"> object to compare against</text:span></text:p>
        <text:p text:style-name="P109"><text:span text:style-name="T56">Returns:</text:span></text:p>
        <text:p text:style-name="P124"><text:span text:style-name="Code2">true</text:span><text:span text:style-name="T55"> if equal, </text:span><text:span text:style-name="Code2">false</text:span><text:span text:style-name="T55"> if not a </text:span><text:span text:style-name="Code2">Configuration</text:span><text:span text:style-name="T55"> object or one with a different PID.</text:span></text:p>
        <text:p text:style-name="P133"/>
        <text:p text:style-name="P81"><text:bookmark text:name="r18"/><text:span text:style-name="T52">hashCode</text:span></text:p>
        <text:p text:style-name="P93"><text:span text:style-name="Code2">int </text:span><text:span text:style-name="Code2"><text:span text:style-name="T94">hashCode</text:span></text:span><text:span text:style-name="Code2"><text:span text:style-name="T15">()</text:span></text:span></text:p>
        <text:p text:style-name="P105"><text:span text:style-name="T55">Hash code is based on PID. The hash code for two Configuration objects must be the same when the Configuration PID's are the same.</text:span></text:p>
        <text:p text:style-name="P109"><text:soft-page-break/><text:span text:style-name="T56">Overrides:</text:span></text:p>
        <text:p text:style-name="P124"><text:span text:style-name="Code2">hashCode</text:span><text:span text:style-name="T55"> in class </text:span><text:span text:style-name="Code2">Object</text:span></text:p>
        <text:p text:style-name="P109"><text:span text:style-name="T56">Returns:</text:span></text:p>
        <text:p text:style-name="P124"><text:span text:style-name="T55">hash code for this Configuration object</text:span></text:p>
        <text:p text:style-name="P69"><text:bookmark text:name="r29"/><text:span text:style-name="T52">Interface ConfigurationAdmin</text:span></text:p>
        <text:p text:style-name="P103"><text:a xlink:type="simple" xlink:href="file:///l%22r3" text:style-name="Internet_20_link" text:visited-style-name="Visited_20_Internet_20_Link"><text:span text:style-name="T62">org.osgi.service.cm</text:span></text:a></text:p>
        <text:p text:style-name="P99"/>
        <text:p text:style-name="P112"><text:span text:style-name="Code_20_Small1">@org.osgi.annotation.versioning.ProviderType</text:span><text:line-break/><text:span text:style-name="Code2">public interface </text:span><text:span text:style-name="Code2"><text:span text:style-name="T94">ConfigurationAdmin</text:span></text:span></text:p>
        <text:p text:style-name="P102"><text:span text:style-name="T55">Service for administering configuration data.</text:span></text:p>
        <text:p text:style-name="P102"><text:span text:style-name="T55">The main purpose of this interface is to store bundle configuration data persistently. This information is represented in </text:span><text:span text:style-name="Code2">Configuration</text:span><text:span text:style-name="T55"> objects. The actual configuration data is a </text:span><text:span text:style-name="Code2">Dictionary</text:span><text:span text:style-name="T55"> of properties inside a </text:span><text:span text:style-name="Code2">Configuration</text:span><text:span text:style-name="T55"> object.</text:span></text:p>
        <text:p text:style-name="P102"><text:span text:style-name="T55">There are two principally different ways to manage configurations. First there is the concept of a Managed Service, where configuration data is uniquely associated with an object registered with the service registry.</text:span></text:p>
        <text:p text:style-name="P102"><text:span text:style-name="T55">Next, there is the concept of a factory where the Configuration Admin service will maintain 0 or more </text:span><text:span text:style-name="Code2">Configuration</text:span><text:span text:style-name="T55"> objects for a Managed Service Factory that is registered with the Framework.</text:span></text:p>
        <text:p text:style-name="P102"><text:span text:style-name="T55">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02"><text:span text:style-name="T55">Bundles that require configuration should register a Managed Service or a Managed Service Factory in the service registry. A registration property named </text:span><text:span text:style-name="Code2">service.pid</text:span><text:span text:style-name="T55"> (persistent identifier or PID) must be used to identify this Managed Service or Managed Service Factory to the Configuration Admin service.</text:span></text:p>
        <text:p text:style-name="P102"><text:span text:style-name="T55">When the ConfigurationAdmin detects the registration of a Managed Service, it checks its persistent storage for a configuration object whose </text:span><text:span text:style-name="Code2">service.pid</text:span><text:span text:style-name="T55"> property matches the PID service property ( </text:span><text:span text:style-name="Code2">service.pid</text:span><text:span text:style-name="T55">) of the Managed Service. If found, it calls </text:span><text:a xlink:type="simple" xlink:href="file:///l%22r64" text:style-name="Internet_20_link" text:visited-style-name="Visited_20_Internet_20_Link"><text:span text:style-name="T89">ManagedService.updated(Dictionary)</text:span></text:a><text:span text:style-name="T59"> method with the new properties. The implementation of a Configuration Admin service must run these call-backs asynchronously to allow proper synchronization.</text:span></text:p>
        <text:p text:style-name="P102"><text:span text:style-name="T55">When the Configuration Admin service detects a Managed Service Factory registration, it checks its storage for configuration objects whose </text:span><text:span text:style-name="Code2">service.factoryPid</text:span><text:span text:style-name="T55"> property matches the PID service property of the Managed Service Factory. For each such </text:span><text:span text:style-name="Code2">Configuration</text:span><text:span text:style-name="T55"> objects, it calls the </text:span><text:span text:style-name="Code2">ManagedServiceFactory.updated</text:span><text:span text:style-name="T55"> method asynchronously with the new properties. The calls to the </text:span><text:span text:style-name="Code2">updated</text:span><text:span text:style-name="T55"> method of a </text:span><text:span text:style-name="Code2">ManagedServiceFactory</text:span><text:span text:style-name="T55"> must be executed sequentially and not overlap in time.</text:span></text:p>
        <text:p text:style-name="P102"><text:span text:style-name="T55">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55">, where location is the configuration location.</text:span></text:p>
        <text:p text:style-name="P102"><text:span text:style-name="Code2">Configuration</text:span><text:span text:style-name="T55"> objects can be </text:span><text:span text:style-name="T54">bound</text:span><text:span text:style-name="T57"> to a specified bundle location or to a region (configuration location starts with </text:span><text:span text:style-name="Code2"><text:span text:style-name="T95">?</text:span></text:span><text:span text:style-name="T57">).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95">Configuration</text:span></text:span><text:span text:style-name="T57"> object must be unbound, that is its location field is set back to </text:span><text:span text:style-name="Code2"><text:span text:style-name="T95">null</text:span></text:span><text:span text:style-name="T57">.</text:span></text:p>
        <text:p text:style-name="P102"><text:span text:style-name="T55">If target's bundle location matches the configuration location it is always updated.</text:span></text:p>
        <text:p text:style-name="P102"><text:span text:style-name="T55">If the configuration location starts with </text:span><text:span text:style-name="Code2">?</text:span><text:span text:style-name="T55">,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55"> method on the target bundle.</text:span></text:p>
        <text:p text:style-name="P102"><text:span text:style-name="T55">If a target cannot be updated because the location does not match or it has no permission and security is active then the Configuration Admin service must not do the normal callback.</text:span></text:p>
        <text:p text:style-name="P92"><text:soft-page-break/><text:span text:style-name="T55">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55"> must use a </text:span><text:span text:style-name="Code2">org.osgi.framework.ServiceFactory</text:span><text:span text:style-name="T55"> to support this concept.</text:span></text:p>
        <text:p text:style-name="P103"><text:span text:style-name="T56">ThreadSafe</text:span></text:p>
        <text:p text:style-name="P11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4"><text:span text:style-name="Summary_20_Heading_20_Font2"><text:span text:style-name="T63">Field Summary</text:span></text:span></text:p>
            </table:table-cell>
            <table:covered-table-cell/>
            <table:table-cell table:style-name="Table8.A1" office:value-type="string">
              <text:p text:style-name="P116"><text:span text:style-name="Page_20_Reference_20_Font"><text:span text:style-name="T64">Page</text:span></text:span></text:p>
            </table:table-cell>
          </table:table-row>
          <table:table-row table:style-name="Table8.1">
            <table:table-cell table:style-name="Table8.A2" office:value-type="string">
              <text:p text:style-name="P118"><text:span text:style-name="Code_20_Small1"><text:span text:style-name="T91">String</text:span></text:span></text:p>
            </table:table-cell>
            <table:table-cell table:style-name="Table8.B2" office:value-type="string">
              <text:p text:style-name="P120"><text:a xlink:type="simple" xlink:href="file:///l%22r21" text:style-name="Internet_20_link" text:visited-style-name="Visited_20_Internet_20_Link"><text:span text:style-name="T80">SERVICE_BUNDLELOCATION</text:span></text:a></text:p>
              <text:p text:style-name="P122"><text:span text:style-name="T55">Configuration property naming the location of the bundle that is associated with a </text:span><text:span text:style-name="Code2"><text:span text:style-name="T87">Configuration</text:span></text:span><text:span text:style-name="T55"> object.</text:span></text:p>
            </table:table-cell>
            <table:table-cell table:style-name="Table8.C2" office:value-type="string">
              <text:p text:style-name="P116"><text:bookmark-ref text:reference-format="page" text:ref-name="r21">23</text:bookmark-ref></text:p>
            </table:table-cell>
          </table:table-row>
          <table:table-row table:style-name="Table8.1">
            <table:table-cell table:style-name="Table8.A3" office:value-type="string">
              <text:p text:style-name="P117"><text:span text:style-name="Code_20_Small1"><text:span text:style-name="T91">String</text:span></text:span></text:p>
            </table:table-cell>
            <table:table-cell table:style-name="Table8.B3" office:value-type="string">
              <text:p text:style-name="P119"><text:a xlink:type="simple" xlink:href="file:///l%22r20" text:style-name="Internet_20_link" text:visited-style-name="Visited_20_Internet_20_Link"><text:span text:style-name="T80">SERVICE_FACTORYPID</text:span></text:a></text:p>
              <text:p text:style-name="P121"><text:span text:style-name="T55">Configuration property naming the Factory PID in the configuration dictionary.</text:span></text:p>
            </table:table-cell>
            <table:table-cell table:style-name="Table8.C3" office:value-type="string">
              <text:p text:style-name="P115"><text:bookmark-ref text:reference-format="page" text:ref-name="r20">23</text:bookmark-ref></text:p>
            </table:table-cell>
          </table:table-row>
        </table:table>
        <text:p text:style-name="P8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4"><text:span text:style-name="Summary_20_Heading_20_Font2"><text:span text:style-name="T63">Method Summary</text:span></text:span></text:p>
            </table:table-cell>
            <table:covered-table-cell/>
            <table:table-cell table:style-name="Table9.A1" office:value-type="string">
              <text:p text:style-name="P116"><text:span text:style-name="Page_20_Reference_20_Font"><text:span text:style-name="T64">Page</text:span></text:span></text:p>
            </table:table-cell>
          </table:table-row>
          <table:table-row table:style-name="Table9.1">
            <table:table-cell table:style-name="Table9.A2" office:value-type="string">
              <text:p text:style-name="P118"><text:a xlink:type="simple" xlink:href="file:///l%22r19" text:style-name="Internet_20_link" text:visited-style-name="Visited_20_Internet_20_Link"><text:span text:style-name="T82">Configuration</text:span></text:a></text:p>
            </table:table-cell>
            <table:table-cell table:style-name="Table9.B2" office:value-type="string">
              <text:p text:style-name="P120"><text:a xlink:type="simple" xlink:href="file:///l%22r22" text:style-name="Internet_20_link" text:visited-style-name="Visited_20_Internet_20_Link"><text:span text:style-name="T80">createFactoryConfiguration</text:span></text:a><text:span text:style-name="Code2"><text:span text:style-name="T93">(String factoryPid)</text:span></text:span></text:p>
              <text:p text:style-name="P122"><text:span text:style-name="T55">Create a new factory </text:span><text:span text:style-name="Code2"><text:span text:style-name="T87">Configuration</text:span></text:span><text:span text:style-name="T55"> object with a new PID.</text:span></text:p>
            </table:table-cell>
            <table:table-cell table:style-name="Table9.C2" office:value-type="string">
              <text:p text:style-name="P116"><text:bookmark-ref text:reference-format="page" text:ref-name="r22">24</text:bookmark-ref></text:p>
            </table:table-cell>
          </table:table-row>
          <table:table-row table:style-name="Table9.1">
            <table:table-cell table:style-name="Table9.A3" office:value-type="string">
              <text:p text:style-name="P117"><text:a xlink:type="simple" xlink:href="file:///l%22r19" text:style-name="Internet_20_link" text:visited-style-name="Visited_20_Internet_20_Link"><text:span text:style-name="T82">Configuration</text:span></text:a></text:p>
            </table:table-cell>
            <table:table-cell table:style-name="Table9.B3" office:value-type="string">
              <text:p text:style-name="P119"><text:a xlink:type="simple" xlink:href="file:///l%22r23" text:style-name="Internet_20_link" text:visited-style-name="Visited_20_Internet_20_Link"><text:span text:style-name="T80">createFactoryConfiguration</text:span></text:a><text:span text:style-name="Code2"><text:span text:style-name="T93">(String factoryPid, String location)</text:span></text:span></text:p>
              <text:p text:style-name="P121"><text:span text:style-name="T55">Create a new factory </text:span><text:span text:style-name="Code2"><text:span text:style-name="T87">Configuration</text:span></text:span><text:span text:style-name="T55"> object with a new PID.</text:span></text:p>
            </table:table-cell>
            <table:table-cell table:style-name="Table9.C3" office:value-type="string">
              <text:p text:style-name="P115"><text:bookmark-ref text:reference-format="page" text:ref-name="r23">24</text:bookmark-ref></text:p>
            </table:table-cell>
          </table:table-row>
          <table:table-row table:style-name="Table9.1">
            <table:table-cell table:style-name="Table9.A4" office:value-type="string">
              <text:p text:style-name="P117"><text:a xlink:type="simple" xlink:href="file:///l%22r19" text:style-name="Internet_20_link" text:visited-style-name="Visited_20_Internet_20_Link"><text:span text:style-name="T82">Configuration</text:span></text:a></text:p>
            </table:table-cell>
            <table:table-cell table:style-name="Table9.B4" office:value-type="string">
              <text:p text:style-name="P119"><text:a xlink:type="simple" xlink:href="file:///l%22r25" text:style-name="Internet_20_link" text:visited-style-name="Visited_20_Internet_20_Link"><text:span text:style-name="T80">getConfiguration</text:span></text:a><text:span text:style-name="Code2"><text:span text:style-name="T93">(String pid)</text:span></text:span></text:p>
              <text:p text:style-name="P121"><text:span text:style-name="T55">Get an existing or new </text:span><text:span text:style-name="Code2"><text:span text:style-name="T87">Configuration</text:span></text:span><text:span text:style-name="T55"> object from the persistent store.</text:span></text:p>
            </table:table-cell>
            <table:table-cell table:style-name="Table9.C4" office:value-type="string">
              <text:p text:style-name="P115"><text:bookmark-ref text:reference-format="page" text:ref-name="r25">25</text:bookmark-ref></text:p>
            </table:table-cell>
          </table:table-row>
          <table:table-row table:style-name="Table9.1">
            <table:table-cell table:style-name="Table9.A5" office:value-type="string">
              <text:p text:style-name="P117"><text:a xlink:type="simple" xlink:href="file:///l%22r19" text:style-name="Internet_20_link" text:visited-style-name="Visited_20_Internet_20_Link"><text:span text:style-name="T82">Configuration</text:span></text:a></text:p>
            </table:table-cell>
            <table:table-cell table:style-name="Table9.B5" office:value-type="string">
              <text:p text:style-name="P119"><text:a xlink:type="simple" xlink:href="file:///l%22r24" text:style-name="Internet_20_link" text:visited-style-name="Visited_20_Internet_20_Link"><text:span text:style-name="T80">getConfiguration</text:span></text:a><text:span text:style-name="Code2"><text:span text:style-name="T93">(String pid, String location)</text:span></text:span></text:p>
              <text:p text:style-name="P121"><text:span text:style-name="T55">Get an existing </text:span><text:span text:style-name="Code2"><text:span text:style-name="T87">Configuration</text:span></text:span><text:span text:style-name="T55"> object from the persistent store, or create a new </text:span><text:span text:style-name="Code2"><text:span text:style-name="T87">Configuration</text:span></text:span><text:span text:style-name="T55"> object.</text:span></text:p>
            </table:table-cell>
            <table:table-cell table:style-name="Table9.C5" office:value-type="string">
              <text:p text:style-name="P115"><text:bookmark-ref text:reference-format="page" text:ref-name="r24">25</text:bookmark-ref></text:p>
            </table:table-cell>
          </table:table-row>
          <table:table-row table:style-name="Table9.1">
            <table:table-cell table:style-name="Table9.A6" office:value-type="string">
              <text:p text:style-name="P117"><text:a xlink:type="simple" xlink:href="file:///l%22r19" text:style-name="Internet_20_link" text:visited-style-name="Visited_20_Internet_20_Link"><text:span text:style-name="T82">Configuration</text:span></text:a></text:p>
            </table:table-cell>
            <table:table-cell table:style-name="Table9.B6" office:value-type="string">
              <text:p text:style-name="P119"><text:a xlink:type="simple" xlink:href="file:///l%22r27" text:style-name="Internet_20_link" text:visited-style-name="Visited_20_Internet_20_Link"><text:span text:style-name="T80">getFactoryConfiguration</text:span></text:a><text:span text:style-name="Code2"><text:span text:style-name="T93">(String factoryPid, String alias)</text:span></text:span></text:p>
              <text:p text:style-name="P121"><text:span text:style-name="T55">Get an existing or new </text:span><text:span text:style-name="Code2"><text:span text:style-name="T87">Configuration</text:span></text:span><text:span text:style-name="T55"> object from the persistent store.</text:span></text:p>
            </table:table-cell>
            <table:table-cell table:style-name="Table9.C6" office:value-type="string">
              <text:p text:style-name="P115"><text:bookmark-ref text:reference-format="page" text:ref-name="r27">26</text:bookmark-ref></text:p>
            </table:table-cell>
          </table:table-row>
          <table:table-row table:style-name="Table9.1">
            <table:table-cell table:style-name="Table9.A7" office:value-type="string">
              <text:p text:style-name="P117"><text:a xlink:type="simple" xlink:href="file:///l%22r19" text:style-name="Internet_20_link" text:visited-style-name="Visited_20_Internet_20_Link"><text:span text:style-name="T82">Configuration</text:span></text:a></text:p>
            </table:table-cell>
            <table:table-cell table:style-name="Table9.B7" office:value-type="string">
              <text:p text:style-name="P119"><text:a xlink:type="simple" xlink:href="file:///l%22r26" text:style-name="Internet_20_link" text:visited-style-name="Visited_20_Internet_20_Link"><text:span text:style-name="T80">getFactoryConfiguration</text:span></text:a><text:span text:style-name="Code2"><text:span text:style-name="T93">(String factoryPid, String alias, String location)</text:span></text:span></text:p>
              <text:p text:style-name="P121"><text:span text:style-name="T55">Get an existing or new </text:span><text:span text:style-name="Code2"><text:span text:style-name="T87">Configuration</text:span></text:span><text:span text:style-name="T55"> object from the persistent store.</text:span></text:p>
            </table:table-cell>
            <table:table-cell table:style-name="Table9.C7" office:value-type="string">
              <text:p text:style-name="P115"><text:bookmark-ref text:reference-format="page" text:ref-name="r26">25</text:bookmark-ref></text:p>
            </table:table-cell>
          </table:table-row>
          <table:table-row table:style-name="Table9.1">
            <table:table-cell table:style-name="Table9.A8" office:value-type="string">
              <text:p text:style-name="P117"><text:a xlink:type="simple" xlink:href="file:///l%22r19" text:style-name="Internet_20_link" text:visited-style-name="Visited_20_Internet_20_Link"><text:span text:style-name="T82">Configuration</text:span></text:a><text:span text:style-name="Code_20_Small1"><text:span text:style-name="T92">[]</text:span></text:span></text:p>
            </table:table-cell>
            <table:table-cell table:style-name="Table9.B8" office:value-type="string">
              <text:p text:style-name="P119"><text:a xlink:type="simple" xlink:href="file:///l%22r28" text:style-name="Internet_20_link" text:visited-style-name="Visited_20_Internet_20_Link"><text:span text:style-name="T80">listConfigurations</text:span></text:a><text:span text:style-name="Code2"><text:span text:style-name="T93">(String filter)</text:span></text:span></text:p>
              <text:p text:style-name="P121"><text:span text:style-name="T55">List the current </text:span><text:span text:style-name="Code2"><text:span text:style-name="T87">Configuration</text:span></text:span><text:span text:style-name="T55"> objects which match the filter.</text:span></text:p>
            </table:table-cell>
            <table:table-cell table:style-name="Table9.C8" office:value-type="string">
              <text:p text:style-name="P115"><text:bookmark-ref text:reference-format="page" text:ref-name="r28">26</text:bookmark-ref></text:p>
            </table:table-cell>
          </table:table-row>
        </table:table>
        <text:p text:style-name="P79"><text:span text:style-name="T52">Field Detail</text:span></text:p>
        <text:p text:style-name="P80"><text:bookmark text:name="r20"/><text:span text:style-name="T52">SERVICE_FACTORYPID</text:span></text:p>
        <text:p text:style-name="P93"><text:span text:style-name="Code2">public static final String </text:span><text:span text:style-name="Code2"><text:span text:style-name="T94">SERVICE_FACTORYPID</text:span></text:span><text:span text:style-name="Code2"><text:span text:style-name="T15"> = "service.factoryPid"</text:span></text:span></text:p>
        <text:p text:style-name="P105"><text:span text:style-name="T55">Configuration property naming the Factory PID in the configuration dictionary. The property's value is of type </text:span><text:span text:style-name="Code2">String</text:span><text:span text:style-name="T55">.</text:span></text:p>
        <text:p text:style-name="P109"><text:span text:style-name="T56">Since:</text:span></text:p>
        <text:p text:style-name="P124"><text:span text:style-name="T55">1.1</text:span></text:p>
        <text:p text:style-name="P133"/>
        <text:p text:style-name="P81"><text:bookmark text:name="r21"/><text:span text:style-name="T52">SERVICE_BUNDLELOCATION</text:span></text:p>
        <text:p text:style-name="P93"><text:span text:style-name="Code2">public static final String </text:span><text:span text:style-name="Code2"><text:span text:style-name="T94">SERVICE_BUNDLELOCATION</text:span></text:span><text:span text:style-name="Code2"><text:span text:style-name="T15"> = "service.bundleLocation"</text:span></text:span></text:p>
        <text:p text:style-name="P105"><text:span text:style-name="T55">Configuration property naming the location of the bundle that is associated with a </text:span><text:span text:style-name="Code2">Configuration</text:span><text:span text:style-name="T55"> object. This property can be searched for but must not appear in the configuration dictionary for security reason. The property's value is of type </text:span><text:span text:style-name="Code2">String</text:span><text:span text:style-name="T55">.</text:span></text:p>
        <text:p text:style-name="P109"><text:soft-page-break/><text:span text:style-name="T56">Since:</text:span></text:p>
        <text:p text:style-name="P124"><text:span text:style-name="T55">1.1</text:span></text:p>
        <text:p text:style-name="P79"><text:span text:style-name="T52">Method Detail</text:span></text:p>
        <text:p text:style-name="P80"><text:bookmark text:name="r22"/><text:span text:style-name="T52">createFactory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createFactoryConfiguration</text:span></text:span><text:span text:style-name="Code2"><text:span text:style-name="T98">(String factoryPid)</text:span></text:span><text:line-break/><text:span text:style-name="Code2"><text:span text:style-name="T98">                                  throws IOException</text:span></text:span></text:p>
        <text:p text:style-name="P106"><text:span text:style-name="T55">Create a new factory </text:span><text:span text:style-name="Code2">Configuration</text:span><text:span text:style-name="T55"> object with a new PID. The properties of the new </text:span><text:span text:style-name="Code2">Configuration</text:span><text:span text:style-name="T55"> object are </text:span><text:span text:style-name="Code2">null</text:span><text:span text:style-name="T55"> until the first time that its </text:span><text:a xlink:type="simple" xlink:href="file:///l%22r7" text:style-name="Internet_20_link" text:visited-style-name="Visited_20_Internet_20_Link"><text:span text:style-name="T89">Configuration.update(Dictionary)</text:span></text:a><text:span text:style-name="T59"> method is called.</text:span></text:p>
        <text:p text:style-name="P106"><text:span text:style-name="T55">It is not required that the </text:span><text:span text:style-name="Code2">factoryPid</text:span><text:span text:style-name="T55"> maps to a registered Managed Service Factory.</text:span></text:p>
        <text:p text:style-name="P105"><text:span text:style-name="T55">The </text:span><text:span text:style-name="Code2">Configuration</text:span><text:span text:style-name="T55">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09"><text:span text:style-name="T56">Parameters:</text:span></text:p>
        <text:p text:style-name="P124"><text:span text:style-name="Code2">factoryPid</text:span><text:span text:style-name="T55"> - PID of factory (not </text:span><text:span text:style-name="Code2">null</text:span><text:span text:style-name="T55">).</text:span></text:p>
        <text:p text:style-name="P109"><text:span text:style-name="T56">Returns:</text:span></text:p>
        <text:p text:style-name="P124"><text:span text:style-name="T55">A new </text:span><text:span text:style-name="Code2">Configuration</text:span><text:span text:style-name="T55"> object.</text:span></text:p>
        <text:p text:style-name="P109"><text:span text:style-name="T56">Throws:</text:span></text:p>
        <text:p text:style-name="P124"><text:span text:style-name="Code2">IOException</text:span><text:span text:style-name="T55"> - if access to persistent storage fails.</text:span></text:p>
        <text:p text:style-name="P133"/>
        <text:p text:style-name="P81"><text:bookmark text:name="r23"/><text:span text:style-name="T52">createFactory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createFactoryConfiguration</text:span></text:span><text:span text:style-name="Code2"><text:span text:style-name="T98">(String factoryPid,</text:span></text:span><text:line-break/><text:span text:style-name="Code2"><text:span text:style-name="T98">                                         String location)</text:span></text:span><text:line-break/><text:span text:style-name="Code2"><text:span text:style-name="T98">                                  throws IOException</text:span></text:span></text:p>
        <text:p text:style-name="P106"><text:span text:style-name="T55">Create a new factory </text:span><text:span text:style-name="Code2">Configuration</text:span><text:span text:style-name="T55"> object with a new PID. The properties of the new </text:span><text:span text:style-name="Code2">Configuration</text:span><text:span text:style-name="T55"> object are </text:span><text:span text:style-name="Code2">null</text:span><text:span text:style-name="T55"> until the first time that its </text:span><text:a xlink:type="simple" xlink:href="file:///l%22r7" text:style-name="Internet_20_link" text:visited-style-name="Visited_20_Internet_20_Link"><text:span text:style-name="T89">Configuration.update(Dictionary)</text:span></text:a><text:span text:style-name="T59"> method is called.</text:span></text:p>
        <text:p text:style-name="P106"><text:span text:style-name="T55">It is not required that the </text:span><text:span text:style-name="Code2">factoryPid</text:span><text:span text:style-name="T55"> maps to a registered Managed Service Factory.</text:span></text:p>
        <text:p text:style-name="P106"><text:span text:style-name="T55">The </text:span><text:span text:style-name="Code2">Configuration</text:span><text:span text:style-name="T55"> is bound to the location specified. If this location is </text:span><text:span text:style-name="Code2">null</text:span><text:span text:style-name="T55">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05"><text:span text:style-name="T55">If the location starts with </text:span><text:span text:style-name="Code2">?</text:span><text:span text:style-name="T55"> then the configuration must be delivered to all targets with the corresponding PID.</text:span></text:p>
        <text:p text:style-name="P109"><text:span text:style-name="T56">Parameters:</text:span></text:p>
        <text:p text:style-name="P124"><text:span text:style-name="Code2">factoryPid</text:span><text:span text:style-name="T55"> - PID of factory (not </text:span><text:span text:style-name="Code2">null</text:span><text:span text:style-name="T55">).</text:span></text:p>
        <text:p text:style-name="P124"><text:span text:style-name="Code2">location</text:span><text:span text:style-name="T55"> - A bundle location string, or </text:span><text:span text:style-name="Code2">null</text:span><text:span text:style-name="T55">.</text:span></text:p>
        <text:p text:style-name="P109"><text:span text:style-name="T56">Returns:</text:span></text:p>
        <text:p text:style-name="P124"><text:span text:style-name="T55">a new </text:span><text:span text:style-name="Code2">Configuration</text:span><text:span text:style-name="T55"> object.</text:span></text:p>
        <text:p text:style-name="P109"><text:span text:style-name="T56">Throws:</text:span></text:p>
        <text:p text:style-name="P124"><text:span text:style-name="Code2">IOException</text:span><text:span text:style-name="T55"> - if access to persistent storage fails.</text:span></text:p>
        <text:p text:style-name="P124"><text:span text:style-name="Code2">SecurityException</text:span><text:span text:style-name="T55"> - when the require permissions are not available</text:span></text:p>
        <text:p text:style-name="P133"/>
        <text:p text:style-name="P81"><text:bookmark text:name="r24"/><text:soft-page-break/><text:span text:style-name="T52">get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getConfiguration</text:span></text:span><text:span text:style-name="Code2"><text:span text:style-name="T98">(String pid,</text:span></text:span><text:line-break/><text:span text:style-name="Code2"><text:span text:style-name="T98">                               String location)</text:span></text:span><text:line-break/><text:span text:style-name="Code2"><text:span text:style-name="T98">                        throws IOException</text:span></text:span></text:p>
        <text:p text:style-name="P106"><text:span text:style-name="T55">Get an existing </text:span><text:span text:style-name="Code2">Configuration</text:span><text:span text:style-name="T55"> object from the persistent store, or create a new </text:span><text:span text:style-name="Code2">Configuration</text:span><text:span text:style-name="T55"> object.</text:span></text:p>
        <text:p text:style-name="P106"><text:span text:style-name="T55">If a </text:span><text:span text:style-name="Code2">Configuration</text:span><text:span text:style-name="T55"> with this PID already exists in Configuration Admin service return it. The location parameter is ignored in this case though it is still used for a security check.</text:span></text:p>
        <text:p text:style-name="P105"><text:span text:style-name="T55">Else, return a new </text:span><text:span text:style-name="Code2">Configuration</text:span><text:span text:style-name="T55"> object. This new object is bound to the location and the properties are set to </text:span><text:span text:style-name="Code2">null</text:span><text:span text:style-name="T55">. If the location parameter is </text:span><text:span text:style-name="Code2">null</text:span><text:span text:style-name="T55">, it will be set when a Managed Service with the corresponding PID is registered for the first time. If the location starts with </text:span><text:span text:style-name="Code2">?</text:span><text:span text:style-name="T55"> then the configuration is bound to all targets that are registered with the corresponding PID.</text:span></text:p>
        <text:p text:style-name="P109"><text:span text:style-name="T56">Parameters:</text:span></text:p>
        <text:p text:style-name="P124"><text:span text:style-name="Code2">pid</text:span><text:span text:style-name="T55"> - Persistent identifier.</text:span></text:p>
        <text:p text:style-name="P124"><text:span text:style-name="Code2">location</text:span><text:span text:style-name="T55"> - The bundle location string, or </text:span><text:span text:style-name="Code2">null</text:span><text:span text:style-name="T55">.</text:span></text:p>
        <text:p text:style-name="P109"><text:span text:style-name="T56">Returns:</text:span></text:p>
        <text:p text:style-name="P124"><text:span text:style-name="T55">An existing or new </text:span><text:span text:style-name="Code2">Configuration</text:span><text:span text:style-name="T55"> object.</text:span></text:p>
        <text:p text:style-name="P109"><text:span text:style-name="T56">Throws:</text:span></text:p>
        <text:p text:style-name="P124"><text:span text:style-name="Code2">IOException</text:span><text:span text:style-name="T55"> - if access to persistent storage fails.</text:span></text:p>
        <text:p text:style-name="P124"><text:span text:style-name="Code2">SecurityException</text:span><text:span text:style-name="T55"> - when the require permissions are not available</text:span></text:p>
        <text:p text:style-name="P133"/>
        <text:p text:style-name="P81"><text:bookmark text:name="r25"/><text:span text:style-name="T52">get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getConfiguration</text:span></text:span><text:span text:style-name="Code2"><text:span text:style-name="T98">(String pid)</text:span></text:span><text:line-break/><text:span text:style-name="Code2"><text:span text:style-name="T98">                        throws IOException</text:span></text:span></text:p>
        <text:p text:style-name="P106"><text:span text:style-name="T55">Get an existing or new </text:span><text:span text:style-name="Code2">Configuration</text:span><text:span text:style-name="T55"> object from the persistent store. If the </text:span><text:span text:style-name="Code2">Configuration</text:span><text:span text:style-name="T55"> object for this PID does not exist, create a new </text:span><text:span text:style-name="Code2">Configuration</text:span><text:span text:style-name="T55"> object for that PID, where properties are </text:span><text:span text:style-name="Code2">null</text:span><text:span text:style-name="T55">. Bind its location to the calling bundle's location.</text:span></text:p>
        <text:p text:style-name="P105"><text:span text:style-name="T55">Otherwise, if the location of the existing </text:span><text:span text:style-name="Code2">Configuration</text:span><text:span text:style-name="T55"> object is </text:span><text:span text:style-name="Code2">null</text:span><text:span text:style-name="T55">, set it to the calling bundle's location.</text:span></text:p>
        <text:p text:style-name="P109"><text:span text:style-name="T56">Parameters:</text:span></text:p>
        <text:p text:style-name="P124"><text:span text:style-name="Code2">pid</text:span><text:span text:style-name="T55"> - persistent identifier.</text:span></text:p>
        <text:p text:style-name="P109"><text:span text:style-name="T56">Returns:</text:span></text:p>
        <text:p text:style-name="P124"><text:span text:style-name="T55">an existing or new </text:span><text:span text:style-name="Code2">Configuration</text:span><text:span text:style-name="T55"> matching the PID.</text:span></text:p>
        <text:p text:style-name="P109"><text:span text:style-name="T56">Throws:</text:span></text:p>
        <text:p text:style-name="P124"><text:span text:style-name="Code2">IOException</text:span><text:span text:style-name="T55"> - if access to persistent storage fails.</text:span></text:p>
        <text:p text:style-name="P124"><text:span text:style-name="Code2">SecurityException</text:span><text:span text:style-name="T55"> - when the required permission is not available</text:span></text:p>
        <text:p text:style-name="P133"/>
        <text:p text:style-name="P81"><text:bookmark text:name="r26"/><text:span text:style-name="T52">getFactory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getFactoryConfiguration</text:span></text:span><text:span text:style-name="Code2"><text:span text:style-name="T98">(String factoryPid,</text:span></text:span><text:line-break/><text:span text:style-name="Code2"><text:span text:style-name="T98">                                      String alias,</text:span></text:span><text:line-break/><text:span text:style-name="Code2"><text:span text:style-name="T98">                                      String location)</text:span></text:span><text:line-break/><text:span text:style-name="Code2"><text:span text:style-name="T98">                               throws IOException</text:span></text:span></text:p>
        <text:p text:style-name="P106"><text:span text:style-name="T55">Get an existing or new </text:span><text:span text:style-name="Code2">Configuration</text:span><text:span text:style-name="T55"> object from the persistent store. The PID for this </text:span><text:span text:style-name="Code2">Configuration</text:span><text:span text:style-name="T55"> object is generated from the provided factory PID and the alias by starting with the factory PID appending the character # and then appending the alias.</text:span></text:p>
        <text:p text:style-name="P106"><text:span text:style-name="T55">If a </text:span><text:span text:style-name="Code2">Configuration</text:span><text:span text:style-name="T55"> with this PID already exists in Configuration Admin service return it. The location parameter is ignored in this case though it is still used for a security check.</text:span></text:p>
        <text:p text:style-name="P105"><text:soft-page-break/><text:span text:style-name="T55">Else, return a new </text:span><text:span text:style-name="Code2">Configuration</text:span><text:span text:style-name="T55"> object. This new object is bound to the location and the properties are set to </text:span><text:span text:style-name="Code2">null</text:span><text:span text:style-name="T55">. If the location parameter is </text:span><text:span text:style-name="Code2">null</text:span><text:span text:style-name="T55">, it will be set when a Managed Service with the corresponding PID is registered for the first time. If the location starts with </text:span><text:span text:style-name="Code2">?</text:span><text:span text:style-name="T55"> then the configuration is bound to all targets that are registered with the corresponding PID.</text:span></text:p>
        <text:p text:style-name="P109"><text:span text:style-name="T56">Parameters:</text:span></text:p>
        <text:p text:style-name="P124"><text:span text:style-name="Code2">factoryPid</text:span><text:span text:style-name="T55"> - PID of factory (not </text:span><text:span text:style-name="Code2">null</text:span><text:span text:style-name="T55">).</text:span></text:p>
        <text:p text:style-name="P124"><text:span text:style-name="Code2">alias</text:span><text:span text:style-name="T55"> - An alias for </text:span><text:span text:style-name="Code2">Configuration</text:span><text:span text:style-name="T55"> (not </text:span><text:span text:style-name="Code2">null</text:span><text:span text:style-name="T55">).</text:span></text:p>
        <text:p text:style-name="P124"><text:span text:style-name="Code2">location</text:span><text:span text:style-name="T55"> - The bundle location string, or </text:span><text:span text:style-name="Code2">null</text:span><text:span text:style-name="T55">.</text:span></text:p>
        <text:p text:style-name="P109"><text:span text:style-name="T56">Returns:</text:span></text:p>
        <text:p text:style-name="P124"><text:span text:style-name="T55">An existing or new </text:span><text:span text:style-name="Code2">Configuration</text:span><text:span text:style-name="T55"> object.</text:span></text:p>
        <text:p text:style-name="P109"><text:span text:style-name="T56">Throws:</text:span></text:p>
        <text:p text:style-name="P124"><text:span text:style-name="Code2">IOException</text:span><text:span text:style-name="T55"> - if access to persistent storage fails.</text:span></text:p>
        <text:p text:style-name="P124"><text:span text:style-name="Code2">SecurityException</text:span><text:span text:style-name="T55"> - when the require permissions are not available</text:span></text:p>
        <text:p text:style-name="P109"><text:span text:style-name="T56">Since:</text:span></text:p>
        <text:p text:style-name="P124"><text:span text:style-name="T55">1.6</text:span></text:p>
        <text:p text:style-name="P133"/>
        <text:p text:style-name="P81"><text:bookmark text:name="r27"/><text:span text:style-name="T52">getFactoryConfiguration</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getFactoryConfiguration</text:span></text:span><text:span text:style-name="Code2"><text:span text:style-name="T98">(String factoryPid,</text:span></text:span><text:line-break/><text:span text:style-name="Code2"><text:span text:style-name="T98">                                      String alias)</text:span></text:span><text:line-break/><text:span text:style-name="Code2"><text:span text:style-name="T98">                               throws IOException</text:span></text:span></text:p>
        <text:p text:style-name="P106"><text:span text:style-name="T55">Get an existing or new </text:span><text:span text:style-name="Code2">Configuration</text:span><text:span text:style-name="T55"> object from the persistent store. The PID for this </text:span><text:span text:style-name="Code2">Configuration</text:span><text:span text:style-name="T55"> object is generated from the provided factory PID and the alias by starting with the factory PID appending the character # and then appending the alias. If the </text:span><text:span text:style-name="Code2">Configuration</text:span><text:span text:style-name="T55"> object for this PID does not exist, create a new </text:span><text:span text:style-name="Code2">Configuration</text:span><text:span text:style-name="T55"> object for that PID, where properties are </text:span><text:span text:style-name="Code2">null</text:span><text:span text:style-name="T55">. Bind its location to the calling bundle's location.</text:span></text:p>
        <text:p text:style-name="P105"><text:span text:style-name="T55">Otherwise, if the location of the existing </text:span><text:span text:style-name="Code2">Configuration</text:span><text:span text:style-name="T55"> object is </text:span><text:span text:style-name="Code2">null</text:span><text:span text:style-name="T55">, set it to the calling bundle's location.</text:span></text:p>
        <text:p text:style-name="P109"><text:span text:style-name="T56">Parameters:</text:span></text:p>
        <text:p text:style-name="P124"><text:span text:style-name="Code2">factoryPid</text:span><text:span text:style-name="T55"> - PID of factory (not </text:span><text:span text:style-name="Code2">null</text:span><text:span text:style-name="T55">).</text:span></text:p>
        <text:p text:style-name="P124"><text:span text:style-name="Code2">alias</text:span><text:span text:style-name="T55"> - An alias for </text:span><text:span text:style-name="Code2">Configuration</text:span><text:span text:style-name="T55"> (not </text:span><text:span text:style-name="Code2">null</text:span><text:span text:style-name="T55">).</text:span></text:p>
        <text:p text:style-name="P109"><text:span text:style-name="T56">Returns:</text:span></text:p>
        <text:p text:style-name="P124"><text:span text:style-name="T55">an existing or new </text:span><text:span text:style-name="Code2">Configuration</text:span><text:span text:style-name="T55"> matching the PID.</text:span></text:p>
        <text:p text:style-name="P109"><text:span text:style-name="T56">Throws:</text:span></text:p>
        <text:p text:style-name="P124"><text:span text:style-name="Code2">IOException</text:span><text:span text:style-name="T55"> - if access to persistent storage fails.</text:span></text:p>
        <text:p text:style-name="P124"><text:span text:style-name="Code2">SecurityException</text:span><text:span text:style-name="T55"> - when the required permission is not available</text:span></text:p>
        <text:p text:style-name="P109"><text:span text:style-name="T56">Since:</text:span></text:p>
        <text:p text:style-name="P124"><text:span text:style-name="T55">1.6</text:span></text:p>
        <text:p text:style-name="P133"/>
        <text:p text:style-name="P81"><text:bookmark text:name="r28"/><text:span text:style-name="T52">listConfigurations</text:span></text:p>
        <text:p text:style-name="P93"><text:a xlink:type="simple" xlink:href="file:///l%22r19" text:style-name="Internet_20_link" text:visited-style-name="Visited_20_Internet_20_Link"><text:span text:style-name="T89">Configuration</text:span></text:a><text:span text:style-name="Code2"><text:span text:style-name="T97">[] </text:span></text:span><text:span text:style-name="Code2"><text:span text:style-name="T99">listConfigurations</text:span></text:span><text:span text:style-name="Code2"><text:span text:style-name="T98">(String filter)</text:span></text:span><text:line-break/><text:span text:style-name="Code2"><text:span text:style-name="T98">                            throws IOException,</text:span></text:span><text:line-break/><text:span text:style-name="Code2"><text:span text:style-name="T98">                                   org.osgi.framework.InvalidSyntaxException</text:span></text:span></text:p>
        <text:p text:style-name="P106"><text:span text:style-name="T55">List the current </text:span><text:span text:style-name="Code2">Configuration</text:span><text:span text:style-name="T55"> objects which match the filter.</text:span></text:p>
        <text:p text:style-name="P106"><text:span text:style-name="T55">Only </text:span><text:span text:style-name="Code2">Configuration</text:span><text:span text:style-name="T55"> objects with non- </text:span><text:span text:style-name="Code2">null</text:span><text:span text:style-name="T55"> properties are considered current. That is, </text:span><text:span text:style-name="Code2">Configuration.getProperties()</text:span><text:span text:style-name="T55"> is guaranteed not to return </text:span><text:span text:style-name="Code2">null</text:span><text:span text:style-name="T55"> for each of the returned </text:span><text:span text:style-name="Code2">Configuration</text:span><text:span text:style-name="T55"> objects.</text:span></text:p>
        <text:p text:style-name="P106"><text:span text:style-name="T55">When there is no security on then all configurations can be returned. If security is on, the caller must have ConfigurationPermission[location,CONFIGURE].</text:span></text:p>
        <text:p text:style-name="P106"><text:soft-page-break/><text:span text:style-name="T55">The syntax of the filter string is as defined in the </text:span><text:span text:style-name="Code2">org.osgi.framework.Filter</text:span><text:span text:style-name="T55"> class. The filter can test any configuration properties including the following:</text:span></text:p>
        <text:list xml:id="list519017767865651604" text:style-name="WWNum4">
          <text:list-item>
            <text:p text:style-name="P127"><text:span text:style-name="Code2">service.pid</text:span><text:span text:style-name="T55"> - the persistent identity</text:span></text:p>
          </text:list-item>
          <text:list-item>
            <text:p text:style-name="P127"><text:span text:style-name="Code2">service.factoryPid</text:span><text:span text:style-name="T55"> - the factory PID, if applicable</text:span></text:p>
          </text:list-item>
          <text:list-item>
            <text:p text:style-name="P131"><text:span text:style-name="Code2">service.bundleLocation</text:span><text:span text:style-name="T55"> - the bundle location</text:span></text:p>
          </text:list-item>
        </text:list>
        <text:p text:style-name="P105"><text:span text:style-name="T55">The filter can also be </text:span><text:span text:style-name="Code2">null</text:span><text:span text:style-name="T55">, meaning that all </text:span><text:span text:style-name="Code2">Configuration</text:span><text:span text:style-name="T55"> objects should be returned.</text:span></text:p>
        <text:p text:style-name="P109"><text:span text:style-name="T56">Parameters:</text:span></text:p>
        <text:p text:style-name="P124"><text:span text:style-name="Code2">filter</text:span><text:span text:style-name="T55"> - A filter string, or </text:span><text:span text:style-name="Code2">null</text:span><text:span text:style-name="T55"> to retrieve all </text:span><text:span text:style-name="Code2">Configuration</text:span><text:span text:style-name="T55"> objects.</text:span></text:p>
        <text:p text:style-name="P109"><text:span text:style-name="T56">Returns:</text:span></text:p>
        <text:p text:style-name="P124"><text:span text:style-name="T55">All matching </text:span><text:span text:style-name="Code2">Configuration</text:span><text:span text:style-name="T55"> objects, or </text:span><text:span text:style-name="Code2">null</text:span><text:span text:style-name="T55"> if there aren't any.</text:span></text:p>
        <text:p text:style-name="P109"><text:span text:style-name="T56">Throws:</text:span></text:p>
        <text:p text:style-name="P124"><text:span text:style-name="Code2">IOException</text:span><text:span text:style-name="T55"> - if access to persistent storage fails</text:span></text:p>
        <text:p text:style-name="P124"><text:span text:style-name="Code2">org.osgi.framework.InvalidSyntaxException</text:span><text:span text:style-name="T55"> - if the filter string is invalid</text:span></text:p>
        <text:p text:style-name="P70"><text:bookmark text:name="r38"/><text:span text:style-name="T52">Class ConfigurationEvent</text:span></text:p>
        <text:p text:style-name="P103"><text:a xlink:type="simple" xlink:href="file:///l%22r3" text:style-name="Internet_20_link" text:visited-style-name="Visited_20_Internet_20_Link"><text:span text:style-name="T62">org.osgi.service.cm</text:span></text:a></text:p>
        <text:p text:style-name="P100"><text:span text:style-name="Code2">java.lang.Object</text:span></text:p>
        <text:p text:style-name="P90"><text:span text:style-name="Code2">  </text:span><text:span text:style-name="Code2"><draw:frame draw:style-name="fr3" draw:name="Image11" text:anchor-type="as-char" svg:width="0.1563in" svg:height="0.1457in" draw:z-index="13"><draw:image xlink:href="Pictures/100002000000000F0000000EBCC3FB4515936C88.png" xlink:type="simple" xlink:show="embed" xlink:actuate="onLoad"/></draw:frame></text:span><text:span text:style-name="Code2"><text:span text:style-name="T94">org.osgi.service.cm.ConfigurationEvent</text:span></text:span></text:p>
        <text:p text:style-name="P99"/>
        <text:p text:style-name="P134"><text:span text:style-name="Code2">public class </text:span><text:span text:style-name="Code2"><text:span text:style-name="T94">ConfigurationEvent</text:span></text:span></text:p>
        <text:p text:style-name="P93"><text:span text:style-name="Code2">extends Object</text:span></text:p>
        <text:p text:style-name="P102"><text:span text:style-name="T55">A Configuration Event.</text:span></text:p>
        <text:p text:style-name="P102"><text:span text:style-name="Code2">ConfigurationEvent</text:span><text:span text:style-name="T55"> objects are delivered to all registered </text:span><text:span text:style-name="Code2">ConfigurationListener</text:span><text:span text:style-name="T55"> service objects. ConfigurationEvents must be delivered in chronological order with respect to each listener.</text:span></text:p>
        <text:p text:style-name="P102"><text:span text:style-name="T55">A type code is used to identify the type of event. The following event types are defined:</text:span></text:p>
        <text:list xml:id="list1317753785989331899" text:style-name="WWNum5">
          <text:list-item>
            <text:p text:style-name="P111"><text:a xlink:type="simple" xlink:href="file:///l%22r30" text:style-name="Internet_20_link" text:visited-style-name="Visited_20_Internet_20_Link"><text:span text:style-name="T89">CM_UPDATED</text:span></text:a></text:p>
          </text:list-item>
          <text:list-item>
            <text:p text:style-name="P111"><text:a xlink:type="simple" xlink:href="file:///l%22r31" text:style-name="Internet_20_link" text:visited-style-name="Visited_20_Internet_20_Link"><text:span text:style-name="T89">CM_DELETED</text:span></text:a></text:p>
          </text:list-item>
          <text:list-item>
            <text:p text:style-name="P108"><text:a xlink:type="simple" xlink:href="file:///l%22r32" text:style-name="Internet_20_link" text:visited-style-name="Visited_20_Internet_20_Link"><text:span text:style-name="T89">CM_LOCATION_CHANGED</text:span></text:a></text:p>
          </text:list-item>
        </text:list>
        <text:p text:style-name="P102"><text:span text:style-name="T55">Additional event types may be defined in the future.</text:span></text:p>
        <text:p text:style-name="P92"><text:span text:style-name="T55">Security Considerations. </text:span><text:span text:style-name="Code2">ConfigurationEvent</text:span><text:span text:style-name="T55"> objects do not provide </text:span><text:span text:style-name="Code2">Configuration</text:span><text:span text:style-name="T55"> objects, so no sensitive configuration information is available from the event. If the listener wants to locate the </text:span><text:span text:style-name="Code2">Configuration</text:span><text:span text:style-name="T55"> object for the specified pid, it must use </text:span><text:span text:style-name="Code2">ConfigurationAdmin</text:span><text:span text:style-name="T55">.</text:span></text:p>
        <text:p text:style-name="P103"><text:span text:style-name="T56">Since:</text:span></text:p>
        <text:p text:style-name="P110"><text:span text:style-name="T55">1.2</text:span></text:p>
        <text:p text:style-name="P103"><text:span text:style-name="T56">See Also:</text:span></text:p>
        <text:p text:style-name="P110"><text:a xlink:type="simple" xlink:href="file:///l%22r47" text:style-name="Internet_20_link" text:visited-style-name="Visited_20_Internet_20_Link"><text:span text:style-name="T89">ConfigurationListener</text:span></text:a></text:p>
        <text:p text:style-name="P103"><text:span text:style-name="T56">Immutable</text:span></text:p>
        <text:p text:style-name="P11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4"><text:span text:style-name="Summary_20_Heading_20_Font2"><text:span text:style-name="T63">Field Summary</text:span></text:span></text:p>
            </table:table-cell>
            <table:covered-table-cell/>
            <table:table-cell table:style-name="Table10.A1" office:value-type="string">
              <text:p text:style-name="P116"><text:span text:style-name="Page_20_Reference_20_Font"><text:span text:style-name="T64">Page</text:span></text:span></text:p>
            </table:table-cell>
          </table:table-row>
          <table:table-row table:style-name="Table10.1">
            <table:table-cell table:style-name="Table10.A2" office:value-type="string">
              <text:p text:style-name="P118"><text:span text:style-name="Code_20_Small1"><text:span text:style-name="T91">static int</text:span></text:span></text:p>
            </table:table-cell>
            <table:table-cell table:style-name="Table10.B2" office:value-type="string">
              <text:p text:style-name="P120"><text:a xlink:type="simple" xlink:href="file:///l%22r31" text:style-name="Internet_20_link" text:visited-style-name="Visited_20_Internet_20_Link"><text:span text:style-name="T80">CM_DELETED</text:span></text:a></text:p>
              <text:p text:style-name="P122"><text:span text:style-name="T55">A </text:span><text:span text:style-name="Code2"><text:span text:style-name="T87">Configuration</text:span></text:span><text:span text:style-name="T55"> has been deleted.</text:span></text:p>
            </table:table-cell>
            <table:table-cell table:style-name="Table10.C2" office:value-type="string">
              <text:p text:style-name="P116"><text:bookmark-ref text:reference-format="page" text:ref-name="r31">29</text:bookmark-ref></text:p>
            </table:table-cell>
          </table:table-row>
          <table:table-row table:style-name="Table10.1">
            <table:table-cell table:style-name="Table10.A3" office:value-type="string">
              <text:p text:style-name="P117"><text:span text:style-name="Code_20_Small1"><text:span text:style-name="T91">static int</text:span></text:span></text:p>
            </table:table-cell>
            <table:table-cell table:style-name="Table10.B3" office:value-type="string">
              <text:p text:style-name="P119"><text:a xlink:type="simple" xlink:href="file:///l%22r32" text:style-name="Internet_20_link" text:visited-style-name="Visited_20_Internet_20_Link"><text:span text:style-name="T80">CM_LOCATION_CHANGED</text:span></text:a></text:p>
              <text:p text:style-name="P121"><text:span text:style-name="T55">The location of a </text:span><text:span text:style-name="Code2"><text:span text:style-name="T87">Configuration</text:span></text:span><text:span text:style-name="T55"> has been changed.</text:span></text:p>
            </table:table-cell>
            <table:table-cell table:style-name="Table10.C3" office:value-type="string">
              <text:p text:style-name="P115"><text:bookmark-ref text:reference-format="page" text:ref-name="r32">29</text:bookmark-ref></text:p>
            </table:table-cell>
          </table:table-row>
          <table:table-row table:style-name="Table10.1">
            <table:table-cell table:style-name="Table10.A4" office:value-type="string">
              <text:p text:style-name="P117"><text:span text:style-name="Code_20_Small1"><text:span text:style-name="T91">static int</text:span></text:span></text:p>
            </table:table-cell>
            <table:table-cell table:style-name="Table10.B4" office:value-type="string">
              <text:p text:style-name="P119"><text:a xlink:type="simple" xlink:href="file:///l%22r30" text:style-name="Internet_20_link" text:visited-style-name="Visited_20_Internet_20_Link"><text:span text:style-name="T80">CM_UPDATED</text:span></text:a></text:p>
              <text:p text:style-name="P121"><text:span text:style-name="T55">A </text:span><text:span text:style-name="Code2"><text:span text:style-name="T87">Configuration</text:span></text:span><text:span text:style-name="T55"> has been updated.</text:span></text:p>
            </table:table-cell>
            <table:table-cell table:style-name="Table10.C4" office:value-type="string">
              <text:p text:style-name="P115"><text:bookmark-ref text:reference-format="page" text:ref-name="r30">29</text:bookmark-ref></text:p>
            </table:table-cell>
          </table:table-row>
        </table:table>
        <text:p text:style-name="P88"/>
        <table:table table:name="Table11" table:style-name="Table11">
          <table:table-column table:style-name="Table11.A"/>
          <table:table-column table:style-name="Table11.B"/>
          <table:table-row table:style-name="Table11.1">
            <table:table-cell table:style-name="Table11.A1" office:value-type="string">
              <text:p text:style-name="P114"><text:span text:style-name="Summary_20_Heading_20_Font2"><text:span text:style-name="T63">Constructor Summary</text:span></text:span></text:p>
            </table:table-cell>
            <table:table-cell table:style-name="Table11.A1" office:value-type="string">
              <text:p text:style-name="P116"><text:span text:style-name="Page_20_Reference_20_Font"><text:span text:style-name="T64">Page</text:span></text:span></text:p>
            </table:table-cell>
          </table:table-row>
          <table:table-row table:style-name="Table11.1">
            <table:table-cell table:style-name="Table11.A2" office:value-type="string">
              <text:p text:style-name="P120"><text:a xlink:type="simple" xlink:href="file:///l%22r33" text:style-name="Internet_20_link" text:visited-style-name="Visited_20_Internet_20_Link"><text:span text:style-name="T80">ConfigurationEvent</text:span></text:a><text:span text:style-name="Code2"><text:span text:style-name="T93">(org.osgi.framework.ServiceReference&lt;</text:span></text:span><text:a xlink:type="simple" xlink:href="file:///l%22r29" text:style-name="Internet_20_link" text:visited-style-name="Visited_20_Internet_20_Link"><text:span text:style-name="T81">ConfigurationAdmin</text:span></text:a><text:span text:style-name="Code2"><text:span text:style-name="T93">&gt; reference, int type, String factoryPid, String pid)</text:span></text:span></text:p>
              <text:p text:style-name="P122"><text:span text:style-name="T55">Constructs a </text:span><text:span text:style-name="Code2"><text:span text:style-name="T87">ConfigurationEvent</text:span></text:span><text:span text:style-name="T55"> object from the given </text:span><text:span text:style-name="Code2"><text:span text:style-name="T87">ServiceReference</text:span></text:span><text:span text:style-name="T55"> object, event type, and pids.</text:span></text:p>
            </table:table-cell>
            <table:table-cell table:style-name="Table11.B2" office:value-type="string">
              <text:p text:style-name="P116"><text:bookmark-ref text:reference-format="page" text:ref-name="r33">29</text:bookmark-ref></text:p>
            </table:table-cell>
          </table:table-row>
        </table:table>
        <text:p text:style-name="P8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4"><text:span text:style-name="Summary_20_Heading_20_Font2"><text:span text:style-name="T63">Method Summary</text:span></text:span></text:p>
            </table:table-cell>
            <table:covered-table-cell/>
            <table:table-cell table:style-name="Table12.A1" office:value-type="string">
              <text:p text:style-name="P116"><text:span text:style-name="Page_20_Reference_20_Font"><text:span text:style-name="T64">Page</text:span></text:span></text:p>
            </table:table-cell>
          </table:table-row>
          <table:table-row table:style-name="Table12.1">
            <table:table-cell table:style-name="Table12.A2" office:value-type="string">
              <text:p text:style-name="P118"><text:span text:style-name="Code_20_Small1"><text:span text:style-name="T91">String</text:span></text:span></text:p>
            </table:table-cell>
            <table:table-cell table:style-name="Table12.B2" office:value-type="string">
              <text:p text:style-name="P120"><text:a xlink:type="simple" xlink:href="file:///l%22r34" text:style-name="Internet_20_link" text:visited-style-name="Visited_20_Internet_20_Link"><text:span text:style-name="T80">getFactoryPid</text:span></text:a><text:span text:style-name="Code2"><text:span text:style-name="T93">()</text:span></text:span></text:p>
              <text:p text:style-name="P122"><text:span text:style-name="T55">Returns the factory pid of the associated configuration.</text:span></text:p>
            </table:table-cell>
            <table:table-cell table:style-name="Table12.C2" office:value-type="string">
              <text:p text:style-name="P116"><text:bookmark-ref text:reference-format="page" text:ref-name="r34">30</text:bookmark-ref></text:p>
            </table:table-cell>
          </table:table-row>
          <table:table-row table:style-name="Table12.1">
            <table:table-cell table:style-name="Table12.A3" office:value-type="string">
              <text:p text:style-name="P117"><text:span text:style-name="Code_20_Small1"><text:span text:style-name="T91">String</text:span></text:span></text:p>
            </table:table-cell>
            <table:table-cell table:style-name="Table12.B3" office:value-type="string">
              <text:p text:style-name="P119"><text:a xlink:type="simple" xlink:href="file:///l%22r35" text:style-name="Internet_20_link" text:visited-style-name="Visited_20_Internet_20_Link"><text:span text:style-name="T80">getPid</text:span></text:a><text:span text:style-name="Code2"><text:span text:style-name="T93">()</text:span></text:span></text:p>
              <text:p text:style-name="P121"><text:span text:style-name="T55">Returns the pid of the associated configuration.</text:span></text:p>
            </table:table-cell>
            <table:table-cell table:style-name="Table12.C3" office:value-type="string">
              <text:p text:style-name="P115"><text:bookmark-ref text:reference-format="page" text:ref-name="r35">30</text:bookmark-ref></text:p>
            </table:table-cell>
          </table:table-row>
          <text:soft-page-break/>
          <table:table-row table:style-name="Table12.1">
            <table:table-cell table:style-name="Table12.A4" office:value-type="string">
              <text:p text:style-name="P117"><text:span text:style-name="Code_20_Small1"><text:span text:style-name="T91">org.osgi.framework.ServiceReference&lt;</text:span></text:span><text:a xlink:type="simple" xlink:href="file:///l%22r29" text:style-name="Internet_20_link" text:visited-style-name="Visited_20_Internet_20_Link"><text:span text:style-name="T82">ConfigurationAdmin</text:span></text:a><text:span text:style-name="Code_20_Small1"><text:span text:style-name="T92">&gt;</text:span></text:span></text:p>
            </table:table-cell>
            <table:table-cell table:style-name="Table12.B4" office:value-type="string">
              <text:p text:style-name="P119"><text:a xlink:type="simple" xlink:href="file:///l%22r37" text:style-name="Internet_20_link" text:visited-style-name="Visited_20_Internet_20_Link"><text:span text:style-name="T80">getReference</text:span></text:a><text:span text:style-name="Code2"><text:span text:style-name="T93">()</text:span></text:span></text:p>
              <text:p text:style-name="P121"><text:span text:style-name="T55">Return the </text:span><text:span text:style-name="Code2"><text:span text:style-name="T87">ServiceReference</text:span></text:span><text:span text:style-name="T55"> object of the Configuration Admin service that created this event.</text:span></text:p>
            </table:table-cell>
            <table:table-cell table:style-name="Table12.C4" office:value-type="string">
              <text:p text:style-name="P115"><text:bookmark-ref text:reference-format="page" text:ref-name="r37">30</text:bookmark-ref></text:p>
            </table:table-cell>
          </table:table-row>
          <table:table-row table:style-name="Table12.1">
            <table:table-cell table:style-name="Table12.A5" office:value-type="string">
              <text:p text:style-name="P117"><text:span text:style-name="Code_20_Small1"><text:span text:style-name="T91">int</text:span></text:span></text:p>
            </table:table-cell>
            <table:table-cell table:style-name="Table12.B5" office:value-type="string">
              <text:p text:style-name="P119"><text:a xlink:type="simple" xlink:href="file:///l%22r36" text:style-name="Internet_20_link" text:visited-style-name="Visited_20_Internet_20_Link"><text:span text:style-name="T80">getType</text:span></text:a><text:span text:style-name="Code2"><text:span text:style-name="T93">()</text:span></text:span></text:p>
              <text:p text:style-name="P121"><text:span text:style-name="T55">Return the type of this event.</text:span></text:p>
            </table:table-cell>
            <table:table-cell table:style-name="Table12.C5" office:value-type="string">
              <text:p text:style-name="P115"><text:bookmark-ref text:reference-format="page" text:ref-name="r36">30</text:bookmark-ref></text:p>
            </table:table-cell>
          </table:table-row>
        </table:table>
        <text:p text:style-name="P79"><text:span text:style-name="T52">Field Detail</text:span></text:p>
        <text:p text:style-name="P80"><text:bookmark text:name="r30"/><text:span text:style-name="T52">CM_UPDATED</text:span></text:p>
        <text:p text:style-name="P93"><text:span text:style-name="Code2">public static final int </text:span><text:span text:style-name="Code2"><text:span text:style-name="T94">CM_UPDATED</text:span></text:span><text:span text:style-name="Code2"><text:span text:style-name="T15"> = 1</text:span></text:span></text:p>
        <text:p text:style-name="P106"><text:span text:style-name="T55">A </text:span><text:span text:style-name="Code2">Configuration</text:span><text:span text:style-name="T55"> has been updated.</text:span></text:p>
        <text:p text:style-name="P105"><text:span text:style-name="T55">This </text:span><text:span text:style-name="Code2">ConfigurationEvent</text:span><text:span text:style-name="T55"> type that indicates that a </text:span><text:span text:style-name="Code2">Configuration</text:span><text:span text:style-name="T55"> object has been updated with new properties. An event is fired when a call to </text:span><text:a xlink:type="simple" xlink:href="file:///l%22r7" text:style-name="Internet_20_link" text:visited-style-name="Visited_20_Internet_20_Link"><text:span text:style-name="T89">Configuration.update(Dictionary)</text:span></text:a><text:span text:style-name="T59"> successfully changes a configuration.</text:span></text:p>
        <text:p text:style-name="P135"/>
        <text:p text:style-name="P82"><text:bookmark text:name="r31"/><text:span text:style-name="T52">CM_DELETED</text:span></text:p>
        <text:p text:style-name="P93"><text:span text:style-name="Code2">public static final int </text:span><text:span text:style-name="Code2"><text:span text:style-name="T94">CM_DELETED</text:span></text:span><text:span text:style-name="Code2"><text:span text:style-name="T15"> = 2</text:span></text:span></text:p>
        <text:p text:style-name="P106"><text:span text:style-name="T55">A </text:span><text:span text:style-name="Code2">Configuration</text:span><text:span text:style-name="T55"> has been deleted.</text:span></text:p>
        <text:p text:style-name="P105"><text:span text:style-name="T55">This </text:span><text:span text:style-name="Code2">ConfigurationEvent</text:span><text:span text:style-name="T55"> type that indicates that a </text:span><text:span text:style-name="Code2">Configuration</text:span><text:span text:style-name="T55"> object has been deleted. An event is fired when a call to </text:span><text:a xlink:type="simple" xlink:href="file:///l%22r8" text:style-name="Internet_20_link" text:visited-style-name="Visited_20_Internet_20_Link"><text:span text:style-name="T89">Configuration.delete()</text:span></text:a><text:span text:style-name="T59"> successfully deletes a configuration.</text:span></text:p>
        <text:p text:style-name="P135"/>
        <text:p text:style-name="P82"><text:bookmark text:name="r32"/><text:span text:style-name="T52">CM_LOCATION_CHANGED</text:span></text:p>
        <text:p text:style-name="P93"><text:span text:style-name="Code2">public static final int </text:span><text:span text:style-name="Code2"><text:span text:style-name="T94">CM_LOCATION_CHANGED</text:span></text:span><text:span text:style-name="Code2"><text:span text:style-name="T15"> = 3</text:span></text:span></text:p>
        <text:p text:style-name="P106"><text:span text:style-name="T55">The location of a </text:span><text:span text:style-name="Code2">Configuration</text:span><text:span text:style-name="T55"> has been changed.</text:span></text:p>
        <text:p text:style-name="P105"><text:span text:style-name="T55">This </text:span><text:span text:style-name="Code2">ConfigurationEvent</text:span><text:span text:style-name="T55"> type that indicates that the location of a </text:span><text:span text:style-name="Code2">Configuration</text:span><text:span text:style-name="T55"> object has been changed. An event is fired when a call to </text:span><text:a xlink:type="simple" xlink:href="file:///l%22r12" text:style-name="Internet_20_link" text:visited-style-name="Visited_20_Internet_20_Link"><text:span text:style-name="T89">Configuration.setBundleLocation(String)</text:span></text:a><text:span text:style-name="T59"> successfully changes the location.</text:span></text:p>
        <text:p text:style-name="P109"><text:span text:style-name="T56">Since:</text:span></text:p>
        <text:p text:style-name="P124"><text:span text:style-name="T55">1.4</text:span></text:p>
        <text:p text:style-name="P79"><text:span text:style-name="T52">Constructor Detail</text:span></text:p>
        <text:p text:style-name="P80"><text:bookmark text:name="r33"/><text:span text:style-name="T52">ConfigurationEvent</text:span></text:p>
        <text:p text:style-name="P93"><text:span text:style-name="Code2">public </text:span><text:span text:style-name="Code2"><text:span text:style-name="T94">ConfigurationEvent</text:span></text:span><text:span text:style-name="Code2"><text:span text:style-name="T15">(org.osgi.framework.ServiceReference&lt;</text:span></text:span><text:a xlink:type="simple" xlink:href="file:///l%22r29" text:style-name="Internet_20_link" text:visited-style-name="Visited_20_Internet_20_Link"><text:span text:style-name="T90">ConfigurationAdmin</text:span></text:a><text:span text:style-name="Code2"><text:span text:style-name="T98">&gt; reference,</text:span></text:span><text:line-break/><text:span text:style-name="Code2"><text:span text:style-name="T98">                          int type,</text:span></text:span><text:line-break/><text:span text:style-name="Code2"><text:span text:style-name="T98">                          String factoryPid,</text:span></text:span><text:line-break/><text:span text:style-name="Code2"><text:span text:style-name="T98">                          String pid)</text:span></text:span></text:p>
        <text:p text:style-name="P105"><text:span text:style-name="T55">Constructs a </text:span><text:span text:style-name="Code2">ConfigurationEvent</text:span><text:span text:style-name="T55"> object from the given </text:span><text:span text:style-name="Code2">ServiceReference</text:span><text:span text:style-name="T55"> object, event type, and pids.</text:span></text:p>
        <text:p text:style-name="P109"><text:span text:style-name="T56">Parameters:</text:span></text:p>
        <text:p text:style-name="P124"><text:span text:style-name="Code2">reference</text:span><text:span text:style-name="T55"> - The </text:span><text:span text:style-name="Code2">ServiceReference</text:span><text:span text:style-name="T55"> object of the Configuration Admin service that created this event.</text:span></text:p>
        <text:p text:style-name="P124"><text:span text:style-name="Code2">type</text:span><text:span text:style-name="T55"> - The event type. See </text:span><text:a xlink:type="simple" xlink:href="file:///l%22r36" text:style-name="Internet_20_link" text:visited-style-name="Visited_20_Internet_20_Link"><text:span text:style-name="T89">getType()</text:span></text:a><text:span text:style-name="T59">.</text:span></text:p>
        <text:p text:style-name="P124"><text:span text:style-name="Code2">factoryPid</text:span><text:span text:style-name="T55"> - The factory pid of the associated configuration if the target of the configuration is a ManagedServiceFactory. Otherwise </text:span><text:span text:style-name="Code2">null</text:span><text:span text:style-name="T55"> if the target of the configuration is a ManagedService.</text:span></text:p>
        <text:p text:style-name="P124"><text:soft-page-break/><text:span text:style-name="Code2">pid</text:span><text:span text:style-name="T55"> - The pid of the associated configuration.</text:span></text:p>
        <text:p text:style-name="P79"><text:span text:style-name="T52">Method Detail</text:span></text:p>
        <text:p text:style-name="P80"><text:bookmark text:name="r34"/><text:span text:style-name="T52">getFactoryPid</text:span></text:p>
        <text:p text:style-name="P93"><text:span text:style-name="Code2">public String </text:span><text:span text:style-name="Code2"><text:span text:style-name="T94">getFactoryPid</text:span></text:span><text:span text:style-name="Code2"><text:span text:style-name="T15">()</text:span></text:span></text:p>
        <text:p text:style-name="P105"><text:span text:style-name="T55">Returns the factory pid of the associated configuration.</text:span></text:p>
        <text:p text:style-name="P109"><text:span text:style-name="T56">Returns:</text:span></text:p>
        <text:p text:style-name="P124"><text:span text:style-name="T55">Returns the factory pid of the associated configuration if the target of the configuration is a ManagedServiceFactory. Otherwise </text:span><text:span text:style-name="Code2">null</text:span><text:span text:style-name="T55"> if the target of the configuration is a ManagedService.</text:span></text:p>
        <text:p text:style-name="P133"/>
        <text:p text:style-name="P81"><text:bookmark text:name="r35"/><text:span text:style-name="T52">getPid</text:span></text:p>
        <text:p text:style-name="P93"><text:span text:style-name="Code2">public String </text:span><text:span text:style-name="Code2"><text:span text:style-name="T94">getPid</text:span></text:span><text:span text:style-name="Code2"><text:span text:style-name="T15">()</text:span></text:span></text:p>
        <text:p text:style-name="P105"><text:span text:style-name="T55">Returns the pid of the associated configuration.</text:span></text:p>
        <text:p text:style-name="P109"><text:span text:style-name="T56">Returns:</text:span></text:p>
        <text:p text:style-name="P124"><text:span text:style-name="T55">Returns the pid of the associated configuration.</text:span></text:p>
        <text:p text:style-name="P133"/>
        <text:p text:style-name="P81"><text:bookmark text:name="r36"/><text:span text:style-name="T52">getType</text:span></text:p>
        <text:p text:style-name="P93"><text:span text:style-name="Code2">public int </text:span><text:span text:style-name="Code2"><text:span text:style-name="T94">getType</text:span></text:span><text:span text:style-name="Code2"><text:span text:style-name="T15">()</text:span></text:span></text:p>
        <text:p text:style-name="P106"><text:span text:style-name="T55">Return the type of this event.</text:span></text:p>
        <text:p text:style-name="P106"><text:span text:style-name="T55">The type values are:</text:span></text:p>
        <text:list xml:id="list9205527363919855158" text:style-name="WWNum6">
          <text:list-item>
            <text:p text:style-name="P128"><text:a xlink:type="simple" xlink:href="file:///l%22r30" text:style-name="Internet_20_link" text:visited-style-name="Visited_20_Internet_20_Link"><text:span text:style-name="T89">CM_UPDATED</text:span></text:a></text:p>
          </text:list-item>
          <text:list-item>
            <text:p text:style-name="P128"><text:a xlink:type="simple" xlink:href="file:///l%22r31" text:style-name="Internet_20_link" text:visited-style-name="Visited_20_Internet_20_Link"><text:span text:style-name="T89">CM_DELETED</text:span></text:a></text:p>
          </text:list-item>
          <text:list-item>
            <text:p text:style-name="P132"><text:a xlink:type="simple" xlink:href="file:///l%22r32" text:style-name="Internet_20_link" text:visited-style-name="Visited_20_Internet_20_Link"><text:span text:style-name="T89">CM_LOCATION_CHANGED</text:span></text:a></text:p>
          </text:list-item>
        </text:list>
        <text:p text:style-name="P109"><text:span text:style-name="T56">Returns:</text:span></text:p>
        <text:p text:style-name="P124"><text:span text:style-name="T55">The type of this event.</text:span></text:p>
        <text:p text:style-name="P133"/>
        <text:p text:style-name="P81"><text:bookmark text:name="r37"/><text:span text:style-name="T52">getReference</text:span></text:p>
        <text:p text:style-name="P93"><text:span text:style-name="Code2">public org.osgi.framework.ServiceReference&lt;</text:span><text:a xlink:type="simple" xlink:href="file:///l%22r29" text:style-name="Internet_20_link" text:visited-style-name="Visited_20_Internet_20_Link"><text:span text:style-name="T89">ConfigurationAdmin</text:span></text:a><text:span text:style-name="Code2"><text:span text:style-name="T97">&gt; </text:span></text:span><text:span text:style-name="Code2"><text:span text:style-name="T99">getReference</text:span></text:span><text:span text:style-name="Code2"><text:span text:style-name="T98">()</text:span></text:span></text:p>
        <text:p text:style-name="P105"><text:span text:style-name="T55">Return the </text:span><text:span text:style-name="Code2">ServiceReference</text:span><text:span text:style-name="T55"> object of the Configuration Admin service that created this event.</text:span></text:p>
        <text:p text:style-name="P109"><text:span text:style-name="T56">Returns:</text:span></text:p>
        <text:p text:style-name="P124"><text:span text:style-name="T55">The </text:span><text:span text:style-name="Code2">ServiceReference</text:span><text:span text:style-name="T55"> object for the Configuration Admin service that created this event.</text:span></text:p>
        <text:p text:style-name="P71"><text:bookmark text:name="r45"/><text:span text:style-name="T52">Class ConfigurationException</text:span></text:p>
        <text:p text:style-name="P103"><text:a xlink:type="simple" xlink:href="file:///l%22r3" text:style-name="Internet_20_link" text:visited-style-name="Visited_20_Internet_20_Link"><text:span text:style-name="T62">org.osgi.service.cm</text:span></text:a></text:p>
        <text:p text:style-name="P100"><text:span text:style-name="Code2">java.lang.Object</text:span></text:p>
        <text:p text:style-name="P104"><text:span text:style-name="Code2">  </text:span><text:span text:style-name="Code2"><draw:frame draw:style-name="fr3" draw:name="Image1" text:anchor-type="as-char" svg:width="0.1563in" svg:height="0.1457in" draw:z-index="14"><draw:image xlink:href="Pictures/100002000000000F0000000EBCC3FB4515936C88.png" xlink:type="simple" xlink:show="embed" xlink:actuate="onLoad"/></draw:frame></text:span><text:span text:style-name="Code2">java.lang.Throwable</text:span></text:p>
        <text:p text:style-name="P104"><text:span text:style-name="Code2">      </text:span><text:span text:style-name="Code2"><draw:frame draw:style-name="fr3" draw:name="Image2" text:anchor-type="as-char" svg:width="0.1563in" svg:height="0.1457in" draw:z-index="15"><draw:image xlink:href="Pictures/100002000000000F0000000EBCC3FB4515936C88.png" xlink:type="simple" xlink:show="embed" xlink:actuate="onLoad"/></draw:frame></text:span><text:span text:style-name="Code2">java.lang.Exception</text:span></text:p>
        <text:p text:style-name="P90"><text:span text:style-name="Code2">          </text:span><text:span text:style-name="Code2"><draw:frame draw:style-name="fr3" draw:name="Image3" text:anchor-type="as-char" svg:width="0.1563in" svg:height="0.1457in" draw:z-index="16"><draw:image xlink:href="Pictures/100002000000000F0000000EBCC3FB4515936C88.png" xlink:type="simple" xlink:show="embed" xlink:actuate="onLoad"/></draw:frame></text:span><text:span text:style-name="Code2"><text:span text:style-name="T94">org.osgi.service.cm.ConfigurationException</text:span></text:span></text:p>
        <text:p text:style-name="P83"><text:span text:style-name="T51">All Implemented Interfaces:</text:span></text:p>
        <text:p text:style-name="P110"><text:span text:style-name="T55">Serializable</text:span></text:p>
        <text:p text:style-name="P99"/>
        <text:p text:style-name="P134"><text:span text:style-name="Code2">public class </text:span><text:span text:style-name="Code2"><text:span text:style-name="T94">ConfigurationException</text:span></text:span></text:p>
        <text:p text:style-name="P93"><text:span text:style-name="Code2">extends Exception</text:span></text:p>
        <text:p text:style-name="P89"><text:span text:style-name="T55">An </text:span><text:span text:style-name="Code2">Exception</text:span><text:span text:style-name="T55"> class to inform the Configuration Admin service of problems with configuration data.</text:span></text:p>
        <text:p text:style-name="P113"/>
        <table:table table:name="Table13" table:style-name="Table13">
          <table:table-column table:style-name="Table13.A"/>
          <table:table-column table:style-name="Table13.B"/>
          <table:table-row table:style-name="Table13.1">
            <table:table-cell table:style-name="Table13.A1" office:value-type="string">
              <text:p text:style-name="P114"><text:span text:style-name="Summary_20_Heading_20_Font2"><text:span text:style-name="T63">Constructor Summary</text:span></text:span></text:p>
            </table:table-cell>
            <table:table-cell table:style-name="Table13.A1" office:value-type="string">
              <text:p text:style-name="P116"><text:span text:style-name="Page_20_Reference_20_Font"><text:span text:style-name="T64">Page</text:span></text:span></text:p>
            </table:table-cell>
          </table:table-row>
          <table:table-row table:style-name="Table13.1">
            <table:table-cell table:style-name="Table13.A2" office:value-type="string">
              <text:p text:style-name="P120"><text:a xlink:type="simple" xlink:href="file:///l%22r39" text:style-name="Internet_20_link" text:visited-style-name="Visited_20_Internet_20_Link"><text:span text:style-name="T80">ConfigurationException</text:span></text:a><text:span text:style-name="Code2"><text:span text:style-name="T93">(String property, String reason)</text:span></text:span></text:p>
              <text:p text:style-name="P122"><text:span text:style-name="T55">Create a </text:span><text:span text:style-name="Code2"><text:span text:style-name="T87">ConfigurationException</text:span></text:span><text:span text:style-name="T55"> object.</text:span></text:p>
            </table:table-cell>
            <table:table-cell table:style-name="Table13.B2" office:value-type="string">
              <text:p text:style-name="P116"><text:bookmark-ref text:reference-format="page" text:ref-name="r39">31</text:bookmark-ref></text:p>
            </table:table-cell>
          </table:table-row>
          <table:table-row table:style-name="Table13.1">
            <table:table-cell table:style-name="Table13.A3" office:value-type="string">
              <text:p text:style-name="P119"><text:a xlink:type="simple" xlink:href="file:///l%22r40" text:style-name="Internet_20_link" text:visited-style-name="Visited_20_Internet_20_Link"><text:span text:style-name="T80">ConfigurationException</text:span></text:a><text:span text:style-name="Code2"><text:span text:style-name="T93">(String property, String reason, Throwable cause)</text:span></text:span></text:p>
              <text:p text:style-name="P121"><text:span text:style-name="T55">Create a </text:span><text:span text:style-name="Code2"><text:span text:style-name="T87">ConfigurationException</text:span></text:span><text:span text:style-name="T55"> object.</text:span></text:p>
            </table:table-cell>
            <table:table-cell table:style-name="Table13.B3" office:value-type="string">
              <text:p text:style-name="P115"><text:bookmark-ref text:reference-format="page" text:ref-name="r40">32</text:bookmark-ref></text:p>
            </table:table-cell>
          </table:table-row>
        </table:table>
        <text:p text:style-name="P88"/>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14"><text:span text:style-name="Summary_20_Heading_20_Font2"><text:span text:style-name="T63">Method Summary</text:span></text:span></text:p>
            </table:table-cell>
            <table:covered-table-cell/>
            <table:table-cell table:style-name="Table14.A1" office:value-type="string">
              <text:p text:style-name="P116"><text:span text:style-name="Page_20_Reference_20_Font"><text:span text:style-name="T64">Page</text:span></text:span></text:p>
            </table:table-cell>
          </table:table-row>
          <table:table-row table:style-name="Table14.1">
            <table:table-cell table:style-name="Table14.A2" office:value-type="string">
              <text:p text:style-name="P118"><text:span text:style-name="Code_20_Small1"><text:span text:style-name="T91">Throwable</text:span></text:span></text:p>
            </table:table-cell>
            <table:table-cell table:style-name="Table14.B2" office:value-type="string">
              <text:p text:style-name="P120"><text:a xlink:type="simple" xlink:href="file:///l%22r43" text:style-name="Internet_20_link" text:visited-style-name="Visited_20_Internet_20_Link"><text:span text:style-name="T80">getCause</text:span></text:a><text:span text:style-name="Code2"><text:span text:style-name="T93">()</text:span></text:span></text:p>
              <text:p text:style-name="P122"><text:span text:style-name="T55">Returns the cause of this exception or </text:span><text:span text:style-name="Code2"><text:span text:style-name="T87">null</text:span></text:span><text:span text:style-name="T55"> if no cause was set.</text:span></text:p>
            </table:table-cell>
            <table:table-cell table:style-name="Table14.C2" office:value-type="string">
              <text:p text:style-name="P116"><text:bookmark-ref text:reference-format="page" text:ref-name="r43">32</text:bookmark-ref></text:p>
            </table:table-cell>
          </table:table-row>
          <table:table-row table:style-name="Table14.1">
            <table:table-cell table:style-name="Table14.A3" office:value-type="string">
              <text:p text:style-name="P117"><text:span text:style-name="Code_20_Small1"><text:span text:style-name="T91">String</text:span></text:span></text:p>
            </table:table-cell>
            <table:table-cell table:style-name="Table14.B3" office:value-type="string">
              <text:p text:style-name="P119"><text:a xlink:type="simple" xlink:href="file:///l%22r41" text:style-name="Internet_20_link" text:visited-style-name="Visited_20_Internet_20_Link"><text:span text:style-name="T80">getProperty</text:span></text:a><text:span text:style-name="Code2"><text:span text:style-name="T93">()</text:span></text:span></text:p>
              <text:p text:style-name="P121"><text:span text:style-name="T55">Return the property name that caused the failure or null.</text:span></text:p>
            </table:table-cell>
            <table:table-cell table:style-name="Table14.C3" office:value-type="string">
              <text:p text:style-name="P115"><text:bookmark-ref text:reference-format="page" text:ref-name="r41">32</text:bookmark-ref></text:p>
            </table:table-cell>
          </table:table-row>
          <table:table-row table:style-name="Table14.1">
            <table:table-cell table:style-name="Table14.A4" office:value-type="string">
              <text:p text:style-name="P117"><text:span text:style-name="Code_20_Small1"><text:span text:style-name="T91">String</text:span></text:span></text:p>
            </table:table-cell>
            <table:table-cell table:style-name="Table14.B4" office:value-type="string">
              <text:p text:style-name="P119"><text:a xlink:type="simple" xlink:href="file:///l%22r42" text:style-name="Internet_20_link" text:visited-style-name="Visited_20_Internet_20_Link"><text:span text:style-name="T80">getReason</text:span></text:a><text:span text:style-name="Code2"><text:span text:style-name="T93">()</text:span></text:span></text:p>
              <text:p text:style-name="P121"><text:span text:style-name="T55">Return the reason for this exception.</text:span></text:p>
            </table:table-cell>
            <table:table-cell table:style-name="Table14.C4" office:value-type="string">
              <text:p text:style-name="P115"><text:bookmark-ref text:reference-format="page" text:ref-name="r42">32</text:bookmark-ref></text:p>
            </table:table-cell>
          </table:table-row>
          <table:table-row table:style-name="Table14.1">
            <table:table-cell table:style-name="Table14.A5" office:value-type="string">
              <text:p text:style-name="P117"><text:span text:style-name="Code_20_Small1"><text:span text:style-name="T91">Throwable</text:span></text:span></text:p>
            </table:table-cell>
            <table:table-cell table:style-name="Table14.B5" office:value-type="string">
              <text:p text:style-name="P119"><text:a xlink:type="simple" xlink:href="file:///l%22r44" text:style-name="Internet_20_link" text:visited-style-name="Visited_20_Internet_20_Link"><text:span text:style-name="T80">initCause</text:span></text:a><text:span text:style-name="Code2"><text:span text:style-name="T93">(Throwable cause)</text:span></text:span></text:p>
              <text:p text:style-name="P121"><text:span text:style-name="T55">Initializes the cause of this exception to the specified value.</text:span></text:p>
            </table:table-cell>
            <table:table-cell table:style-name="Table14.C5" office:value-type="string">
              <text:p text:style-name="P115"><text:bookmark-ref text:reference-format="page" text:ref-name="r44">32</text:bookmark-ref></text:p>
            </table:table-cell>
          </table:table-row>
        </table:table>
        <text:p text:style-name="P79"><text:span text:style-name="T52">Constructor Detail</text:span></text:p>
        <text:p text:style-name="P80"><text:bookmark text:name="r39"/><text:span text:style-name="T52">ConfigurationException</text:span></text:p>
        <text:p text:style-name="P93"><text:span text:style-name="Code2">public </text:span><text:span text:style-name="Code2"><text:span text:style-name="T94">ConfigurationException</text:span></text:span><text:span text:style-name="Code2"><text:span text:style-name="T15">(String property,</text:span></text:span><text:line-break/><text:span text:style-name="Code2"><text:span text:style-name="T15">                              String reason)</text:span></text:span></text:p>
        <text:p text:style-name="P105"><text:span text:style-name="T55">Create a </text:span><text:span text:style-name="Code2">ConfigurationException</text:span><text:span text:style-name="T55"> object.</text:span></text:p>
        <text:p text:style-name="P109"><text:span text:style-name="T56">Parameters:</text:span></text:p>
        <text:p text:style-name="P124"><text:span text:style-name="Code2">property</text:span><text:span text:style-name="T55"> - name of the property that caused the problem, </text:span><text:span text:style-name="Code2">null</text:span><text:span text:style-name="T55"> if no specific property was the cause</text:span></text:p>
        <text:p text:style-name="P124"><text:span text:style-name="Code2">reason</text:span><text:span text:style-name="T55"> - reason for failure</text:span></text:p>
        <text:p text:style-name="P133"/>
        <text:p text:style-name="P81"><text:bookmark text:name="r40"/><text:soft-page-break/><text:span text:style-name="T52">ConfigurationException</text:span></text:p>
        <text:p text:style-name="P93"><text:span text:style-name="Code2">public </text:span><text:span text:style-name="Code2"><text:span text:style-name="T94">ConfigurationException</text:span></text:span><text:span text:style-name="Code2"><text:span text:style-name="T15">(String property,</text:span></text:span><text:line-break/><text:span text:style-name="Code2"><text:span text:style-name="T15">                              String reason,</text:span></text:span><text:line-break/><text:span text:style-name="Code2"><text:span text:style-name="T15">                              Throwable cause)</text:span></text:span></text:p>
        <text:p text:style-name="P105"><text:span text:style-name="T55">Create a </text:span><text:span text:style-name="Code2">ConfigurationException</text:span><text:span text:style-name="T55"> object.</text:span></text:p>
        <text:p text:style-name="P109"><text:span text:style-name="T56">Parameters:</text:span></text:p>
        <text:p text:style-name="P124"><text:span text:style-name="Code2">property</text:span><text:span text:style-name="T55"> - name of the property that caused the problem, </text:span><text:span text:style-name="Code2">null</text:span><text:span text:style-name="T55"> if no specific property was the cause</text:span></text:p>
        <text:p text:style-name="P124"><text:span text:style-name="Code2">reason</text:span><text:span text:style-name="T55"> - reason for failure</text:span></text:p>
        <text:p text:style-name="P124"><text:span text:style-name="Code2">cause</text:span><text:span text:style-name="T55"> - The cause of this exception.</text:span></text:p>
        <text:p text:style-name="P109"><text:span text:style-name="T56">Since:</text:span></text:p>
        <text:p text:style-name="P124"><text:span text:style-name="T55">1.2</text:span></text:p>
        <text:p text:style-name="P79"><text:span text:style-name="T52">Method Detail</text:span></text:p>
        <text:p text:style-name="P80"><text:bookmark text:name="r41"/><text:span text:style-name="T52">getProperty</text:span></text:p>
        <text:p text:style-name="P93"><text:span text:style-name="Code2">public String </text:span><text:span text:style-name="Code2"><text:span text:style-name="T94">getProperty</text:span></text:span><text:span text:style-name="Code2"><text:span text:style-name="T15">()</text:span></text:span></text:p>
        <text:p text:style-name="P105"><text:span text:style-name="T55">Return the property name that caused the failure or null.</text:span></text:p>
        <text:p text:style-name="P109"><text:span text:style-name="T56">Returns:</text:span></text:p>
        <text:p text:style-name="P124"><text:span text:style-name="T55">name of property or null if no specific property caused the problem</text:span></text:p>
        <text:p text:style-name="P133"/>
        <text:p text:style-name="P81"><text:bookmark text:name="r42"/><text:span text:style-name="T52">getReason</text:span></text:p>
        <text:p text:style-name="P93"><text:span text:style-name="Code2">public String </text:span><text:span text:style-name="Code2"><text:span text:style-name="T94">getReason</text:span></text:span><text:span text:style-name="Code2"><text:span text:style-name="T15">()</text:span></text:span></text:p>
        <text:p text:style-name="P105"><text:span text:style-name="T55">Return the reason for this exception.</text:span></text:p>
        <text:p text:style-name="P109"><text:span text:style-name="T56">Returns:</text:span></text:p>
        <text:p text:style-name="P124"><text:span text:style-name="T55">reason of the failure</text:span></text:p>
        <text:p text:style-name="P133"/>
        <text:p text:style-name="P81"><text:bookmark text:name="r43"/><text:span text:style-name="T52">getCause</text:span></text:p>
        <text:p text:style-name="P93"><text:span text:style-name="Code2">public Throwable </text:span><text:span text:style-name="Code2"><text:span text:style-name="T94">getCause</text:span></text:span><text:span text:style-name="Code2"><text:span text:style-name="T15">()</text:span></text:span></text:p>
        <text:p text:style-name="P105"><text:span text:style-name="T55">Returns the cause of this exception or </text:span><text:span text:style-name="Code2">null</text:span><text:span text:style-name="T55"> if no cause was set.</text:span></text:p>
        <text:p text:style-name="P109"><text:span text:style-name="T56">Overrides:</text:span></text:p>
        <text:p text:style-name="P124"><text:span text:style-name="Code2">getCause</text:span><text:span text:style-name="T55"> in class </text:span><text:span text:style-name="Code2">Throwable</text:span></text:p>
        <text:p text:style-name="P109"><text:span text:style-name="T56">Returns:</text:span></text:p>
        <text:p text:style-name="P124"><text:span text:style-name="T55">The cause of this exception or </text:span><text:span text:style-name="Code2">null</text:span><text:span text:style-name="T55"> if no cause was set.</text:span></text:p>
        <text:p text:style-name="P109"><text:span text:style-name="T56">Since:</text:span></text:p>
        <text:p text:style-name="P124"><text:span text:style-name="T55">1.2</text:span></text:p>
        <text:p text:style-name="P133"/>
        <text:p text:style-name="P81"><text:bookmark text:name="r44"/><text:span text:style-name="T52">initCause</text:span></text:p>
        <text:p text:style-name="P93"><text:span text:style-name="Code2">public Throwable </text:span><text:span text:style-name="Code2"><text:span text:style-name="T94">initCause</text:span></text:span><text:span text:style-name="Code2"><text:span text:style-name="T15">(Throwable cause)</text:span></text:span></text:p>
        <text:p text:style-name="P105"><text:span text:style-name="T55">Initializes the cause of this exception to the specified value.</text:span></text:p>
        <text:p text:style-name="P109"><text:span text:style-name="T56">Overrides:</text:span></text:p>
        <text:p text:style-name="P124"><text:span text:style-name="Code2">initCause</text:span><text:span text:style-name="T55"> in class </text:span><text:span text:style-name="Code2">Throwable</text:span></text:p>
        <text:p text:style-name="P109"><text:soft-page-break/><text:span text:style-name="T56">Parameters:</text:span></text:p>
        <text:p text:style-name="P124"><text:span text:style-name="Code2">cause</text:span><text:span text:style-name="T55"> - The cause of this exception.</text:span></text:p>
        <text:p text:style-name="P109"><text:span text:style-name="T56">Returns:</text:span></text:p>
        <text:p text:style-name="P124"><text:span text:style-name="T55">This exception.</text:span></text:p>
        <text:p text:style-name="P109"><text:span text:style-name="T56">Throws:</text:span></text:p>
        <text:p text:style-name="P124"><text:span text:style-name="Code2">IllegalArgumentException</text:span><text:span text:style-name="T55"> - If the specified cause is this exception.</text:span></text:p>
        <text:p text:style-name="P124"><text:span text:style-name="Code2">IllegalStateException</text:span><text:span text:style-name="T55"> - If the cause of this exception has already been set.</text:span></text:p>
        <text:p text:style-name="P109"><text:span text:style-name="T56">Since:</text:span></text:p>
        <text:p text:style-name="P124"><text:span text:style-name="T55">1.2</text:span></text:p>
        <text:p text:style-name="P72"><text:bookmark text:name="r47"/><text:span text:style-name="T52">Interface ConfigurationListener</text:span></text:p>
        <text:p text:style-name="P103"><text:a xlink:type="simple" xlink:href="file:///l%22r3" text:style-name="Internet_20_link" text:visited-style-name="Visited_20_Internet_20_Link"><text:span text:style-name="T62">org.osgi.service.cm</text:span></text:a></text:p>
        <text:p text:style-name="P83"><text:span text:style-name="T51">All Known Subinterfaces:</text:span></text:p>
        <text:p text:style-name="P110"><text:a xlink:type="simple" xlink:href="file:///l%22r70" text:style-name="Internet_20_link" text:visited-style-name="Visited_20_Internet_20_Link"><text:span text:style-name="T55">SynchronousConfigurationListener</text:span></text:a></text:p>
        <text:p text:style-name="P99"/>
        <text:p text:style-name="P112"><text:span text:style-name="Code_20_Small1">@org.osgi.annotation.versioning.ConsumerType</text:span><text:line-break/><text:span text:style-name="Code2">public interface </text:span><text:span text:style-name="Code2"><text:span text:style-name="T94">ConfigurationListener</text:span></text:span></text:p>
        <text:p text:style-name="P102"><text:span text:style-name="T55">Listener for Configuration Events. When a </text:span><text:span text:style-name="Code2">ConfigurationEvent</text:span><text:span text:style-name="T55"> is fired, it is asynchronously delivered to all </text:span><text:span text:style-name="Code2">ConfigurationListener</text:span><text:span text:style-name="T55">s.</text:span></text:p>
        <text:p text:style-name="P102"><text:span text:style-name="Code2">ConfigurationListener</text:span><text:span text:style-name="T55"> objects are registered with the Framework service registry and are notified with a </text:span><text:span text:style-name="Code2">ConfigurationEvent</text:span><text:span text:style-name="T55"> object when an event is fired.</text:span></text:p>
        <text:p text:style-name="P102"><text:span text:style-name="Code2">ConfigurationListener</text:span><text:span text:style-name="T55"> objects can inspect the received </text:span><text:span text:style-name="Code2">ConfigurationEvent</text:span><text:span text:style-name="T55"> object to determine its type, the pid of the </text:span><text:span text:style-name="Code2">Configuration</text:span><text:span text:style-name="T55"> object with which it is associated, and the Configuration Admin service that fired the event.</text:span></text:p>
        <text:p text:style-name="P92"><text:span text:style-name="T55">Security Considerations. Bundles wishing to monitor configuration events will require </text:span><text:span text:style-name="Code2">ServicePermission[ConfigurationListener,REGISTER]</text:span><text:span text:style-name="T55"> to register a </text:span><text:span text:style-name="Code2">ConfigurationListener</text:span><text:span text:style-name="T55"> service.</text:span></text:p>
        <text:p text:style-name="P103"><text:span text:style-name="T56">Since:</text:span></text:p>
        <text:p text:style-name="P110"><text:span text:style-name="T55">1.2</text:span></text:p>
        <text:p text:style-name="P103"><text:span text:style-name="T56">ThreadSafe</text:span></text:p>
        <text:p text:style-name="P11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4"><text:span text:style-name="Summary_20_Heading_20_Font2"><text:span text:style-name="T63">Method Summary</text:span></text:span></text:p>
            </table:table-cell>
            <table:covered-table-cell/>
            <table:table-cell table:style-name="Table15.A1" office:value-type="string">
              <text:p text:style-name="P116"><text:span text:style-name="Page_20_Reference_20_Font"><text:span text:style-name="T64">Page</text:span></text:span></text:p>
            </table:table-cell>
          </table:table-row>
          <table:table-row table:style-name="Table15.1">
            <table:table-cell table:style-name="Table15.A2" office:value-type="string">
              <text:p text:style-name="P118"><text:span text:style-name="Code_20_Small1"><text:span text:style-name="T91">void</text:span></text:span></text:p>
            </table:table-cell>
            <table:table-cell table:style-name="Table15.B2" office:value-type="string">
              <text:p text:style-name="P120"><text:a xlink:type="simple" xlink:href="file:///l%22r46" text:style-name="Internet_20_link" text:visited-style-name="Visited_20_Internet_20_Link"><text:span text:style-name="T80">configurationEvent</text:span></text:a><text:span text:style-name="Code2"><text:span text:style-name="T93">(</text:span></text:span><text:a xlink:type="simple" xlink:href="file:///l%22r38" text:style-name="Internet_20_link" text:visited-style-name="Visited_20_Internet_20_Link"><text:span text:style-name="T81">ConfigurationEvent</text:span></text:a><text:span text:style-name="Code2"><text:span text:style-name="T93"> event)</text:span></text:span></text:p>
              <text:p text:style-name="P122"><text:span text:style-name="T55">Receives notification of a Configuration that has changed.</text:span></text:p>
            </table:table-cell>
            <table:table-cell table:style-name="Table15.C2" office:value-type="string">
              <text:p text:style-name="P116"><text:bookmark-ref text:reference-format="page" text:ref-name="r46">34</text:bookmark-ref></text:p>
            </table:table-cell>
          </table:table-row>
        </table:table>
        <text:p text:style-name="P79"><text:span text:style-name="T52">Method Detail</text:span></text:p>
        <text:p text:style-name="P80"><text:bookmark text:name="r46"/><text:span text:style-name="T52">configurationEvent</text:span></text:p>
        <text:p text:style-name="P93"><text:span text:style-name="Code2">void </text:span><text:span text:style-name="Code2"><text:span text:style-name="T94">configurationEvent</text:span></text:span><text:span text:style-name="Code2"><text:span text:style-name="T15">(</text:span></text:span><text:a xlink:type="simple" xlink:href="file:///l%22r38" text:style-name="Internet_20_link" text:visited-style-name="Visited_20_Internet_20_Link"><text:span text:style-name="T90">ConfigurationEvent</text:span></text:a><text:span text:style-name="Code2"><text:span text:style-name="T98"> event)</text:span></text:span></text:p>
        <text:p text:style-name="P105"><text:span text:style-name="T55">Receives notification of a Configuration that has changed.</text:span></text:p>
        <text:p text:style-name="P109"><text:span text:style-name="T56">Parameters:</text:span></text:p>
        <text:p text:style-name="P124"><text:span text:style-name="Code2">event</text:span><text:span text:style-name="T55"> - The </text:span><text:span text:style-name="Code2">ConfigurationEvent</text:span><text:span text:style-name="T55">.</text:span></text:p>
        <text:p text:style-name="P73"><text:bookmark text:name="r57"/><text:span text:style-name="T52">Class ConfigurationPermission</text:span></text:p>
        <text:p text:style-name="P103"><text:a xlink:type="simple" xlink:href="file:///l%22r3" text:style-name="Internet_20_link" text:visited-style-name="Visited_20_Internet_20_Link"><text:span text:style-name="T62">org.osgi.service.cm</text:span></text:a></text:p>
        <text:p text:style-name="P100"><text:span text:style-name="Code2">java.lang.Object</text:span></text:p>
        <text:p text:style-name="P104"><text:span text:style-name="Code2">  </text:span><text:span text:style-name="Code2"><draw:frame draw:style-name="fr3" draw:name="Image4" text:anchor-type="as-char" svg:width="0.1563in" svg:height="0.1457in" draw:z-index="17"><draw:image xlink:href="Pictures/100002000000000F0000000EBCC3FB4515936C88.png" xlink:type="simple" xlink:show="embed" xlink:actuate="onLoad"/></draw:frame></text:span><text:span text:style-name="Code2">java.security.Permission</text:span></text:p>
        <text:p text:style-name="P104"><text:span text:style-name="Code2">      </text:span><text:span text:style-name="Code2"><draw:frame draw:style-name="fr3" draw:name="Image5" text:anchor-type="as-char" svg:width="0.1563in" svg:height="0.1457in" draw:z-index="18"><draw:image xlink:href="Pictures/100002000000000F0000000EBCC3FB4515936C88.png" xlink:type="simple" xlink:show="embed" xlink:actuate="onLoad"/></draw:frame></text:span><text:span text:style-name="Code2">java.security.BasicPermission</text:span></text:p>
        <text:p text:style-name="P90"><text:span text:style-name="Code2">          </text:span><text:span text:style-name="Code2"><draw:frame draw:style-name="fr3" draw:name="Image6" text:anchor-type="as-char" svg:width="0.1563in" svg:height="0.1457in" draw:z-index="19"><draw:image xlink:href="Pictures/100002000000000F0000000EBCC3FB4515936C88.png" xlink:type="simple" xlink:show="embed" xlink:actuate="onLoad"/></draw:frame></text:span><text:span text:style-name="Code2"><text:span text:style-name="T94">org.osgi.service.cm.ConfigurationPermission</text:span></text:span></text:p>
        <text:p text:style-name="P83"><text:span text:style-name="T51">All Implemented Interfaces:</text:span></text:p>
        <text:p text:style-name="P110"><text:span text:style-name="T55">Guard, Serializable</text:span></text:p>
        <text:p text:style-name="P99"/>
        <text:p text:style-name="P134"><text:span text:style-name="Code2">final public class </text:span><text:span text:style-name="Code2"><text:span text:style-name="T94">ConfigurationPermission</text:span></text:span></text:p>
        <text:p text:style-name="P93"><text:span text:style-name="Code2">extends BasicPermission</text:span></text:p>
        <text:p text:style-name="P92"><text:span text:style-name="T55">Indicates a bundle's authority to configure bundles or be updated by Configuration Admin.</text:span></text:p>
        <text:p text:style-name="P103"><text:span text:style-name="T56">Since:</text:span></text:p>
        <text:p text:style-name="P110"><text:span text:style-name="T55">1.2</text:span></text:p>
        <text:p text:style-name="P103"><text:span text:style-name="T56">ThreadSafe</text:span></text:p>
        <text:p text:style-name="P11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4"><text:span text:style-name="Summary_20_Heading_20_Font2"><text:span text:style-name="T63">Field Summary</text:span></text:span></text:p>
            </table:table-cell>
            <table:covered-table-cell/>
            <table:table-cell table:style-name="Table16.A1" office:value-type="string">
              <text:p text:style-name="P116"><text:span text:style-name="Page_20_Reference_20_Font"><text:span text:style-name="T64">Page</text:span></text:span></text:p>
            </table:table-cell>
          </table:table-row>
          <table:table-row table:style-name="Table16.1">
            <table:table-cell table:style-name="Table16.A2" office:value-type="string">
              <text:p text:style-name="P118"><text:span text:style-name="Code_20_Small1"><text:span text:style-name="T91">static String</text:span></text:span></text:p>
            </table:table-cell>
            <table:table-cell table:style-name="Table16.B2" office:value-type="string">
              <text:p text:style-name="P120"><text:a xlink:type="simple" xlink:href="file:///l%22r48" text:style-name="Internet_20_link" text:visited-style-name="Visited_20_Internet_20_Link"><text:span text:style-name="T80">CONFIGURE</text:span></text:a></text:p>
              <text:p text:style-name="P122"><text:span text:style-name="T55">Provides permission to create new configurations for other bundles as well as manipulate them.</text:span></text:p>
            </table:table-cell>
            <table:table-cell table:style-name="Table16.C2" office:value-type="string">
              <text:p text:style-name="P116"><text:bookmark-ref text:reference-format="page" text:ref-name="r48">36</text:bookmark-ref></text:p>
            </table:table-cell>
          </table:table-row>
          <table:table-row table:style-name="Table16.1">
            <table:table-cell table:style-name="Table16.A3" office:value-type="string">
              <text:p text:style-name="P117"><text:span text:style-name="Code_20_Small1"><text:span text:style-name="T91">static String</text:span></text:span></text:p>
            </table:table-cell>
            <table:table-cell table:style-name="Table16.B3" office:value-type="string">
              <text:p text:style-name="P119"><text:a xlink:type="simple" xlink:href="file:///l%22r50" text:style-name="Internet_20_link" text:visited-style-name="Visited_20_Internet_20_Link"><text:span text:style-name="T80">LOCK</text:span></text:a></text:p>
              <text:p text:style-name="P121"><text:span text:style-name="T55">Provides permission to lock a configurations.</text:span></text:p>
            </table:table-cell>
            <table:table-cell table:style-name="Table16.C3" office:value-type="string">
              <text:p text:style-name="P115"><text:bookmark-ref text:reference-format="page" text:ref-name="r50">36</text:bookmark-ref></text:p>
            </table:table-cell>
          </table:table-row>
          <table:table-row table:style-name="Table16.1">
            <table:table-cell table:style-name="Table16.A4" office:value-type="string">
              <text:p text:style-name="P117"><text:span text:style-name="Code_20_Small1"><text:span text:style-name="T91">static String</text:span></text:span></text:p>
            </table:table-cell>
            <table:table-cell table:style-name="Table16.B4" office:value-type="string">
              <text:p text:style-name="P119"><text:a xlink:type="simple" xlink:href="file:///l%22r49" text:style-name="Internet_20_link" text:visited-style-name="Visited_20_Internet_20_Link"><text:span text:style-name="T80">TARGET</text:span></text:a></text:p>
              <text:p text:style-name="P121"><text:span text:style-name="T55">The permission to be updated, that is, act as a Managed Service or Managed Service Factory.</text:span></text:p>
            </table:table-cell>
            <table:table-cell table:style-name="Table16.C4" office:value-type="string">
              <text:p text:style-name="P115"><text:bookmark-ref text:reference-format="page" text:ref-name="r49">36</text:bookmark-ref></text:p>
            </table:table-cell>
          </table:table-row>
        </table:table>
        <text:p text:style-name="P88"/>
        <table:table table:name="Table17" table:style-name="Table17">
          <table:table-column table:style-name="Table17.A"/>
          <table:table-column table:style-name="Table17.B"/>
          <table:table-row table:style-name="Table17.1">
            <table:table-cell table:style-name="Table17.A1" office:value-type="string">
              <text:p text:style-name="P114"><text:span text:style-name="Summary_20_Heading_20_Font2"><text:span text:style-name="T63">Constructor Summary</text:span></text:span></text:p>
            </table:table-cell>
            <table:table-cell table:style-name="Table17.A1" office:value-type="string">
              <text:p text:style-name="P116"><text:span text:style-name="Page_20_Reference_20_Font"><text:span text:style-name="T64">Page</text:span></text:span></text:p>
            </table:table-cell>
          </table:table-row>
          <table:table-row table:style-name="Table17.1">
            <table:table-cell table:style-name="Table17.A2" office:value-type="string">
              <text:p text:style-name="P120"><text:a xlink:type="simple" xlink:href="file:///l%22r51" text:style-name="Internet_20_link" text:visited-style-name="Visited_20_Internet_20_Link"><text:span text:style-name="T80">ConfigurationPermission</text:span></text:a><text:span text:style-name="Code2"><text:span text:style-name="T93">(String name, String actions)</text:span></text:span></text:p>
              <text:p text:style-name="P122"><text:span text:style-name="T55">Create a new ConfigurationPermission.</text:span></text:p>
            </table:table-cell>
            <table:table-cell table:style-name="Table17.B2" office:value-type="string">
              <text:p text:style-name="P116"><text:bookmark-ref text:reference-format="page" text:ref-name="r51">36</text:bookmark-ref></text:p>
            </table:table-cell>
          </table:table-row>
        </table:table>
        <text:p text:style-name="P8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4"><text:span text:style-name="Summary_20_Heading_20_Font2"><text:span text:style-name="T63">Method Summary</text:span></text:span></text:p>
            </table:table-cell>
            <table:covered-table-cell/>
            <table:table-cell table:style-name="Table18.A1" office:value-type="string">
              <text:p text:style-name="P116"><text:span text:style-name="Page_20_Reference_20_Font"><text:span text:style-name="T64">Page</text:span></text:span></text:p>
            </table:table-cell>
          </table:table-row>
          <table:table-row table:style-name="Table18.1">
            <table:table-cell table:style-name="Table18.A2" office:value-type="string">
              <text:p text:style-name="P118"><text:span text:style-name="Code_20_Small1"><text:span text:style-name="T91">boolean</text:span></text:span></text:p>
            </table:table-cell>
            <table:table-cell table:style-name="Table18.B2" office:value-type="string">
              <text:p text:style-name="P120"><text:a xlink:type="simple" xlink:href="file:///l%22r53" text:style-name="Internet_20_link" text:visited-style-name="Visited_20_Internet_20_Link"><text:span text:style-name="T80">equals</text:span></text:a><text:span text:style-name="Code2"><text:span text:style-name="T93">(Object obj)</text:span></text:span></text:p>
              <text:p text:style-name="P122"><text:span text:style-name="T55">Determines the equality of two </text:span><text:span text:style-name="Code2"><text:span text:style-name="T87">ConfigurationPermission</text:span></text:span><text:span text:style-name="T55"> objects.</text:span></text:p>
            </table:table-cell>
            <table:table-cell table:style-name="Table18.C2" office:value-type="string">
              <text:p text:style-name="P116"><text:bookmark-ref text:reference-format="page" text:ref-name="r53">37</text:bookmark-ref></text:p>
            </table:table-cell>
          </table:table-row>
          <table:table-row table:style-name="Table18.1">
            <table:table-cell table:style-name="Table18.A3" office:value-type="string">
              <text:p text:style-name="P117"><text:span text:style-name="Code_20_Small1"><text:span text:style-name="T91">String</text:span></text:span></text:p>
            </table:table-cell>
            <table:table-cell table:style-name="Table18.B3" office:value-type="string">
              <text:p text:style-name="P119"><text:a xlink:type="simple" xlink:href="file:///l%22r55" text:style-name="Internet_20_link" text:visited-style-name="Visited_20_Internet_20_Link"><text:span text:style-name="T80">getActions</text:span></text:a><text:span text:style-name="Code2"><text:span text:style-name="T93">()</text:span></text:span></text:p>
              <text:p text:style-name="P121"><text:span text:style-name="T55">Returns the canonical string representation of the </text:span><text:span text:style-name="Code2"><text:span text:style-name="T87">ConfigurationPermission</text:span></text:span><text:span text:style-name="T55"> actions.</text:span></text:p>
            </table:table-cell>
            <table:table-cell table:style-name="Table18.C3" office:value-type="string">
              <text:p text:style-name="P115"><text:bookmark-ref text:reference-format="page" text:ref-name="r55">37</text:bookmark-ref></text:p>
            </table:table-cell>
          </table:table-row>
          <table:table-row table:style-name="Table18.1">
            <table:table-cell table:style-name="Table18.A4" office:value-type="string">
              <text:p text:style-name="P117"><text:span text:style-name="Code_20_Small1"><text:span text:style-name="T91">int</text:span></text:span></text:p>
            </table:table-cell>
            <table:table-cell table:style-name="Table18.B4" office:value-type="string">
              <text:p text:style-name="P119"><text:a xlink:type="simple" xlink:href="file:///l%22r54" text:style-name="Internet_20_link" text:visited-style-name="Visited_20_Internet_20_Link"><text:span text:style-name="T80">hashCode</text:span></text:a><text:span text:style-name="Code2"><text:span text:style-name="T93">()</text:span></text:span></text:p>
              <text:p text:style-name="P121"><text:span text:style-name="T55">Returns the hash code value for this object.</text:span></text:p>
            </table:table-cell>
            <table:table-cell table:style-name="Table18.C4" office:value-type="string">
              <text:p text:style-name="P115"><text:bookmark-ref text:reference-format="page" text:ref-name="r54">37</text:bookmark-ref></text:p>
            </table:table-cell>
          </table:table-row>
          <table:table-row table:style-name="Table18.1">
            <table:table-cell table:style-name="Table18.A5" office:value-type="string">
              <text:p text:style-name="P117"><text:span text:style-name="Code_20_Small1"><text:span text:style-name="T91">boolean</text:span></text:span></text:p>
            </table:table-cell>
            <table:table-cell table:style-name="Table18.B5" office:value-type="string">
              <text:p text:style-name="P119"><text:a xlink:type="simple" xlink:href="file:///l%22r52" text:style-name="Internet_20_link" text:visited-style-name="Visited_20_Internet_20_Link"><text:span text:style-name="T80">implies</text:span></text:a><text:span text:style-name="Code2"><text:span text:style-name="T93">(Permission p)</text:span></text:span></text:p>
              <text:p text:style-name="P121"><text:span text:style-name="T55">Determines if a </text:span><text:span text:style-name="Code2"><text:span text:style-name="T87">ConfigurationPermission</text:span></text:span><text:span text:style-name="T55"> object "implies" the specified permission.</text:span></text:p>
            </table:table-cell>
            <table:table-cell table:style-name="Table18.C5" office:value-type="string">
              <text:p text:style-name="P115"><text:bookmark-ref text:reference-format="page" text:ref-name="r52">36</text:bookmark-ref></text:p>
            </table:table-cell>
          </table:table-row>
          <table:table-row table:style-name="Table18.1">
            <table:table-cell table:style-name="Table18.A6" office:value-type="string">
              <text:p text:style-name="P117"><text:span text:style-name="Code_20_Small1"><text:span text:style-name="T91">PermissionCollection</text:span></text:span></text:p>
            </table:table-cell>
            <table:table-cell table:style-name="Table18.B6" office:value-type="string">
              <text:p text:style-name="P119"><text:a xlink:type="simple" xlink:href="file:///l%22r56" text:style-name="Internet_20_link" text:visited-style-name="Visited_20_Internet_20_Link"><text:span text:style-name="T80">newPermissionCollection</text:span></text:a><text:span text:style-name="Code2"><text:span text:style-name="T93">()</text:span></text:span></text:p>
              <text:p text:style-name="P121"><text:span text:style-name="T55">Returns a new </text:span><text:span text:style-name="Code2"><text:span text:style-name="T87">PermissionCollection</text:span></text:span><text:span text:style-name="T55"> object suitable for storing </text:span><text:span text:style-name="Code2"><text:span text:style-name="T87">ConfigurationPermission</text:span></text:span><text:span text:style-name="T55">s.</text:span></text:p>
            </table:table-cell>
            <table:table-cell table:style-name="Table18.C6" office:value-type="string">
              <text:p text:style-name="P115"><text:bookmark-ref text:reference-format="page" text:ref-name="r56">37</text:bookmark-ref></text:p>
            </table:table-cell>
          </table:table-row>
        </table:table>
        <text:p text:style-name="P79"><text:soft-page-break/><text:span text:style-name="T52">Field Detail</text:span></text:p>
        <text:p text:style-name="P80"><text:bookmark text:name="r48"/><text:span text:style-name="T52">CONFIGURE</text:span></text:p>
        <text:p text:style-name="P93"><text:span text:style-name="Code2">public static final String </text:span><text:span text:style-name="Code2"><text:span text:style-name="T94">CONFIGURE</text:span></text:span><text:span text:style-name="Code2"><text:span text:style-name="T15"> = "configure"</text:span></text:span></text:p>
        <text:p text:style-name="P105"><text:span text:style-name="T55">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83">"configure"</text:span></text:span></text:a><text:span text:style-name="T59">.</text:span></text:p>
        <text:p text:style-name="P135"/>
        <text:p text:style-name="P82"><text:bookmark text:name="r49"/><text:span text:style-name="T52">TARGET</text:span></text:p>
        <text:p text:style-name="P93"><text:span text:style-name="Code2">public static final String </text:span><text:span text:style-name="Code2"><text:span text:style-name="T94">TARGET</text:span></text:span><text:span text:style-name="Code2"><text:span text:style-name="T15"> = "target"</text:span></text:span></text:p>
        <text:p text:style-name="P105"><text:span text:style-name="T55">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83">"target"</text:span></text:span></text:a><text:span text:style-name="T59">.</text:span></text:p>
        <text:p text:style-name="P109"><text:span text:style-name="T56">Since:</text:span></text:p>
        <text:p text:style-name="P124"><text:span text:style-name="T55">1.4</text:span></text:p>
        <text:p text:style-name="P133"/>
        <text:p text:style-name="P81"><text:bookmark text:name="r50"/><text:span text:style-name="T52">LOCK</text:span></text:p>
        <text:p text:style-name="P93"><text:span text:style-name="Code2">public static final String </text:span><text:span text:style-name="Code2"><text:span text:style-name="T94">LOCK</text:span></text:span><text:span text:style-name="Code2"><text:span text:style-name="T15"> = "lock"</text:span></text:span></text:p>
        <text:p text:style-name="P105"><text:span text:style-name="T55">Provides permission to lock a configurations. The action string </text:span><text:a xlink:type="simple" xlink:href="file:///l%22r50" text:style-name="Internet_20_link" text:visited-style-name="Visited_20_Internet_20_Link"><text:span text:style-name="Code2"><text:span text:style-name="T83">"lock"</text:span></text:span></text:a><text:span text:style-name="T59">.</text:span></text:p>
        <text:p text:style-name="P109"><text:span text:style-name="T56">Since:</text:span></text:p>
        <text:p text:style-name="P124"><text:span text:style-name="T55">1.6</text:span></text:p>
        <text:p text:style-name="P79"><text:span text:style-name="T52">Constructor Detail</text:span></text:p>
        <text:p text:style-name="P80"><text:bookmark text:name="r51"/><text:span text:style-name="T52">ConfigurationPermission</text:span></text:p>
        <text:p text:style-name="P93"><text:span text:style-name="Code2">public </text:span><text:span text:style-name="Code2"><text:span text:style-name="T94">ConfigurationPermission</text:span></text:span><text:span text:style-name="Code2"><text:span text:style-name="T15">(String name,</text:span></text:span><text:line-break/><text:span text:style-name="Code2"><text:span text:style-name="T15">                               String actions)</text:span></text:span></text:p>
        <text:p text:style-name="P105"><text:span text:style-name="T55">Create a new ConfigurationPermission.</text:span></text:p>
        <text:p text:style-name="P109"><text:span text:style-name="T56">Parameters:</text:span></text:p>
        <text:p text:style-name="P124"><text:span text:style-name="Code2">name</text:span><text:span text:style-name="T55"> - Name of the permission. Wildcards (</text:span><text:span text:style-name="Code2">'*'</text:span><text:span text:style-name="T55">) are allowed in the name. During </text:span><text:a xlink:type="simple" xlink:href="file:///l%22r52" text:style-name="Internet_20_link" text:visited-style-name="Visited_20_Internet_20_Link"><text:span text:style-name="T89">implies(Permission)</text:span></text:a><text:span text:style-name="T59">, the name is matched to the requested permission using the substring matching rules used by </text:span><text:span text:style-name="Code2"><text:span text:style-name="T97">org.osgi.framework.Filter</text:span></text:span><text:span text:style-name="T59">s.</text:span></text:p>
        <text:p text:style-name="P124"><text:span text:style-name="Code2">actions</text:span><text:span text:style-name="T55"> - Comma separated list of </text:span><text:a xlink:type="simple" xlink:href="file:///l%22r48" text:style-name="Internet_20_link" text:visited-style-name="Visited_20_Internet_20_Link"><text:span text:style-name="T89">CONFIGURE</text:span></text:a><text:span text:style-name="T59">, </text:span><text:a xlink:type="simple" xlink:href="file:///l%22r49" text:style-name="Internet_20_link" text:visited-style-name="Visited_20_Internet_20_Link"><text:span text:style-name="T89">TARGET</text:span></text:a><text:span text:style-name="T59"> (case insensitive).</text:span></text:p>
        <text:p text:style-name="P79"><text:span text:style-name="T52">Method Detail</text:span></text:p>
        <text:p text:style-name="P80"><text:bookmark text:name="r52"/><text:span text:style-name="T52">implies</text:span></text:p>
        <text:p text:style-name="P93"><text:span text:style-name="Code2">public boolean </text:span><text:span text:style-name="Code2"><text:span text:style-name="T94">implies</text:span></text:span><text:span text:style-name="Code2"><text:span text:style-name="T15">(Permission p)</text:span></text:span></text:p>
        <text:p text:style-name="P105"><text:span text:style-name="T55">Determines if a </text:span><text:span text:style-name="Code2">ConfigurationPermission</text:span><text:span text:style-name="T55"> object "implies" the specified permission.</text:span></text:p>
        <text:p text:style-name="P109"><text:span text:style-name="T56">Overrides:</text:span></text:p>
        <text:p text:style-name="P124"><text:span text:style-name="Code2">implies</text:span><text:span text:style-name="T55"> in class </text:span><text:span text:style-name="Code2">BasicPermission</text:span></text:p>
        <text:p text:style-name="P109"><text:span text:style-name="T56">Parameters:</text:span></text:p>
        <text:p text:style-name="P124"><text:span text:style-name="Code2">p</text:span><text:span text:style-name="T55"> - The target permission to check.</text:span></text:p>
        <text:p text:style-name="P109"><text:soft-page-break/><text:span text:style-name="T56">Returns:</text:span></text:p>
        <text:p text:style-name="P124"><text:span text:style-name="Code2">true</text:span><text:span text:style-name="T55"> if the specified permission is implied by this object; </text:span><text:span text:style-name="Code2">false</text:span><text:span text:style-name="T55"> otherwise.</text:span></text:p>
        <text:p text:style-name="P133"/>
        <text:p text:style-name="P81"><text:bookmark text:name="r53"/><text:span text:style-name="T52">equals</text:span></text:p>
        <text:p text:style-name="P93"><text:span text:style-name="Code2">public boolean </text:span><text:span text:style-name="Code2"><text:span text:style-name="T94">equals</text:span></text:span><text:span text:style-name="Code2"><text:span text:style-name="T15">(Object obj)</text:span></text:span></text:p>
        <text:p text:style-name="P106"><text:span text:style-name="T55">Determines the equality of two </text:span><text:span text:style-name="Code2">ConfigurationPermission</text:span><text:span text:style-name="T55"> objects.</text:span></text:p>
        <text:p text:style-name="P105"><text:span text:style-name="T55">Two </text:span><text:span text:style-name="Code2">ConfigurationPermission</text:span><text:span text:style-name="T55"> objects are equal.</text:span></text:p>
        <text:p text:style-name="P109"><text:span text:style-name="T56">Overrides:</text:span></text:p>
        <text:p text:style-name="P124"><text:span text:style-name="Code2">equals</text:span><text:span text:style-name="T55"> in class </text:span><text:span text:style-name="Code2">BasicPermission</text:span></text:p>
        <text:p text:style-name="P109"><text:span text:style-name="T56">Parameters:</text:span></text:p>
        <text:p text:style-name="P124"><text:span text:style-name="Code2">obj</text:span><text:span text:style-name="T55"> - The object being compared for equality with this object.</text:span></text:p>
        <text:p text:style-name="P109"><text:span text:style-name="T56">Returns:</text:span></text:p>
        <text:p text:style-name="P124"><text:span text:style-name="Code2">true</text:span><text:span text:style-name="T55"> if </text:span><text:span text:style-name="Code2">obj</text:span><text:span text:style-name="T55"> is equivalent to this </text:span><text:span text:style-name="Code2">ConfigurationPermission</text:span><text:span text:style-name="T55">; </text:span><text:span text:style-name="Code2">false</text:span><text:span text:style-name="T55"> otherwise.</text:span></text:p>
        <text:p text:style-name="P133"/>
        <text:p text:style-name="P81"><text:bookmark text:name="r54"/><text:span text:style-name="T52">hashCode</text:span></text:p>
        <text:p text:style-name="P93"><text:span text:style-name="Code2">public int </text:span><text:span text:style-name="Code2"><text:span text:style-name="T94">hashCode</text:span></text:span><text:span text:style-name="Code2"><text:span text:style-name="T15">()</text:span></text:span></text:p>
        <text:p text:style-name="P105"><text:span text:style-name="T55">Returns the hash code value for this object.</text:span></text:p>
        <text:p text:style-name="P109"><text:span text:style-name="T56">Overrides:</text:span></text:p>
        <text:p text:style-name="P124"><text:span text:style-name="Code2">hashCode</text:span><text:span text:style-name="T55"> in class </text:span><text:span text:style-name="Code2">BasicPermission</text:span></text:p>
        <text:p text:style-name="P109"><text:span text:style-name="T56">Returns:</text:span></text:p>
        <text:p text:style-name="P124"><text:span text:style-name="T55">Hash code value for this object.</text:span></text:p>
        <text:p text:style-name="P133"/>
        <text:p text:style-name="P81"><text:bookmark text:name="r55"/><text:span text:style-name="T52">getActions</text:span></text:p>
        <text:p text:style-name="P93"><text:span text:style-name="Code2">public String </text:span><text:span text:style-name="Code2"><text:span text:style-name="T94">getActions</text:span></text:span><text:span text:style-name="Code2"><text:span text:style-name="T15">()</text:span></text:span></text:p>
        <text:p text:style-name="P106"><text:span text:style-name="T55">Returns the canonical string representation of the </text:span><text:span text:style-name="Code2">ConfigurationPermission</text:span><text:span text:style-name="T55"> actions.</text:span></text:p>
        <text:p text:style-name="P105"><text:span text:style-name="T55">Always returns present </text:span><text:span text:style-name="Code2">ConfigurationPermission</text:span><text:span text:style-name="T55"> actions in the following order: </text:span><text:a xlink:type="simple" xlink:href="file:///l%22r48" text:style-name="Internet_20_link" text:visited-style-name="Visited_20_Internet_20_Link"><text:span text:style-name="Code2"><text:span text:style-name="T83">"configure"</text:span></text:span></text:a><text:span text:style-name="T59">, </text:span><text:a xlink:type="simple" xlink:href="file:///l%22r49" text:style-name="Internet_20_link" text:visited-style-name="Visited_20_Internet_20_Link"><text:span text:style-name="Code2"><text:span text:style-name="T83">"target"</text:span></text:span></text:a></text:p>
        <text:p text:style-name="P109"><text:span text:style-name="T56">Overrides:</text:span></text:p>
        <text:p text:style-name="P124"><text:span text:style-name="Code2">getActions</text:span><text:span text:style-name="T55"> in class </text:span><text:span text:style-name="Code2">BasicPermission</text:span></text:p>
        <text:p text:style-name="P109"><text:span text:style-name="T56">Returns:</text:span></text:p>
        <text:p text:style-name="P124"><text:span text:style-name="T55">Canonical string representation of the </text:span><text:span text:style-name="Code2">ConfigurationPermission</text:span><text:span text:style-name="T55"> actions.</text:span></text:p>
        <text:p text:style-name="P133"/>
        <text:p text:style-name="P81"><text:bookmark text:name="r56"/><text:span text:style-name="T52">newPermissionCollection</text:span></text:p>
        <text:p text:style-name="P93"><text:span text:style-name="Code2">public PermissionCollection </text:span><text:span text:style-name="Code2"><text:span text:style-name="T94">newPermissionCollection</text:span></text:span><text:span text:style-name="Code2"><text:span text:style-name="T15">()</text:span></text:span></text:p>
        <text:p text:style-name="P105"><text:span text:style-name="T55">Returns a new </text:span><text:span text:style-name="Code2">PermissionCollection</text:span><text:span text:style-name="T55"> object suitable for storing </text:span><text:span text:style-name="Code2">ConfigurationPermission</text:span><text:span text:style-name="T55">s.</text:span></text:p>
        <text:p text:style-name="P109"><text:span text:style-name="T56">Overrides:</text:span></text:p>
        <text:p text:style-name="P124"><text:span text:style-name="Code2">newPermissionCollection</text:span><text:span text:style-name="T55"> in class </text:span><text:span text:style-name="Code2">BasicPermission</text:span></text:p>
        <text:p text:style-name="P109"><text:span text:style-name="T56">Returns:</text:span></text:p>
        <text:p text:style-name="P124"><text:span text:style-name="T55">A new </text:span><text:span text:style-name="Code2">PermissionCollection</text:span><text:span text:style-name="T55"> object.</text:span></text:p>
        <text:p text:style-name="P74"><text:bookmark text:name="r61"/><text:span text:style-name="T52">Interface ConfigurationPlugin</text:span></text:p>
        <text:p text:style-name="P103"><text:a xlink:type="simple" xlink:href="file:///l%22r3" text:style-name="Internet_20_link" text:visited-style-name="Visited_20_Internet_20_Link"><text:span text:style-name="T62">org.osgi.service.cm</text:span></text:a></text:p>
        <text:p text:style-name="P99"/>
        <text:p text:style-name="P112"><text:span text:style-name="Code_20_Small1">@org.osgi.annotation.versioning.ConsumerType</text:span><text:line-break/><text:span text:style-name="Code2">public interface </text:span><text:span text:style-name="Code2"><text:span text:style-name="T94">ConfigurationPlugin</text:span></text:span></text:p>
        <text:p text:style-name="P102"><text:span text:style-name="T55">A service interface for processing configuration dictionary before the update.</text:span></text:p>
        <text:p text:style-name="P102"><text:span text:style-name="T55">A bundle registers a </text:span><text:span text:style-name="Code2">ConfigurationPlugin</text:span><text:span text:style-name="T55">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55"> or </text:span><text:span text:style-name="Code2">ManagedServiceFactory</text:span><text:span text:style-name="T55"> </text:span><text:span text:style-name="Code2">updated</text:span><text:span text:style-name="T55"> method. The Configuration Plugin service thus has the opportunity to view and modify the properties before they are passed to the Managed Service or Managed Service Factory.</text:span></text:p>
        <text:p text:style-name="P102"><text:span text:style-name="T55">Configuration Plugin (plugin) services have full read/write access to all configuration information that passes through them.</text:span></text:p>
        <text:p text:style-name="P102"><text:span text:style-name="T55">The </text:span><text:span text:style-name="Code2">Integer</text:span><text:span text:style-name="T55"> </text:span><text:span text:style-name="Code2">service.cmRanking</text:span><text:span text:style-name="T55"> registration property may be specified. Not specifying this registration property, or setting it to something other than an </text:span><text:span text:style-name="Code2">Integer</text:span><text:span text:style-name="T55">, is the same as setting it to the </text:span><text:span text:style-name="Code2">Integer</text:span><text:span text:style-name="T55"> zero. The </text:span><text:span text:style-name="Code2">service.cmRanking</text:span><text:span text:style-name="T55"> property determines the order in which plugins are invoked. Lower ranked plugins are called before higher ranked ones. In the event of more than one plugin having the same value of </text:span><text:span text:style-name="Code2">service.cmRanking</text:span><text:span text:style-name="T55">, then the Configuration Admin service arbitrarily chooses the order in which they are called.</text:span></text:p>
        <text:p text:style-name="P102"><text:span text:style-name="T55">By convention, plugins with </text:span><text:span text:style-name="Code2">service.cmRanking &lt; 0</text:span><text:span text:style-name="T55"> or </text:span><text:span text:style-name="Code2">service.cmRanking &gt; 1000</text:span><text:span text:style-name="T55"> should not make modifications to the properties.</text:span></text:p>
        <text:p text:style-name="P102"><text:span text:style-name="T55">The Configuration Admin service has the right to hide properties from plugins, or to ignore some or all the changes that they make. This might be done for security reasons. Any such behavior is entirely implementation defined.</text:span></text:p>
        <text:p text:style-name="P92"><text:span text:style-name="T55">A plugin may optionally specify a </text:span><text:span text:style-name="Code2">cm.target</text:span><text:span text:style-name="T55">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55"> registration property means that the plugin is called for all configuration updates.</text:span></text:p>
        <text:p text:style-name="P103"><text:span text:style-name="T56">ThreadSafe</text:span></text:p>
        <text:p text:style-name="P11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4"><text:span text:style-name="Summary_20_Heading_20_Font2"><text:span text:style-name="T63">Field Summary</text:span></text:span></text:p>
            </table:table-cell>
            <table:covered-table-cell/>
            <table:table-cell table:style-name="Table19.A1" office:value-type="string">
              <text:p text:style-name="P116"><text:span text:style-name="Page_20_Reference_20_Font"><text:span text:style-name="T64">Page</text:span></text:span></text:p>
            </table:table-cell>
          </table:table-row>
          <table:table-row table:style-name="Table19.1">
            <table:table-cell table:style-name="Table19.A2" office:value-type="string">
              <text:p text:style-name="P118"><text:span text:style-name="Code_20_Small1"><text:span text:style-name="T91">String</text:span></text:span></text:p>
            </table:table-cell>
            <table:table-cell table:style-name="Table19.B2" office:value-type="string">
              <text:p text:style-name="P120"><text:a xlink:type="simple" xlink:href="file:///l%22r59" text:style-name="Internet_20_link" text:visited-style-name="Visited_20_Internet_20_Link"><text:span text:style-name="T80">CM_RANKING</text:span></text:a></text:p>
              <text:p text:style-name="P122"><text:span text:style-name="T55">A service property to specify the order in which plugins are invoked.</text:span></text:p>
            </table:table-cell>
            <table:table-cell table:style-name="Table19.C2" office:value-type="string">
              <text:p text:style-name="P116"><text:bookmark-ref text:reference-format="page" text:ref-name="r59">39</text:bookmark-ref></text:p>
            </table:table-cell>
          </table:table-row>
          <table:table-row table:style-name="Table19.1">
            <table:table-cell table:style-name="Table19.A3" office:value-type="string">
              <text:p text:style-name="P117"><text:span text:style-name="Code_20_Small1"><text:span text:style-name="T91">String</text:span></text:span></text:p>
            </table:table-cell>
            <table:table-cell table:style-name="Table19.B3" office:value-type="string">
              <text:p text:style-name="P119"><text:a xlink:type="simple" xlink:href="file:///l%22r58" text:style-name="Internet_20_link" text:visited-style-name="Visited_20_Internet_20_Link"><text:span text:style-name="T80">CM_TARGET</text:span></text:a></text:p>
              <text:p text:style-name="P121"><text:span text:style-name="T55">A service property to limit the Managed Service or Managed Service Factory configuration dictionaries a Configuration Plugin service receives.</text:span></text:p>
            </table:table-cell>
            <table:table-cell table:style-name="Table19.C3" office:value-type="string">
              <text:p text:style-name="P115"><text:bookmark-ref text:reference-format="page" text:ref-name="r58">39</text:bookmark-ref></text:p>
            </table:table-cell>
          </table:table-row>
        </table:table>
        <text:p text:style-name="P8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4"><text:span text:style-name="Summary_20_Heading_20_Font2"><text:span text:style-name="T63">Method Summary</text:span></text:span></text:p>
            </table:table-cell>
            <table:covered-table-cell/>
            <table:table-cell table:style-name="Table20.A1" office:value-type="string">
              <text:p text:style-name="P116"><text:span text:style-name="Page_20_Reference_20_Font"><text:span text:style-name="T64">Page</text:span></text:span></text:p>
            </table:table-cell>
          </table:table-row>
          <table:table-row table:style-name="Table20.1">
            <table:table-cell table:style-name="Table20.A2" office:value-type="string">
              <text:p text:style-name="P118"><text:span text:style-name="Code_20_Small1"><text:span text:style-name="T91">void</text:span></text:span></text:p>
            </table:table-cell>
            <table:table-cell table:style-name="Table20.B2" office:value-type="string">
              <text:p text:style-name="P120"><text:a xlink:type="simple" xlink:href="file:///l%22r60" text:style-name="Internet_20_link" text:visited-style-name="Visited_20_Internet_20_Link"><text:span text:style-name="T80">modifyConfiguration</text:span></text:a><text:span text:style-name="Code2"><text:span text:style-name="T93">(org.osgi.framework.ServiceReference&lt;?&gt; reference, Dictionary&lt;String,Object&gt; properties)</text:span></text:span></text:p>
              <text:p text:style-name="P122"><text:span text:style-name="T55">View and possibly modify the a set of configuration properties before they are sent to the Managed Service or the Managed Service Factory.</text:span></text:p>
            </table:table-cell>
            <table:table-cell table:style-name="Table20.C2" office:value-type="string">
              <text:p text:style-name="P116"><text:bookmark-ref text:reference-format="page" text:ref-name="r60">39</text:bookmark-ref></text:p>
            </table:table-cell>
          </table:table-row>
        </table:table>
        <text:p text:style-name="P79"><text:soft-page-break/><text:span text:style-name="T52">Field Detail</text:span></text:p>
        <text:p text:style-name="P80"><text:bookmark text:name="r58"/><text:span text:style-name="T52">CM_TARGET</text:span></text:p>
        <text:p text:style-name="P93"><text:span text:style-name="Code2">public static final String </text:span><text:span text:style-name="Code2"><text:span text:style-name="T94">CM_TARGET</text:span></text:span><text:span text:style-name="Code2"><text:span text:style-name="T15"> = "cm.target"</text:span></text:span></text:p>
        <text:p text:style-name="P105"><text:span text:style-name="T55">A service property to limit the Managed Service or Managed Service Factory configuration dictionaries a Configuration Plugin service receives. This property contains a </text:span><text:span text:style-name="Code2">String[]</text:span><text:span text:style-name="T55"> of PIDs. A Configuration Admin service must call a Configuration Plugin service only when this property is not set, or the target service's PID is listed in this property.</text:span></text:p>
        <text:p text:style-name="P135"/>
        <text:p text:style-name="P82"><text:bookmark text:name="r59"/><text:span text:style-name="T52">CM_RANKING</text:span></text:p>
        <text:p text:style-name="P93"><text:span text:style-name="Code2">public static final String </text:span><text:span text:style-name="Code2"><text:span text:style-name="T94">CM_RANKING</text:span></text:span><text:span text:style-name="Code2"><text:span text:style-name="T15"> = "service.cmRanking"</text:span></text:span></text:p>
        <text:p text:style-name="P105"><text:span text:style-name="T55">A service property to specify the order in which plugins are invoked. This property contains an </text:span><text:span text:style-name="Code2">Integer</text:span><text:span text:style-name="T55"> ranking of the plugin. Not specifying this registration property, or setting it to something other than an </text:span><text:span text:style-name="Code2">Integer</text:span><text:span text:style-name="T55">, is the same as setting it to the </text:span><text:span text:style-name="Code2">Integer</text:span><text:span text:style-name="T55"> zero. This property determines the order in which plugins are invoked. Lower ranked plugins are called before higher ranked ones.</text:span></text:p>
        <text:p text:style-name="P109"><text:span text:style-name="T56">Since:</text:span></text:p>
        <text:p text:style-name="P124"><text:span text:style-name="T55">1.2</text:span></text:p>
        <text:p text:style-name="P79"><text:span text:style-name="T52">Method Detail</text:span></text:p>
        <text:p text:style-name="P80"><text:bookmark text:name="r60"/><text:span text:style-name="T52">modifyConfiguration</text:span></text:p>
        <text:p text:style-name="P93"><text:span text:style-name="Code2">void </text:span><text:span text:style-name="Code2"><text:span text:style-name="T94">modifyConfiguration</text:span></text:span><text:span text:style-name="Code2"><text:span text:style-name="T15">(org.osgi.framework.ServiceReference&lt;?&gt; reference,</text:span></text:span><text:line-break/><text:span text:style-name="Code2"><text:span text:style-name="T15">                         Dictionary&lt;String,Object&gt; properties)</text:span></text:span></text:p>
        <text:p text:style-name="P106"><text:span text:style-name="T55">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55"> property. If this property is undefined or is a non- </text:span><text:span text:style-name="Code2">Integer</text:span><text:span text:style-name="T55"> type, 0 is used.</text:span></text:p>
        <text:p text:style-name="P106"><text:span text:style-name="T55">This method should not modify the properties unless the </text:span><text:span text:style-name="Code2">service.cmRanking</text:span><text:span text:style-name="T55"> of this plugin is in the range </text:span><text:span text:style-name="Code2">0 &lt;= service.cmRanking &lt;= 1000</text:span><text:span text:style-name="T55">.</text:span></text:p>
        <text:p text:style-name="P106"><text:span text:style-name="T55">If this method throws any </text:span><text:span text:style-name="Code2">Exception</text:span><text:span text:style-name="T55">, the Configuration Admin service must catch it and should log it.</text:span></text:p>
        <text:p text:style-name="P105"><text:span text:style-name="T55">A Configuration Plugin will only be called for properties from configurations that have a location for which the Configuration Plugin has permission when security is active. When security is not active, no filtering is done.</text:span></text:p>
        <text:p text:style-name="P109"><text:span text:style-name="T56">Parameters:</text:span></text:p>
        <text:p text:style-name="P124"><text:span text:style-name="Code2">reference</text:span><text:span text:style-name="T55"> - reference to the Managed Service or Managed Service Factory</text:span></text:p>
        <text:p text:style-name="P124"><text:span text:style-name="Code2">properties</text:span><text:span text:style-name="T55"> - The configuration properties. This argument must not contain the "service.bundleLocation" property. The value of this property may be obtained from the </text:span><text:span text:style-name="Code2">Configuration.getBundleLocation</text:span><text:span text:style-name="T55"> method.</text:span></text:p>
        <text:p text:style-name="P75"><text:bookmark text:name="r63"/><text:span text:style-name="T52">Class LockedConfigurationException</text:span></text:p>
        <text:p text:style-name="P103"><text:a xlink:type="simple" xlink:href="file:///l%22r3" text:style-name="Internet_20_link" text:visited-style-name="Visited_20_Internet_20_Link"><text:span text:style-name="T62">org.osgi.service.cm</text:span></text:a></text:p>
        <text:p text:style-name="P100"><text:span text:style-name="Code2">java.lang.Object</text:span></text:p>
        <text:p text:style-name="P104"><text:span text:style-name="Code2">  </text:span><text:span text:style-name="Code2"><draw:frame draw:style-name="fr3" draw:name="Image7" text:anchor-type="as-char" svg:width="0.1563in" svg:height="0.1457in" draw:z-index="20"><draw:image xlink:href="Pictures/100002000000000F0000000EBCC3FB4515936C88.png" xlink:type="simple" xlink:show="embed" xlink:actuate="onLoad"/></draw:frame></text:span><text:span text:style-name="Code2">java.lang.Throwable</text:span></text:p>
        <text:p text:style-name="P104"><text:span text:style-name="Code2">      </text:span><text:span text:style-name="Code2"><draw:frame draw:style-name="fr3" draw:name="Image8" text:anchor-type="as-char" svg:width="0.1563in" svg:height="0.1457in" draw:z-index="21"><draw:image xlink:href="Pictures/100002000000000F0000000EBCC3FB4515936C88.png" xlink:type="simple" xlink:show="embed" xlink:actuate="onLoad"/></draw:frame></text:span><text:span text:style-name="Code2">java.lang.Exception</text:span></text:p>
        <text:p text:style-name="P104"><text:span text:style-name="Code2">          </text:span><text:span text:style-name="Code2"><draw:frame draw:style-name="fr3" draw:name="Image9" text:anchor-type="as-char" svg:width="0.1563in" svg:height="0.1457in" draw:z-index="22"><draw:image xlink:href="Pictures/100002000000000F0000000EBCC3FB4515936C88.png" xlink:type="simple" xlink:show="embed" xlink:actuate="onLoad"/></draw:frame></text:span><text:span text:style-name="Code2">java.io.IOException</text:span></text:p>
        <text:p text:style-name="P90"><text:span text:style-name="Code2">              </text:span><text:span text:style-name="Code2"><draw:frame draw:style-name="fr3" draw:name="Image10" text:anchor-type="as-char" svg:width="0.1563in" svg:height="0.1457in" draw:z-index="23"><draw:image xlink:href="Pictures/100002000000000F0000000EBCC3FB4515936C88.png" xlink:type="simple" xlink:show="embed" xlink:actuate="onLoad"/></draw:frame></text:span><text:span text:style-name="Code2"><text:span text:style-name="T94">org.osgi.service.cm.LockedConfigurationException</text:span></text:span></text:p>
        <text:p text:style-name="P83"><text:span text:style-name="T51">All Implemented Interfaces:</text:span></text:p>
        <text:p text:style-name="P110"><text:span text:style-name="T55">Serializable</text:span></text:p>
        <text:p text:style-name="P99"/>
        <text:p text:style-name="P134"><text:span text:style-name="Code2">public class </text:span><text:span text:style-name="Code2"><text:span text:style-name="T94">LockedConfigurationException</text:span></text:span></text:p>
        <text:p text:style-name="P93"><text:span text:style-name="Code2">extends IOException</text:span></text:p>
        <text:p text:style-name="P92"><text:span text:style-name="T55">An </text:span><text:span text:style-name="Code2">Exception</text:span><text:span text:style-name="T55"> class to inform the client of a </text:span><text:span text:style-name="Code2">Configuration</text:span><text:span text:style-name="T55"> about the locked state of a configuration object.</text:span></text:p>
        <text:p text:style-name="P103"><text:span text:style-name="T56">Since:</text:span></text:p>
        <text:p text:style-name="P110"><text:span text:style-name="T55">1.6</text:span></text:p>
        <text:p text:style-name="P113"/>
        <table:table table:name="Table21" table:style-name="Table21">
          <table:table-column table:style-name="Table21.A"/>
          <table:table-column table:style-name="Table21.B"/>
          <table:table-row table:style-name="Table21.1">
            <table:table-cell table:style-name="Table21.A1" office:value-type="string">
              <text:p text:style-name="P114"><text:span text:style-name="Summary_20_Heading_20_Font2"><text:span text:style-name="T63">Constructor Summary</text:span></text:span></text:p>
            </table:table-cell>
            <table:table-cell table:style-name="Table21.A1" office:value-type="string">
              <text:p text:style-name="P116"><text:span text:style-name="Page_20_Reference_20_Font"><text:span text:style-name="T64">Page</text:span></text:span></text:p>
            </table:table-cell>
          </table:table-row>
          <table:table-row table:style-name="Table21.1">
            <table:table-cell table:style-name="Table21.A2" office:value-type="string">
              <text:p text:style-name="P120"><text:a xlink:type="simple" xlink:href="file:///l%22r62" text:style-name="Internet_20_link" text:visited-style-name="Visited_20_Internet_20_Link"><text:span text:style-name="T80">LockedConfigurationException</text:span></text:a><text:span text:style-name="Code2"><text:span text:style-name="T93">(String reason)</text:span></text:span></text:p>
              <text:p text:style-name="P122"><text:span text:style-name="T55">Create a </text:span><text:span text:style-name="Code2"><text:span text:style-name="T87">LockedConfigurationException</text:span></text:span><text:span text:style-name="T55"> object.</text:span></text:p>
            </table:table-cell>
            <table:table-cell table:style-name="Table21.B2" office:value-type="string">
              <text:p text:style-name="P116"><text:bookmark-ref text:reference-format="page" text:ref-name="r62">40</text:bookmark-ref></text:p>
            </table:table-cell>
          </table:table-row>
        </table:table>
        <text:p text:style-name="P79"><text:span text:style-name="T52">Constructor Detail</text:span></text:p>
        <text:p text:style-name="P80"><text:bookmark text:name="r62"/><text:span text:style-name="T52">LockedConfigurationException</text:span></text:p>
        <text:p text:style-name="P93"><text:span text:style-name="Code2">public </text:span><text:span text:style-name="Code2"><text:span text:style-name="T94">LockedConfigurationException</text:span></text:span><text:span text:style-name="Code2"><text:span text:style-name="T15">(String reason)</text:span></text:span></text:p>
        <text:p text:style-name="P105"><text:span text:style-name="T55">Create a </text:span><text:span text:style-name="Code2">LockedConfigurationException</text:span><text:span text:style-name="T55"> object.</text:span></text:p>
        <text:p text:style-name="P109"><text:span text:style-name="T56">Parameters:</text:span></text:p>
        <text:p text:style-name="P124"><text:span text:style-name="Code2">reason</text:span><text:span text:style-name="T55"> - reason for failure</text:span></text:p>
        <text:p text:style-name="P76"><text:bookmark text:name="r65"/><text:span text:style-name="T52">Interface ManagedService</text:span></text:p>
        <text:p text:style-name="P103"><text:a xlink:type="simple" xlink:href="file:///l%22r3" text:style-name="Internet_20_link" text:visited-style-name="Visited_20_Internet_20_Link"><text:span text:style-name="T62">org.osgi.service.cm</text:span></text:a></text:p>
        <text:p text:style-name="P99"/>
        <text:p text:style-name="P112"><text:span text:style-name="Code_20_Small1">@org.osgi.annotation.versioning.ConsumerType</text:span><text:line-break/><text:span text:style-name="Code2">public interface </text:span><text:span text:style-name="Code2"><text:span text:style-name="T94">ManagedService</text:span></text:span></text:p>
        <text:p text:style-name="P102"><text:span text:style-name="T55">A service that can receive configuration data from a Configuration Admin service.</text:span></text:p>
        <text:p text:style-name="P102"><text:span text:style-name="T55">A Managed Service is a service that needs configuration data. Such an object should be registered with the Framework registry with the </text:span><text:span text:style-name="Code2">service.pid</text:span><text:span text:style-name="T55"> property set to some unique identifier called a PID.</text:span></text:p>
        <text:p text:style-name="P102"><text:span text:style-name="T55">If the Configuration Admin service has a </text:span><text:span text:style-name="Code2">Configuration</text:span><text:span text:style-name="T55"> object corresponding to this PID, it will callback the </text:span><text:span text:style-name="Code2">updated()</text:span><text:span text:style-name="T55"> method of the </text:span><text:span text:style-name="Code2">ManagedService</text:span><text:span text:style-name="T55"> object, passing the properties of that </text:span><text:span text:style-name="Code2">Configuration</text:span><text:span text:style-name="T55"> object.</text:span></text:p>
        <text:p text:style-name="P102"><text:span text:style-name="T55">If it has no such </text:span><text:span text:style-name="Code2">Configuration</text:span><text:span text:style-name="T55"> object, then it calls back with a </text:span><text:span text:style-name="Code2">null</text:span><text:span text:style-name="T55"> properties argument. Registering a Managed Service will always result in a callback to the </text:span><text:span text:style-name="Code2">updated()</text:span><text:span text:style-name="T55"> method provided the Configuration Admin service is, or becomes active. This callback must always be done asynchronously.</text:span></text:p>
        <text:p text:style-name="P102"><text:span text:style-name="T55">Else, every time that either of the </text:span><text:span text:style-name="Code2">updated()</text:span><text:span text:style-name="T55"> methods is called on that </text:span><text:span text:style-name="Code2">Configuration</text:span><text:span text:style-name="T55"> object, the </text:span><text:span text:style-name="Code2">ManagedService.updated()</text:span><text:span text:style-name="T55"> method with the new properties is called. If the </text:span><text:span text:style-name="Code2">delete()</text:span><text:span text:style-name="T55"> method is called on that </text:span><text:span text:style-name="Code2">Configuration</text:span><text:span text:style-name="T55"> object, </text:span><text:span text:style-name="Code2">ManagedService.updated()</text:span><text:span text:style-name="T55"> is called with a </text:span><text:span text:style-name="Code2">null</text:span><text:span text:style-name="T55"> for the properties parameter. All these callbacks must be done asynchronously.</text:span></text:p>
        <text:p text:style-name="P102"><text:span text:style-name="T55">The following example shows the code of a serial port that will create a port depending on configuration information.</text:span></text:p>
        <text:p text:style-name="P102"><text:line-break/><text:span text:style-name="T89">   class SerialPort implements ManagedService {</text:span><text:line-break/><text:line-break/><text:span text:style-name="T89">     ServiceRegistration registration;</text:span><text:line-break/><text:span text:style-name="T89">     Hashtable configuration;</text:span><text:line-break/><text:span text:style-name="T89">     CommPortIdentifier id;</text:span><text:line-break/><text:line-break/><text:span text:style-name="T89">     synchronized void open(CommPortIdentifier id,</text:span><text:line-break/><text:span text:style-name="T89">     BundleContext context) {</text:span><text:line-break/><text:span text:style-name="T89">       this.id = id;</text:span><text:line-break/><text:span text:style-name="T89">       registration = context.registerService(</text:span><text:line-break/><text:span text:style-name="T89">         ManagedService.class.getName(),</text:span><text:line-break/><text:span text:style-name="T89">         this,</text:span><text:line-break/><text:span text:style-name="T89">         getDefaults()</text:span><text:line-break/><text:span text:style-name="T89">       );</text:span><text:line-break/><text:span text:style-name="T89">     }</text:span><text:line-break/><text:line-break/><text:span text:style-name="T89">     Hashtable getDefaults() {</text:span><text:line-break/><text:span text:style-name="T89">       Hashtable defaults = new Hashtable();</text:span><text:line-break/><text:span text:style-name="T89">       defaults.put( "port", id.getName() );</text:span><text:line-break/><text:span text:style-name="T89">       defaults.put( "product", "unknown" );</text:span><text:line-break/><text:span text:style-name="T89">       defaults.put( "baud", "9600" );</text:span><text:line-break/><text:span text:style-name="T89">       defaults.put( Constants.SERVICE_PID,</text:span><text:line-break/><text:span text:style-name="T89">         "com.acme.serialport." + id.getName() );</text:span><text:line-break/><text:span text:style-name="T89">       return defaults;</text:span><text:line-break/><text:span text:style-name="T89">     }</text:span><text:line-break/><text:line-break/><text:span text:style-name="T89">     public synchronized void updated(</text:span><text:line-break/><text:span text:style-name="T89">       Dictionary configuration  ) {</text:span><text:line-break/><text:span text:style-name="T89">       if ( configuration == null )</text:span><text:line-break/><text:span text:style-name="T89">         registration.setProperties( getDefaults() );</text:span><text:line-break/><text:span text:style-name="T89">       else {</text:span><text:line-break/><text:span text:style-name="T89">         setSpeed( configuration.get("baud") );</text:span><text:line-break/><text:span text:style-name="T89">         registration.setProperties( configuration );</text:span><text:line-break/><text:span text:style-name="T89">       }</text:span><text:line-break/><text:span text:style-name="T89">     }</text:span><text:line-break/><text:span text:style-name="T89">     ...</text:span><text:line-break/><text:span text:style-name="T89">   }</text:span></text:p>
        <text:p text:style-name="P102"><text:soft-page-break/><text:span text:style-name="T55">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92"><text:span text:style-name="T55">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03"><text:span text:style-name="T56">ThreadSafe</text:span></text:p>
        <text:p text:style-name="P11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4"><text:span text:style-name="Summary_20_Heading_20_Font2"><text:span text:style-name="T63">Method Summary</text:span></text:span></text:p>
            </table:table-cell>
            <table:covered-table-cell/>
            <table:table-cell table:style-name="Table22.A1" office:value-type="string">
              <text:p text:style-name="P116"><text:span text:style-name="Page_20_Reference_20_Font"><text:span text:style-name="T64">Page</text:span></text:span></text:p>
            </table:table-cell>
          </table:table-row>
          <table:table-row table:style-name="Table22.1">
            <table:table-cell table:style-name="Table22.A2" office:value-type="string">
              <text:p text:style-name="P118"><text:span text:style-name="Code_20_Small1"><text:span text:style-name="T91">void</text:span></text:span></text:p>
            </table:table-cell>
            <table:table-cell table:style-name="Table22.B2" office:value-type="string">
              <text:p text:style-name="P120"><text:a xlink:type="simple" xlink:href="file:///l%22r64" text:style-name="Internet_20_link" text:visited-style-name="Visited_20_Internet_20_Link"><text:span text:style-name="T80">updated</text:span></text:a><text:span text:style-name="Code2"><text:span text:style-name="T93">(Dictionary&lt;String,?&gt; properties)</text:span></text:span></text:p>
              <text:p text:style-name="P122"><text:span text:style-name="T55">Update the configuration for a Managed Service.</text:span></text:p>
            </table:table-cell>
            <table:table-cell table:style-name="Table22.C2" office:value-type="string">
              <text:p text:style-name="P116"><text:bookmark-ref text:reference-format="page" text:ref-name="r64">42</text:bookmark-ref></text:p>
            </table:table-cell>
          </table:table-row>
        </table:table>
        <text:p text:style-name="P79"><text:span text:style-name="T52">Method Detail</text:span></text:p>
        <text:p text:style-name="P80"><text:bookmark text:name="r64"/><text:span text:style-name="T52">updated</text:span></text:p>
        <text:p text:style-name="P93"><text:span text:style-name="Code2">void </text:span><text:span text:style-name="Code2"><text:span text:style-name="T94">updated</text:span></text:span><text:span text:style-name="Code2"><text:span text:style-name="T15">(Dictionary&lt;String,?&gt; properties)</text:span></text:span><text:line-break/><text:span text:style-name="Code2"><text:span text:style-name="T15">      throws </text:span></text:span><text:a xlink:type="simple" xlink:href="file:///l%22r45" text:style-name="Internet_20_link" text:visited-style-name="Visited_20_Internet_20_Link"><text:span text:style-name="T90">ConfigurationException</text:span></text:a></text:p>
        <text:p text:style-name="P106"><text:span text:style-name="T55">Update the configuration for a Managed Service.</text:span></text:p>
        <text:p text:style-name="P106"><text:span text:style-name="T55">When the implementation of </text:span><text:span text:style-name="Code2">updated(Dictionary)</text:span><text:span text:style-name="T55"> detects any kind of error in the configuration properties, it should create a new </text:span><text:span text:style-name="Code2">ConfigurationException</text:span><text:span text:style-name="T55"> which describes the problem. This can allow a management system to provide useful information to a human administrator.</text:span></text:p>
        <text:p text:style-name="P106"><text:span text:style-name="T55">If this method throws any other </text:span><text:span text:style-name="Code2">Exception</text:span><text:span text:style-name="T55">, the Configuration Admin service must catch it and should log it.</text:span></text:p>
        <text:p text:style-name="P106"><text:span text:style-name="T55">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06"><text:span text:style-name="T55">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05"><text:span text:style-name="T55">If no configuration exists for the corresponding PID, or the bundle has no access to the configuration, then the bundle must be called back with a </text:span><text:span text:style-name="Code2">null</text:span><text:span text:style-name="T55"> to signal that CM is active but there is no data.</text:span></text:p>
        <text:p text:style-name="P109"><text:span text:style-name="T56">Parameters:</text:span></text:p>
        <text:p text:style-name="P124"><text:span text:style-name="Code2">properties</text:span><text:span text:style-name="T55"> - A copy of the Configuration properties, or </text:span><text:span text:style-name="Code2">null</text:span><text:span text:style-name="T55"> . This argument must not contain the "service.bundleLocation" property. The value of this property may be obtained from the </text:span><text:span text:style-name="Code2">Configuration.getBundleLocation</text:span><text:span text:style-name="T55"> method.</text:span></text:p>
        <text:p text:style-name="P109"><text:span text:style-name="T56">Throws:</text:span></text:p>
        <text:p text:style-name="P124"><text:a xlink:type="simple" xlink:href="file:///l%22r45" text:style-name="Internet_20_link" text:visited-style-name="Visited_20_Internet_20_Link"><text:span text:style-name="T89">ConfigurationException</text:span></text:a><text:span text:style-name="T59"> - when the update fails</text:span></text:p>
        <text:p text:style-name="P77"><text:bookmark text:name="r69"/><text:span text:style-name="T52">Interface ManagedServiceFactory</text:span></text:p>
        <text:p text:style-name="P103"><text:a xlink:type="simple" xlink:href="file:///l%22r3" text:style-name="Internet_20_link" text:visited-style-name="Visited_20_Internet_20_Link"><text:span text:style-name="T62">org.osgi.service.cm</text:span></text:a></text:p>
        <text:p text:style-name="P99"/>
        <text:p text:style-name="P112"><text:span text:style-name="Code_20_Small1">@org.osgi.annotation.versioning.ConsumerType</text:span><text:line-break/><text:span text:style-name="Code2">public interface </text:span><text:span text:style-name="Code2"><text:span text:style-name="T94">ManagedServiceFactory</text:span></text:span></text:p>
        <text:p text:style-name="P102"><text:span text:style-name="T55">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02"><text:span text:style-name="T55">Each of these </text:span><text:span text:style-name="T54">service instances </text:span><text:span text:style-name="T57">is represented, in the persistent storage of the Configuration Admin service, by a factory </text:span><text:span text:style-name="Code2"><text:span text:style-name="T95">Configuration</text:span></text:span><text:span text:style-name="T57"> object that has a PID. When such a </text:span><text:span text:style-name="Code2"><text:span text:style-name="T95">Configuration</text:span></text:span><text:span text:style-name="T57"> is updated, the Configuration Admin service calls the </text:span><text:span text:style-name="Code2"><text:span text:style-name="T95">ManagedServiceFactory</text:span></text:span><text:span text:style-name="T57"> updated method with the new properties. When </text:span><text:span text:style-name="Code2"><text:span text:style-name="T95">updated</text:span></text:span><text:span text:style-name="T57">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02"><text:span text:style-name="T55">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55"> object (but it should </text:span><text:span text:style-name="T56">not </text:span><text:span text:style-name="T60">be registered as a Managed Service!).</text:span></text:p>
        <text:p text:style-name="P102"><text:span text:style-name="T55">An example that demonstrates the use of a factory. It will create serial ports under command of the Configuration Admin service.</text:span></text:p>
        <text:p text:style-name="P92"><text:line-break/><text:span text:style-name="T89">   class SerialPortFactory</text:span><text:line-break/><text:span text:style-name="T89">     implements ManagedServiceFactory {</text:span><text:line-break/><text:span text:style-name="T89">     ServiceRegistration registration;</text:span><text:line-break/><text:span text:style-name="T89">     Hashtable ports;</text:span><text:line-break/><text:span text:style-name="T89">     void start(BundleContext context) {</text:span><text:line-break/><text:span text:style-name="T89">       Hashtable properties = new Hashtable();</text:span><text:line-break/><text:span text:style-name="T89">       properties.put( Constants.SERVICE_PID,</text:span><text:line-break/><text:span text:style-name="T89">         "com.acme.serialportfactory" );</text:span><text:line-break/><text:span text:style-name="T89">       registration = context.registerService(</text:span><text:line-break/><text:span text:style-name="T89">         ManagedServiceFactory.class.getName(),</text:span><text:line-break/><text:span text:style-name="T89">         this,</text:span><text:line-break/><text:span text:style-name="T89">         properties</text:span><text:line-break/><text:span text:style-name="T89">       );</text:span><text:line-break/><text:span text:style-name="T89">     }</text:span><text:line-break/><text:span text:style-name="T89">     public void updated( String pid,</text:span><text:line-break/><text:span text:style-name="T89">       Dictionary properties  ) {</text:span><text:line-break/><text:span text:style-name="T89">       String portName = (String) properties.get("port");</text:span><text:line-break/><text:span text:style-name="T89">       SerialPortService port =</text:span><text:line-break/><text:span text:style-name="T89">         (SerialPort) ports.get( pid );</text:span><text:line-break/><text:span text:style-name="T89">       if ( port == null ) {</text:span><text:line-break/><text:span text:style-name="T89">         port = new SerialPortService();</text:span><text:line-break/><text:span text:style-name="T89">         ports.put( pid, port );</text:span><text:line-break/><text:span text:style-name="T89">         port.open();</text:span><text:line-break/><text:span text:style-name="T89">       }</text:span><text:line-break/><text:span text:style-name="T89">       if ( port.getPortName().equals(portName) )</text:span><text:line-break/><text:span text:style-name="T89">         return;</text:span><text:line-break/><text:span text:style-name="T89">       port.setPortName( portName );</text:span><text:line-break/><text:span text:style-name="T89">     }</text:span><text:line-break/><text:span text:style-name="T89">     public void deleted( String pid ) {</text:span><text:line-break/><text:span text:style-name="T89">       SerialPortService port =</text:span><text:line-break/><text:span text:style-name="T89">         (SerialPort) ports.get( pid );</text:span><text:line-break/><text:span text:style-name="T89">       port.close();</text:span><text:line-break/><text:span text:style-name="T89">       ports.remove( pid );</text:span><text:line-break/><text:span text:style-name="T89">     }</text:span><text:line-break/><text:span text:style-name="T89">     ...</text:span><text:line-break/><text:span text:style-name="T89">   }</text:span></text:p>
        <text:p text:style-name="P103"><text:soft-page-break/><text:span text:style-name="T56">ThreadSafe</text:span></text:p>
        <text:p text:style-name="P11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4"><text:span text:style-name="Summary_20_Heading_20_Font2"><text:span text:style-name="T63">Method Summary</text:span></text:span></text:p>
            </table:table-cell>
            <table:covered-table-cell/>
            <table:table-cell table:style-name="Table23.A1" office:value-type="string">
              <text:p text:style-name="P116"><text:span text:style-name="Page_20_Reference_20_Font"><text:span text:style-name="T64">Page</text:span></text:span></text:p>
            </table:table-cell>
          </table:table-row>
          <table:table-row table:style-name="Table23.1">
            <table:table-cell table:style-name="Table23.A2" office:value-type="string">
              <text:p text:style-name="P118"><text:span text:style-name="Code_20_Small1"><text:span text:style-name="T91">void</text:span></text:span></text:p>
            </table:table-cell>
            <table:table-cell table:style-name="Table23.B2" office:value-type="string">
              <text:p text:style-name="P120"><text:a xlink:type="simple" xlink:href="file:///l%22r68" text:style-name="Internet_20_link" text:visited-style-name="Visited_20_Internet_20_Link"><text:span text:style-name="T80">deleted</text:span></text:a><text:span text:style-name="Code2"><text:span text:style-name="T93">(String pid)</text:span></text:span></text:p>
              <text:p text:style-name="P122"><text:span text:style-name="T55">Remove a factory instance.</text:span></text:p>
            </table:table-cell>
            <table:table-cell table:style-name="Table23.C2" office:value-type="string">
              <text:p text:style-name="P116"><text:bookmark-ref text:reference-format="page" text:ref-name="r68">45</text:bookmark-ref></text:p>
            </table:table-cell>
          </table:table-row>
          <table:table-row table:style-name="Table23.1">
            <table:table-cell table:style-name="Table23.A3" office:value-type="string">
              <text:p text:style-name="P117"><text:span text:style-name="Code_20_Small1"><text:span text:style-name="T91">String</text:span></text:span></text:p>
            </table:table-cell>
            <table:table-cell table:style-name="Table23.B3" office:value-type="string">
              <text:p text:style-name="P119"><text:a xlink:type="simple" xlink:href="file:///l%22r66" text:style-name="Internet_20_link" text:visited-style-name="Visited_20_Internet_20_Link"><text:span text:style-name="T80">getName</text:span></text:a><text:span text:style-name="Code2"><text:span text:style-name="T93">()</text:span></text:span></text:p>
              <text:p text:style-name="P121"><text:span text:style-name="T55">Return a descriptive name of this factory.</text:span></text:p>
            </table:table-cell>
            <table:table-cell table:style-name="Table23.C3" office:value-type="string">
              <text:p text:style-name="P115"><text:bookmark-ref text:reference-format="page" text:ref-name="r66">44</text:bookmark-ref></text:p>
            </table:table-cell>
          </table:table-row>
          <table:table-row table:style-name="Table23.1">
            <table:table-cell table:style-name="Table23.A4" office:value-type="string">
              <text:p text:style-name="P117"><text:span text:style-name="Code_20_Small1"><text:span text:style-name="T91">void</text:span></text:span></text:p>
            </table:table-cell>
            <table:table-cell table:style-name="Table23.B4" office:value-type="string">
              <text:p text:style-name="P119"><text:a xlink:type="simple" xlink:href="file:///l%22r67" text:style-name="Internet_20_link" text:visited-style-name="Visited_20_Internet_20_Link"><text:span text:style-name="T80">updated</text:span></text:a><text:span text:style-name="Code2"><text:span text:style-name="T93">(String pid, Dictionary&lt;String,?&gt; properties)</text:span></text:span></text:p>
              <text:p text:style-name="P121"><text:span text:style-name="T55">Create a new instance, or update the configuration of an existing instance.</text:span></text:p>
            </table:table-cell>
            <table:table-cell table:style-name="Table23.C4" office:value-type="string">
              <text:p text:style-name="P115"><text:bookmark-ref text:reference-format="page" text:ref-name="r67">44</text:bookmark-ref></text:p>
            </table:table-cell>
          </table:table-row>
        </table:table>
        <text:p text:style-name="P79"><text:span text:style-name="T52">Method Detail</text:span></text:p>
        <text:p text:style-name="P80"><text:bookmark text:name="r66"/><text:span text:style-name="T52">getName</text:span></text:p>
        <text:p text:style-name="P93"><text:span text:style-name="Code2">String </text:span><text:span text:style-name="Code2"><text:span text:style-name="T94">getName</text:span></text:span><text:span text:style-name="Code2"><text:span text:style-name="T15">()</text:span></text:span></text:p>
        <text:p text:style-name="P105"><text:span text:style-name="T55">Return a descriptive name of this factory.</text:span></text:p>
        <text:p text:style-name="P109"><text:span text:style-name="T56">Returns:</text:span></text:p>
        <text:p text:style-name="P124"><text:span text:style-name="T55">the name for the factory, which might be localized</text:span></text:p>
        <text:p text:style-name="P133"/>
        <text:p text:style-name="P81"><text:bookmark text:name="r67"/><text:span text:style-name="T52">updated</text:span></text:p>
        <text:p text:style-name="P93"><text:span text:style-name="Code2">void </text:span><text:span text:style-name="Code2"><text:span text:style-name="T94">updated</text:span></text:span><text:span text:style-name="Code2"><text:span text:style-name="T15">(String pid,</text:span></text:span><text:line-break/><text:span text:style-name="Code2"><text:span text:style-name="T15">             Dictionary&lt;String,?&gt; properties)</text:span></text:span><text:line-break/><text:span text:style-name="Code2"><text:span text:style-name="T15">      throws </text:span></text:span><text:a xlink:type="simple" xlink:href="file:///l%22r45" text:style-name="Internet_20_link" text:visited-style-name="Visited_20_Internet_20_Link"><text:span text:style-name="T90">ConfigurationException</text:span></text:a></text:p>
        <text:p text:style-name="P106"><text:span text:style-name="T55">Create a new instance, or update the configuration of an existing instance. If the PID of the </text:span><text:span text:style-name="Code2">Configuration</text:span><text:span text:style-name="T55"> object is new for the Managed Service Factory, then create a new factory instance, using the configuration </text:span><text:span text:style-name="Code2">properties</text:span><text:span text:style-name="T55"> provided. Else, update the service instance with the provided </text:span><text:span text:style-name="Code2">properties</text:span><text:span text:style-name="T55">.</text:span></text:p>
        <text:p text:style-name="P106"><text:span text:style-name="T55">If the factory instance is registered with the Framework, then the configuration </text:span><text:span text:style-name="Code2">properties</text:span><text:span text:style-name="T55"> should be copied to its registry properties. This is not mandatory and security sensitive properties should obviously not be copied.</text:span></text:p>
        <text:p text:style-name="P106"><text:span text:style-name="T55">If this method throws any </text:span><text:span text:style-name="Code2">Exception</text:span><text:span text:style-name="T55">, the Configuration Admin service must catch it and should log it.</text:span></text:p>
        <text:p text:style-name="P106"><text:span text:style-name="T55">When the implementation of updated detects any kind of error in the configuration properties, it should create a new </text:span><text:a xlink:type="simple" xlink:href="file:///l%22r45" text:style-name="Internet_20_link" text:visited-style-name="Visited_20_Internet_20_Link"><text:span text:style-name="T89">ConfigurationException</text:span></text:a><text:span text:style-name="T59"> which describes the problem.</text:span></text:p>
        <text:p text:style-name="P106"><text:span text:style-name="T55">The Configuration Admin service must call this method asynchronously. This implies that implementors of the </text:span><text:span text:style-name="Code2">ManagedServiceFactory</text:span><text:span text:style-name="T55"> class can be assured that the callback will not take place during registration when they execute the registration in a synchronized method.</text:span></text:p>
        <text:p text:style-name="P106"><text:span text:style-name="T55">If the security allows multiple managed service factories to be called back for a single configuration then the callbacks must occur in service ranking order.</text:span></text:p>
        <text:p text:style-name="P105"><text:span text:style-name="T55">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55"> prefix and for which they have permission. Changes in the location must be reflected by deleting the corresponding configuration if the configuration is no longer visible or updating when it becomes visible.</text:span></text:p>
        <text:p text:style-name="P109"><text:span text:style-name="T56">Parameters:</text:span></text:p>
        <text:p text:style-name="P124"><text:span text:style-name="Code2">pid</text:span><text:span text:style-name="T55"> - The PID for this configuration.</text:span></text:p>
        <text:p text:style-name="P124"><text:soft-page-break/><text:span text:style-name="Code2">properties</text:span><text:span text:style-name="T55"> - A copy of the configuration properties. This argument must not contain the service.bundleLocation" property. The value of this property may be obtained from the </text:span><text:span text:style-name="Code2">Configuration.getBundleLocation</text:span><text:span text:style-name="T55"> method.</text:span></text:p>
        <text:p text:style-name="P109"><text:span text:style-name="T56">Throws:</text:span></text:p>
        <text:p text:style-name="P124"><text:a xlink:type="simple" xlink:href="file:///l%22r45" text:style-name="Internet_20_link" text:visited-style-name="Visited_20_Internet_20_Link"><text:span text:style-name="T89">ConfigurationException</text:span></text:a><text:span text:style-name="T59"> - when the configuration properties are invalid.</text:span></text:p>
        <text:p text:style-name="P133"/>
        <text:p text:style-name="P81"><text:bookmark text:name="r68"/><text:span text:style-name="T52">deleted</text:span></text:p>
        <text:p text:style-name="P93"><text:span text:style-name="Code2">void </text:span><text:span text:style-name="Code2"><text:span text:style-name="T94">deleted</text:span></text:span><text:span text:style-name="Code2"><text:span text:style-name="T15">(String pid)</text:span></text:span></text:p>
        <text:p text:style-name="P106"><text:span text:style-name="T55">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89">updated(String, Dictionary)</text:span></text:a><text:span text:style-name="T59">.</text:span></text:p>
        <text:p text:style-name="P106"><text:span text:style-name="T55">If this method throws any </text:span><text:span text:style-name="Code2">Exception</text:span><text:span text:style-name="T55">, the Configuration Admin service must catch it and should log it.</text:span></text:p>
        <text:p text:style-name="P105"><text:span text:style-name="T55">The Configuration Admin service must call this method asynchronously.</text:span></text:p>
        <text:p text:style-name="P109"><text:span text:style-name="T56">Parameters:</text:span></text:p>
        <text:p text:style-name="P124"><text:span text:style-name="Code2">pid</text:span><text:span text:style-name="T55"> - the PID of the service to be removed</text:span></text:p>
        <text:p text:style-name="P78"><text:bookmark text:name="r70"/><text:span text:style-name="T52">Interface SynchronousConfigurationListener</text:span></text:p>
        <text:p text:style-name="P103"><text:a xlink:type="simple" xlink:href="file:///l%22r3" text:style-name="Internet_20_link" text:visited-style-name="Visited_20_Internet_20_Link"><text:span text:style-name="T62">org.osgi.service.cm</text:span></text:a></text:p>
        <text:p text:style-name="P83"><text:span text:style-name="T51">All Superinterfaces:</text:span></text:p>
        <text:p text:style-name="P110"><text:a xlink:type="simple" xlink:href="file:///l%22r47" text:style-name="Internet_20_link" text:visited-style-name="Visited_20_Internet_20_Link"><text:span text:style-name="T55">ConfigurationListener</text:span></text:a></text:p>
        <text:p text:style-name="P99"/>
        <text:p text:style-name="P134"><text:span text:style-name="Code_20_Small1">@org.osgi.annotation.versioning.ConsumerType</text:span><text:line-break/><text:span text:style-name="Code2">public interface </text:span><text:span text:style-name="Code2"><text:span text:style-name="T94">SynchronousConfigurationListener</text:span></text:span></text:p>
        <text:p text:style-name="P93"><text:span text:style-name="Code2">extends </text:span><text:a xlink:type="simple" xlink:href="file:///l%22r47" text:style-name="Internet_20_link" text:visited-style-name="Visited_20_Internet_20_Link"><text:span text:style-name="T89">ConfigurationListener</text:span></text:a></text:p>
        <text:p text:style-name="P102"><text:span text:style-name="T55">Synchronous Listener for Configuration Events. When a </text:span><text:span text:style-name="Code2">ConfigurationEvent</text:span><text:span text:style-name="T55"> is fired, it is synchronously delivered to all </text:span><text:span text:style-name="Code2">SynchronousConfigurationListener</text:span><text:span text:style-name="T55">s.</text:span></text:p>
        <text:p text:style-name="P102"><text:span text:style-name="Code2">SynchronousConfigurationListener</text:span><text:span text:style-name="T55"> objects are registered with the Framework service registry and are synchronously notified with a </text:span><text:span text:style-name="Code2">ConfigurationEvent</text:span><text:span text:style-name="T55"> object when an event is fired.</text:span></text:p>
        <text:p text:style-name="P102"><text:span text:style-name="Code2">SynchronousConfigurationListener</text:span><text:span text:style-name="T55"> objects can inspect the received </text:span><text:span text:style-name="Code2">ConfigurationEvent</text:span><text:span text:style-name="T55"> object to determine its type, the PID of the </text:span><text:span text:style-name="Code2">Configuration</text:span><text:span text:style-name="T55"> object with which it is associated, and the Configuration Admin service that fired the event.</text:span></text:p>
        <text:p text:style-name="P92"><text:span text:style-name="T55">Security Considerations. Bundles wishing to synchronously monitor configuration events will require </text:span><text:span text:style-name="Code2">ServicePermission[SynchronousConfigurationListener,REGISTER]</text:span><text:span text:style-name="T55"> to register a </text:span><text:span text:style-name="Code2">SynchronousConfigurationListener</text:span><text:span text:style-name="T55"> service.</text:span></text:p>
        <text:p text:style-name="P103"><text:span text:style-name="T56">Since:</text:span></text:p>
        <text:p text:style-name="P110"><text:span text:style-name="T55">1.5</text:span></text:p>
        <text:p text:style-name="P103"><text:span text:style-name="T56">ThreadSafe</text:span></text:p>
        <text:p text:style-name="P113"/>
        <table:table table:name="Table24" table:style-name="Table24">
          <table:table-column table:style-name="Table24.A"/>
          <table:table-row table:style-name="Table24.1">
            <table:table-cell table:style-name="Table24.A1" office:value-type="string">
              <text:p text:style-name="P95"><text:span text:style-name="T56">Methods inherited from interface org.osgi.service.cm.</text:span><text:a xlink:type="simple" xlink:href="file:///l%22r47" text:style-name="Internet_20_link" text:visited-style-name="Visited_20_Internet_20_Link"><text:span text:style-name="T79">ConfigurationListener</text:span></text:a></text:p>
            </table:table-cell>
          </table:table-row>
          <table:table-row table:style-name="Table24.2">
            <table:table-cell table:style-name="Table24.A2" office:value-type="string">
              <text:p text:style-name="P95"><text:a xlink:type="simple" xlink:href="file:///l%22r46" text:style-name="Internet_20_link" text:visited-style-name="Visited_20_Internet_20_Link"><text:span text:style-name="T83">configurationEvent</text:span></text:a></text:p>
            </table:table-cell>
          </table:table-row>
        </table:table>
        <text:section text:style-name="Sect1" text:name="TextSection">
          <text:p text:style-name="P136"><text:span text:style-name="T100">Java API documentation generated with </text:span><text:a xlink:type="simple" xlink:href="http://www.filigris.com/products/docflex_javadoc/#docflex-doclet" text:style-name="Internet_20_link" text:visited-style-name="Visited_20_Internet_20_Link"><text:span text:style-name="T102">DocFlex/Doclet</text:span></text:a><text:span text:style-name="T101"> v1.5.6</text:span></text:p>
          <text:p text:style-name="P89"><text:span text:style-name="T100">DocFlex/Doclet is both a multi-format Javadoc doclet and a free edition of </text:span><text:a xlink:type="simple" xlink:href="http://www.filigris.com/products/docflex_javadoc/" text:style-name="Internet_20_link" text:visited-style-name="Visited_20_Internet_20_Link"><text:span text:style-name="T102">DocFlex/Javadoc</text:span></text:a><text:span text:style-name="T10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102">www.docflex.com</text:span></text:a></text:p>
        </text:section>
      </text:section>
      <text:p text:style-name="P35"/>
      <text:h text:style-name="P137" text:outline-level="1"><text:soft-page-break/>Considered Alternatives</text:h>
      <text:h text:style-name="Heading_20_2" text:outline-level="2"><text:span text:style-name="Source_20_Text"><text:span text:style-name="T41"/></text:span></text:h>
      <text:h text:style-name="P137" text:outline-level="1">Security Considerations</text:h>
      <text:p text:style-name="P17">Description of all known vulnerabilities this may either introduce or address as well as scenarios of how the weaknesses could be circumvented.</text:p>
      <text:h text:style-name="P137" text:outline-level="1">Document Support</text:h>
      <text:h text:style-name="P139" text:outline-level="2">References</text:h>
      <text:list xml:id="list1091989575426871553"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p text:style-name="P62"/>
        </text:list-item>
      </text:list>
      <text:p text:style-name="P32"/>
      <text:h text:style-name="P139"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Carsten Ziegeler</text:p>
          </table:table-cell>
        </table:table-row>
        <table:table-row table:style-name="Table2.1">
          <table:table-cell table:style-name="Table2.A1" office:value-type="string">
            <text:p text:style-name="P47">Company</text:p>
          </table:table-cell>
          <table:table-cell table:style-name="Table2.B1" office:value-type="string">
            <text:p text:style-name="P47">Adobe Systems Incorporated</text:p>
          </table:table-cell>
        </table:table-row>
        <table:table-row table:style-name="Table2.1">
          <table:table-cell table:style-name="Table2.A1" office:value-type="string">
            <text:p text:style-name="P47">Address</text:p>
          </table:table-cell>
          <table:table-cell table:style-name="Table2.B1" office:value-type="string">
            <text:p text:style-name="P48">Barfüsserplatz 6, 4055 Basel, Switzerland</text:p>
          </table:table-cell>
        </table:table-row>
        <table:table-row table:style-name="Table2.1">
          <table:table-cell table:style-name="Table2.A1" office:value-type="string">
            <text:p text:style-name="P47">Voice</text:p>
          </table:table-cell>
          <table:table-cell table:style-name="Table2.B1" office:value-type="string">
            <text:p text:style-name="P47">+41 61 226 55 0</text:p>
          </table:table-cell>
        </table:table-row>
        <table:table-row table:style-name="Table2.1">
          <table:table-cell table:style-name="Table2.A1" office:value-type="string">
            <text:p text:style-name="P42">e-mail</text:p>
          </table:table-cell>
          <table:table-cell table:style-name="Table2.B1" office:value-type="string">
            <text:p text:style-name="P42">cziegele@adobe.com</text:p>
          </table:table-cell>
        </table:table-row>
      </table:table>
      <text:p text:style-name="P18"/>
      <text:h text:style-name="P139" text:outline-level="2">Acronyms and Abbreviations</text:h>
      <text:p text:style-name="P18"/>
      <text:h text:style-name="P139" text:outline-level="2"><text:soft-page-break/>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48</text:page-count></text:p>
        <text:p text:style-name="Header"/>
        <text:p text:style-name="Header"><text:tab/>Draft<text:tab/> <text:modification-date style:data-style-name="N76">December 16,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1-20T09:33:52</meta:creation-date>
    <meta:editing-cycles>265</meta:editing-cycles>
    <meta:editing-duration>P1DT20H23M32S</meta:editing-duration>
    <meta:initial-creator>Carsten Ziegeler</meta:initial-creator>
    <dc:date>2016-12-16T16:44:16.780424000</dc:date>
    <dc:creator>David Bosschaert</dc:creator>
    <meta:document-statistic meta:table-count="24" meta:image-count="13" meta:object-count="0" meta:page-count="48" meta:paragraph-count="1159" meta:word-count="11069" meta:character-count="80317" meta:non-whitespace-character-count="68921"/>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